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50.75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35.2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3333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10pt" style:language-asian="zh" style:country-asian="CN" style:font-style-asian="normal" style:font-weight-asian="normal" style:font-name-complex="Ope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text-underline-style="solid" style:text-underline-width="auto" style:text-underline-color="font-color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color="#333333" style:text-outline="false" style:text-line-through-style="none" style:text-line-through-type="none" style:font-name="Open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Open Sans" style:font-size-asian="5.09999990463257pt" style:language-asian="zh" style:country-asian="CN" style:font-style-asian="normal" style:font-weight-asian="normal" style:font-name-complex="Open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Open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Open Sans" style:font-name-complex="Open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language-asian="zh" style:country-asian="CN" style:font-size-complex="10p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color="#333333" fo:language="fr" fo:country="FR" style:language-complex="hi" style:country-complex="IN" style:font-name-asian="Open Sans" style:font-name-complex="Open Sans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mil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0" table:default-cell-style-name="ce2"/>
        <table:table-row table:style-name="ro1"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Nom de la structure</text:p>
          </table:table-cell>
          <table:table-cell table:style-name="ce1" office:value-type="string" calcext:value-type="string">
            <text:p>Adresse postale</text:p>
          </table:table-cell>
          <table:table-cell table:style-name="ce1" office:value-type="string" calcext:value-type="string">
            <text:p>Numéro de téléphone</text:p>
          </table:table-cell>
          <table:table-cell table:style-name="ce1" office:value-type="string" calcext:value-type="string">
            <text:p>Site Web</text:p>
          </table:table-cell>
          <table:table-cell table:style-name="ce1" office:value-type="string" calcext:value-type="string">
            <text:p>Nom Prénom du référent</text:p>
          </table:table-cell>
          <table:table-cell table:style-name="ce1" office:value-type="string" calcext:value-type="string">
            <text:p>Mail contact</text:p>
          </table:table-cell>
          <table:table-cell table:style-name="ce1" office:value-type="string" calcext:value-type="string">
            <text:p>Activités proposées</text:p>
          </table:table-cell>
          <table:table-cell table:style-name="ce1" office:value-type="string" calcext:value-type="string">
            <text:p>Conditions d'accès</text:p>
          </table:table-cell>
          <table:table-cell table:style-name="ce1" office:value-type="string" calcext:value-type="string">
            <text:p>Accompagnement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Équipement</text:p>
          </table:table-cell>
          <table:table-cell table:style-name="ce1" office:value-type="string" calcext:value-type="string">
            <text:p>APTIC</text:p>
          </table:table-cell>
          <table:table-cell table:style-name="ce1" office:value-type="string" calcext:value-type="string">
            <text:p>Date de mise à jour</text:p>
          </table:table-cell>
          <table:table-cell table:number-columns-repeated="10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ediagraph</text:p>
          </table:table-cell>
          <table:table-cell office:value-type="string" calcext:value-type="string">
            <text:p>1 Rue d'Auvours 44000 Nantes</text:p>
          </table:table-cell>
          <table:table-cell table:style-name="ce5" office:value-type="float" office:value="240121912" calcext:value-type="float">
            <text:p>240121912</text:p>
          </table:table-cell>
          <table:table-cell table:number-columns-repeated="102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Association Centre social du chemillois</text:p>
          </table:table-cell>
          <table:table-cell office:value-type="string" calcext:value-type="string">
            <text:p>5 Rue de la Gabardière (Chemillé-Meslay) 49120 Chemillé-en-Anjou</text:p>
          </table:table-cell>
          <table:table-cell table:style-name="ce5" office:value-type="float" office:value="241305055" calcext:value-type="float">
            <text:p>241305055</text:p>
          </table:table-cell>
          <table:table-cell table:number-columns-repeated="102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Bibliothèque A Livre Ouvert</text:p>
          </table:table-cell>
          <table:table-cell office:value-type="string" calcext:value-type="string">
            <text:p>32 Avenue de la Source 44680 Sainte-Pazanne</text:p>
          </table:table-cell>
          <table:table-cell table:style-name="ce5" office:value-type="float" office:value="240026913" calcext:value-type="float">
            <text:p>240026913</text:p>
          </table:table-cell>
          <table:table-cell office:value-type="string" calcext:value-type="string">
            <text:p>http://www.bibliotheque-sainte-pazanne.net/</text:p>
          </table:table-cell>
          <table:table-cell table:number-columns-repeated="3"/>
          <table:table-cell table:style-name="ce3" office:value-type="string" calcext:value-type="string">
            <text:p><text:span text:style-name="T4">Consultations régulières + accès wifi : adhésion 8€/an  Ateliers : 5€/atelier ou 30€ le forfait annuel (CC Coeur Pays de Retz) - 10€/atelier (hors CC Coeur Pays de Retz)</text:span></text:p>
          </table:table-cell>
          <table:table-cell/>
          <table:table-cell table:style-name="ce3" office:value-type="string" calcext:value-type="string">
            <text:p><text:span text:style-name="T1">gratuit : étudiants et demandeurs d'emploi </text:span></text:p>
          </table:table-cell>
          <table:table-cell table:number-columns-repeated="101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CCAS Le Croisic</text:p>
          </table:table-cell>
          <table:table-cell office:value-type="string" calcext:value-type="string">
            <text:p>3 Rue de la Duchesse Anne 44490 Le Croisic</text:p>
          </table:table-cell>
          <table:table-cell table:style-name="ce5" office:value-type="float" office:value="228567900" calcext:value-type="float">
            <text:p>228567900</text:p>
          </table:table-cell>
          <table:table-cell office:value-type="string" calcext:value-type="string">
            <text:p>https://www.loire-atlantique.fr/jcms/classement-des-contenus/lieux/par-types-de-lieu/service/centres-communaux-d-action-sociale-ccas/centre-communal-d-action-sociale-ccas-du-croisic-fr-t1_36195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Caisse d'Allocations Familiales Clisson</text:p>
          </table:table-cell>
          <table:table-cell office:value-type="string" calcext:value-type="string">
            <text:p>2 Rue du Docteur Doussin 44190 Clisson</text:p>
          </table:table-cell>
          <table:table-cell table:style-name="ce5" office:value-type="float" office:value="240540212" calcext:value-type="float">
            <text:p>240540212</text:p>
          </table:table-cell>
          <table:table-cell office:value-type="string" calcext:value-type="string">
            <text:p>http://www.caf.fr/allocataires/caf-de-loire-atlantique/actualites</text:p>
          </table:table-cell>
          <table:table-cell table:number-columns-repeated="2"/>
          <table:table-cell table:style-name="ce6" office:value-type="string" calcext:value-type="string">
            <text:p><text:span text:style-name="T1">Relais CAF de Clisson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Bureau de la Poste Bourgneuf-en-Retz</text:p>
          </table:table-cell>
          <table:table-cell office:value-type="string" calcext:value-type="string">
            <text:p>16 Rue de la Tailée (Bourgneuf-en-Retz) 44580 Villeneuve-en-Retz</text:p>
          </table:table-cell>
          <table:table-cell table:style-name="ce5" office:value-type="float" office:value="240214485" calcext:value-type="float">
            <text:p>240214485</text:p>
          </table:table-cell>
          <table:table-cell office:value-type="string" calcext:value-type="string">
            <text:p>https://www.maisondeservicesaupublic.fr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Anim'Action</text:p>
          </table:table-cell>
          <table:table-cell office:value-type="string" calcext:value-type="string">
            <text:p>27 Rue de Pornic 44710 Port-Saint-Père</text:p>
          </table:table-cell>
          <table:table-cell table:style-name="ce5" office:value-type="float" office:value="240315318" calcext:value-type="float">
            <text:p>240315318</text:p>
          </table:table-cell>
          <table:table-cell office:value-type="string" calcext:value-type="string">
            <text:p>http://www.animaction.asso.fr/</text:p>
          </table:table-cell>
          <table:table-cell table:number-columns-repeated="3"/>
          <table:table-cell office:value-type="string" calcext:value-type="string">
            <text:p>Gratuit ou prix réd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1 BIS Place Saint-Similien 44000 Nantes</text:p>
          </table:table-cell>
          <table:table-cell/>
          <table:table-cell table:style-name="ce5"/>
          <table:table-cell office:value-type="string" calcext:value-type="string">
            <text:p>https://www.nantes.fr/ccas</text:p>
          </table:table-cell>
          <table:table-cell table:number-columns-repeated="2"/>
          <table:table-cell table:style-name="ce6" office:value-type="string" calcext:value-type="string">
            <text:p><text:span text:style-name="T1">Conseils sur les droits sociaux</text:span></text:p>
          </table:table-cell>
          <table:table-cell table:number-columns-repeated="1016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Espace jeunes du Pouliguen</text:p>
          </table:table-cell>
          <table:table-cell office:value-type="string" calcext:value-type="string">
            <text:p>4 Rue Paul Lesage 44510 Le Pouliguen</text:p>
          </table:table-cell>
          <table:table-cell table:style-name="ce5" office:value-type="float" office:value="615209605" calcext:value-type="float">
            <text:p>615209605</text:p>
          </table:table-cell>
          <table:table-cell office:value-type="string" calcext:value-type="string">
            <text:p>https://www.annuaire-administration.com/cij/point-information-jeunesse-du-pouliguen-cij-44135-01.html</text:p>
          </table:table-cell>
          <table:table-cell table:number-columns-repeated="3"/>
          <table:table-cell table:style-name="ce3" office:value-type="string" calcext:value-type="string">
            <text:p><text:span text:style-name="T1">cotisation annuelle : 15€ pour les habitants / 20€ hors-commune</text:span></text:p>
          </table:table-cell>
          <table:table-cell/>
          <table:table-cell table:style-name="ce3" office:value-type="string" calcext:value-type="string">
            <text:p><text:span text:style-name="T1">Espace jeunes à destination des 16-25 ans. Accès libre.</text:span></text:p>
          </table:table-cell>
          <table:table-cell table:number-columns-repeated="1013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Médiathèque Saint Nicolas de Redon</text:p>
          </table:table-cell>
          <table:table-cell office:value-type="string" calcext:value-type="string">
            <text:p>2 Rue de Tabago 44460 Saint-Nicolas-de-Redon</text:p>
          </table:table-cell>
          <table:table-cell table:style-name="ce5" office:value-type="string" calcext:value-type="string">
            <text:p>47.644166</text:p>
          </table:table-cell>
          <table:table-cell office:value-type="string" calcext:value-type="string">
            <text:p><text:s/>bénéficiaires minima sociaux et demandeurs d'emploi</text:p>
          </table:table-cell>
          <table:table-cell table:number-columns-repeated="2"/>
          <table:table-cell table:style-name="ce3" office:value-type="string" calcext:value-type="string">
            <text:p><text:span text:style-name="T1">Espace de lecture et d'animation comprenant un point d'accès numérique.</text:span></text:p>
          </table:table-cell>
          <table:table-cell office:value-type="string" calcext:value-type="string">
            <text:p>14€ annuel / gratuit : -18 ans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Mairie Machecoul</text:p>
          </table:table-cell>
          <table:table-cell office:value-type="string" calcext:value-type="string">
            <text:p>5 Place de l'Auditoire (Machecoul) 44270 Machecoul-Saint-Mème</text:p>
          </table:table-cell>
          <table:table-cell table:style-name="ce5" office:value-type="float" office:value="240023550" calcext:value-type="float">
            <text:p>240023550</text:p>
          </table:table-cell>
          <table:table-cell office:value-type="string" calcext:value-type="string">
            <text:p>http://www.machecoul-saint-meme.fr/</text:p>
          </table:table-cell>
          <table:table-cell table:number-columns-repeated="2"/>
          <table:table-cell office:value-type="string" calcext:value-type="string">
            <text:p>Le point numérique CAF se situe dans le hall d'accueil de la mairie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/>
          <table:table-cell office:value-type="string" calcext:value-type="string">
            <text:p>17 Rue de la Mairie 44590 Saint-Vincent-des-Landes</text:p>
          </table:table-cell>
          <table:table-cell table:style-name="ce5"/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Maison de l'emploi Derval</text:p>
          </table:table-cell>
          <table:table-cell office:value-type="string" calcext:value-type="string">
            <text:p>14 Rue de la Garlais 44590 Derval</text:p>
          </table:table-cell>
          <table:table-cell table:style-name="ce5" office:value-type="float" office:value="240818226" calcext:value-type="float">
            <text:p>240818226</text:p>
          </table:table-cell>
          <table:table-cell office:value-type="string" calcext:value-type="string">
            <text:p>http://www.mde-chateaubriant-derval.fr/site-de-derval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CCAS Grandchamp des fontaines</text:p>
          </table:table-cell>
          <table:table-cell office:value-type="string" calcext:value-type="string">
            <text:p>25 Avenue du Général de Gaulle 44119 Grandchamps-des-Fontaines</text:p>
          </table:table-cell>
          <table:table-cell table:style-name="ce5" office:value-type="float" office:value="240771326" calcext:value-type="float">
            <text:p>240771326</text:p>
          </table:table-cell>
          <table:table-cell office:value-type="string" calcext:value-type="string">
            <text:p>http://www.grandchampdesfontaines.fr/mairie/services-municipaux-1999/ccas-301.html?cHash=f7a91b93291d711ac66f686a531a2273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00" calcext:value-type="float">
            <text:p>44100</text:p>
          </table:table-cell>
          <table:table-cell/>
          <table:table-cell office:value-type="string" calcext:value-type="string">
            <text:p>1 Route de Saint-Fiacre 44190 Gorges</text:p>
          </table:table-cell>
          <table:table-cell table:style-name="ce5"/>
          <table:table-cell table:number-columns-repeated="3"/>
          <table:table-cell office:value-type="string" calcext:value-type="string">
            <text:p>L'association a pour objet de fédérer une communauté de travailleurs indépendants au sein de l'agglomération Clisson Sèvres et Maine avec 3 objectifs: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Médiathèque Jacques Lambert</text:p>
          </table:table-cell>
          <table:table-cell office:value-type="string" calcext:value-type="string">
            <text:p>Avenue de la Mer 44380 Pornichet</text:p>
          </table:table-cell>
          <table:table-cell table:style-name="ce5" office:value-type="float" office:value="251732222" calcext:value-type="float">
            <text:p>251732222</text:p>
          </table:table-cell>
          <table:table-cell office:value-type="string" calcext:value-type="string">
            <text:p>mediatheque.ville-pornichet.com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Mission locale Saint-Gildas-des-bois</text:p>
          </table:table-cell>
          <table:table-cell office:value-type="string" calcext:value-type="string">
            <text:p>17 Rue des Forges 44530 Saint-Gildas-des-Bois</text:p>
          </table:table-cell>
          <table:table-cell table:style-name="ce5" office:value-type="float" office:value="240015584" calcext:value-type="float">
            <text:p>240015584</text:p>
          </table:table-cell>
          <table:table-cell office:value-type="string" calcext:value-type="string">
            <text:p>http://www.cc-paysdepontchateau.fr/contacts/mission-locale-rurale-du-sillon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Médiathèque du Plessé</text:p>
          </table:table-cell>
          <table:table-cell office:value-type="string" calcext:value-type="string">
            <text:p>3 Espace des 3 Lieux 44630 Plessé</text:p>
          </table:table-cell>
          <table:table-cell table:style-name="ce5" office:value-type="string" calcext:value-type="string">
            <text:p>47.542975</text:p>
          </table:table-cell>
          <table:table-cell table:number-columns-repeated="4"/>
          <table:table-cell office:value-type="string" calcext:value-type="string">
            <text:p>14€ annuel / gratuit : -18 ans</text:p>
          </table:table-cell>
          <table:table-cell/>
          <table:table-cell table:style-name="ce3" office:value-type="string" calcext:value-type="string">
            <text:p><text:span text:style-name="T1"> bénéficiaires minima sociaux et demandeurs d'emploi</text:span></text:p>
          </table:table-cell>
          <table:table-cell table:number-columns-repeated="1013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Bibliothèque de Masserac</text:p>
          </table:table-cell>
          <table:table-cell office:value-type="string" calcext:value-type="string">
            <text:p>1 Rue Saint-Benoit 44290 Massérac</text:p>
          </table:table-cell>
          <table:table-cell table:style-name="ce5" office:value-type="float" office:value="240793512" calcext:value-type="float">
            <text:p>240793512</text:p>
          </table:table-cell>
          <table:table-cell office:value-type="string" calcext:value-type="string">
            <text:p>http://mediatheques.redon-agglomeration.bzh/index.php?option=com_content&amp;view=article&amp;id=490:masserac&amp;catid=14:vos-mediatheques&amp;Itemid=33</text:p>
          </table:table-cell>
          <table:table-cell table:number-columns-repeated="2"/>
          <table:table-cell office:value-type="string" calcext:value-type="string">
            <text:p>Espace de lecture et d'accès numérique.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Médiathèque Georges Sand</text:p>
          </table:table-cell>
          <table:table-cell office:value-type="string" calcext:value-type="string">
            <text:p>25 Rue de la Mairie 44160 Besné</text:p>
          </table:table-cell>
          <table:table-cell table:style-name="ce5" office:value-type="float" office:value="240617635" calcext:value-type="float">
            <text:p>240617635</text:p>
          </table:table-cell>
          <table:table-cell office:value-type="string" calcext:value-type="string">
            <text:p>http://mediatheque.besne.fr</text:p>
          </table:table-cell>
          <table:table-cell table:number-columns-repeated="2"/>
          <table:table-cell table:style-name="ce3" office:value-type="string" calcext:value-type="string">
            <text:p><text:span text:style-name="T1">Bibliothèque municipale à deux pas de la Mairie et de l’églis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CSC lamano de Nozay</text:p>
          </table:table-cell>
          <table:table-cell office:value-type="string" calcext:value-type="string">
            <text:p>Le Patis Jourdeau 44170 Nozay</text:p>
          </table:table-cell>
          <table:table-cell table:style-name="ce5" office:value-type="float" office:value="240793504" calcext:value-type="float">
            <text:p>240793504</text:p>
          </table:table-cell>
          <table:table-cell office:value-type="string" calcext:value-type="string">
            <text:p>http://lamano.centres-sociaux.fr/</text:p>
          </table:table-cell>
          <table:table-cell table:number-columns-repeated="3"/>
          <table:table-cell table:style-name="ce3" office:value-type="string" calcext:value-type="string">
            <text:p><text:span text:style-name="T1">adhésion individuelle -18 ans: 8€  adhésion individuelle +18 ans : 10€ adhésion familiale : 15€</text:span>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Bibliothèque de Saffré</text:p>
          </table:table-cell>
          <table:table-cell office:value-type="string" calcext:value-type="string">
            <text:p>Avenue du Château 44390 Saffré</text:p>
          </table:table-cell>
          <table:table-cell table:style-name="ce5" office:value-type="float" office:value="251815662" calcext:value-type="float">
            <text:p>251815662</text:p>
          </table:table-cell>
          <table:table-cell office:value-type="string" calcext:value-type="string">
            <text:p>http://www.cc-nozay-bibliotheques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Tarif: -20ans gratuit +20ans:7€  +20ans et hors CCRN : 10€</text:span></text:p>
          </table:table-cell>
          <table:table-cell table:number-columns-repeated="1015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Blibliothèque Saint-Julien-de-Vouvantes</text:p>
          </table:table-cell>
          <table:table-cell office:value-type="string" calcext:value-type="string">
            <text:p>39 Rue de la Libération 44670 Saint-Julien-de-Vouvantes</text:p>
          </table:table-cell>
          <table:table-cell table:style-name="ce5" office:value-type="float" office:value="240072476" calcext:value-type="float">
            <text:p>240072476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office:value-type="string" calcext:value-type="string">
            <text:p>Lieu de lecture et d’activités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Blibliothèque Issé</text:p>
          </table:table-cell>
          <table:table-cell office:value-type="string" calcext:value-type="string">
            <text:p>2 Rue du Chêne Piraud 44520 Issé</text:p>
          </table:table-cell>
          <table:table-cell table:style-name="ce5" office:value-type="float" office:value="240551756" calcext:value-type="float">
            <text:p>240551756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office:value-type="string" calcext:value-type="string">
            <text:p>Lieu de lecture et d’activités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Bibliothèque Le Pré aux Livres</text:p>
          </table:table-cell>
          <table:table-cell office:value-type="string" calcext:value-type="string">
            <text:p>14 Rue de la Fontaine 44410 Assérac</text:p>
          </table:table-cell>
          <table:table-cell table:style-name="ce5" office:value-type="float" office:value="240017286" calcext:value-type="float">
            <text:p>240017286</text:p>
          </table:table-cell>
          <table:table-cell office:value-type="string" calcext:value-type="string">
            <text:p>www.asserac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Bibliothèque d’Oudon</text:p>
          </table:table-cell>
          <table:table-cell office:value-type="string" calcext:value-type="string">
            <text:p>72 Rue Alphonse Fouschard 44521 Oudon</text:p>
          </table:table-cell>
          <table:table-cell table:style-name="ce5" office:value-type="float" office:value="240836195" calcext:value-type="float">
            <text:p>240836195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Il s’agit d’une bibliothèque. Vous pouvez venir lire sur place ou emprunter des documents. Vous avez également un 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4 Rue de la Roche Buttée 44530 Guenrouet</text:p>
          </table:table-cell>
          <table:table-cell table:style-name="ce5"/>
          <table:table-cell office:value-type="string" calcext:value-type="string">
            <text:p>https://www.maisondeservicesaupublic.fr/content/guenrouet-bureau-de-post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Bibliothèque La Forge aux livres</text:p>
          </table:table-cell>
          <table:table-cell office:value-type="string" calcext:value-type="string">
            <text:p>Rue Saint-Jéréme 44521 Couffé</text:p>
          </table:table-cell>
          <table:table-cell table:style-name="ce5" office:value-type="float" office:value="240963728" calcext:value-type="float">
            <text:p>240963728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Il s’agit d’une bibliothèque. Vous pouvez venir lire sur place ou emprunter des documents. Vous avez également un 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3 BIS Avenue des Noelles 44500 La Baule-Escoublac</text:p>
          </table:table-cell>
          <table:table-cell table:style-name="ce5" office:value-type="float" office:value="972723949" calcext:value-type="float">
            <text:p>972723949</text:p>
          </table:table-cell>
          <table:table-cell office:value-type="string" calcext:value-type="string">
            <text:p>https://www.pole-emploi.fr/annuaire/la-baule-guerande-44016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string" calcext:value-type="string">
            <text:p>Bibliothèque municipale "Le Pot a Mots"</text:p>
          </table:table-cell>
          <table:table-cell office:value-type="string" calcext:value-type="string">
            <text:p>Place Notre-Dame du Châtellier 44310 Saint-Lumine-de-Coutais</text:p>
          </table:table-cell>
          <table:table-cell table:style-name="ce5" office:value-type="float" office:value="240029456" calcext:value-type="float">
            <text:p>240029456</text:p>
          </table:table-cell>
          <table:table-cell table:number-columns-repeated="1020"/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string" calcext:value-type="string">
            <text:p>Centre Médico-Social</text:p>
          </table:table-cell>
          <table:table-cell office:value-type="string" calcext:value-type="string">
            <text:p>11 Rue de l'Auditoire 44680 Sainte-Pazanne</text:p>
          </table:table-cell>
          <table:table-cell table:style-name="ce5" office:value-type="float" office:value="228250980" calcext:value-type="float">
            <text:p>228250980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string" calcext:value-type="string">
            <text:p>Bibliothèque municipale Raymond Devos</text:p>
          </table:table-cell>
          <table:table-cell office:value-type="string" calcext:value-type="string">
            <text:p>Rue des Lutins 44760 Les Moutiers-en-Retz</text:p>
          </table:table-cell>
          <table:table-cell table:style-name="ce5" office:value-type="float" office:value="240827577" calcext:value-type="float">
            <text:p>240827577</text:p>
          </table:table-cell>
          <table:table-cell table:number-columns-repeated="1020"/>
        </table:table-row>
        <table:table-row table:style-name="ro1">
          <table:table-cell office:value-type="float" office:value="44130" calcext:value-type="float">
            <text:p>44130</text:p>
          </table:table-cell>
          <table:table-cell/>
          <table:table-cell office:value-type="string" calcext:value-type="string">
            <text:p>1 Rue Eugène Thomas 44300 Nant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 démarches administratives</text:span></text:p>
          </table:table-cell>
          <table:table-cell table:number-columns-repeated="1016"/>
        </table:table-row>
        <table:table-row table:style-name="ro1">
          <table:table-cell office:value-type="float" office:value="44140" calcext:value-type="float">
            <text:p>44140</text:p>
          </table:table-cell>
          <table:table-cell office:value-type="string" calcext:value-type="string">
            <text:p>Ecole d'Arts - Ateliers numériques</text:p>
          </table:table-cell>
          <table:table-cell office:value-type="string" calcext:value-type="string">
            <text:p>24 Avenue Léon Blum 44600 Saint-Nazaire</text:p>
          </table:table-cell>
          <table:table-cell table:style-name="ce5" office:value-type="float" office:value="47272408" calcext:value-type="float">
            <text:p>47272408</text:p>
          </table:table-cell>
          <table:table-cell table:number-columns-repeated="3"/>
          <table:table-cell office:value-type="string" calcext:value-type="string">
            <text:p>Création numérique Utilisation de logiciel payant (photoshop) </text:p>
          </table:table-cell>
          <table:table-cell table:style-name="ce3" office:value-type="string" calcext:value-type="string">
            <text:p><text:span text:style-name="T1"> Ateliers: 30€ pour les habitants20€  pour les -25ans 60€ hors-commune 40€ pour -25ans hors-communeaccès à l'ordinateur et libre et gratuit</text:span></text:p>
          </table:table-cell>
          <table:table-cell table:number-columns-repeated="2"/>
          <table:table-cell table:style-name="ce3" office:value-type="string" calcext:value-type="string">
            <text:p><text:span text:style-name="T1"> imprimante 3D</text:span></text:p>
          </table:table-cell>
          <table:table-cell table:number-columns-repeated="1012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Médiathèque Anne-Frank</text:p>
          </table:table-cell>
          <table:table-cell office:value-type="string" calcext:value-type="string">
            <text:p>51 Boulevard émile Broodcoorens 44600 Saint-Nazaire</text:p>
          </table:table-cell>
          <table:table-cell table:style-name="ce5"/>
          <table:table-cell table:number-columns-repeated="3"/>
          <table:table-cell office:value-type="string" calcext:value-type="string">
            <text:p><text:s/>Ateliers numériques <text:s/>Jeux-vidéos 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Médiathèque de Pont-château</text:p>
          </table:table-cell>
          <table:table-cell office:value-type="string" calcext:value-type="string">
            <text:p>3 Rue du Chène Vert 44160 Pontchâteau</text:p>
          </table:table-cell>
          <table:table-cell table:style-name="ce5" office:value-type="float" office:value="240016117" calcext:value-type="float">
            <text:p>240016117</text:p>
          </table:table-cell>
          <table:table-cell office:value-type="string" calcext:value-type="string">
            <text:p>http:// <text:a xlink:href="http://www.cc-paysdepontchateau.fr/contacts/mediatheque-de-pont-chateau" xlink:type="simple">www.cc-paysdepontchateau.fr/contacts/mediatheque-de-pont-chateau</text:a>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Médiathèque de Guenrouèt</text:p>
          </table:table-cell>
          <table:table-cell office:value-type="string" calcext:value-type="string">
            <text:p>12 Rue André Caux 44530 Guenrouet</text:p>
          </table:table-cell>
          <table:table-cell table:style-name="ce5" office:value-type="float" office:value="240878006" calcext:value-type="float">
            <text:p>240878006</text:p>
          </table:table-cell>
          <table:table-cell office:value-type="string" calcext:value-type="string">
            <text:p>http://www.guenrouet.fr/la-bibliotheque-intercommunal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Médiathèque Jules Verne</text:p>
          </table:table-cell>
          <table:table-cell office:value-type="string" calcext:value-type="string">
            <text:p>13 Rue René Laennec 44480 Donges</text:p>
          </table:table-cell>
          <table:table-cell table:style-name="ce5" office:value-type="float" office:value="240910131" calcext:value-type="float">
            <text:p>240910131</text:p>
          </table:table-cell>
          <table:table-cell office:value-type="string" calcext:value-type="string">
            <text:p>http://mediatheque.ville-donges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Office de Tourisme La Baule</text:p>
          </table:table-cell>
          <table:table-cell office:value-type="string" calcext:value-type="string">
            <text:p>8 Place de la Victoire 44500 La Baule-Escoublac</text:p>
          </table:table-cell>
          <table:table-cell table:style-name="ce5" office:value-type="float" office:value="240243444" calcext:value-type="float">
            <text:p>240243444</text:p>
          </table:table-cell>
          <table:table-cell office:value-type="string" calcext:value-type="string">
            <text:p>http://www.labaule-guerande.com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Point Info Mobile</text:p>
          </table:table-cell>
          <table:table-cell office:value-type="string" calcext:value-type="string">
            <text:p>19 Rue Général Leclerc 44510 Le Pouliguen</text:p>
          </table:table-cell>
          <table:table-cell table:style-name="ce5" office:value-type="float" office:value="240423105" calcext:value-type="float">
            <text:p>240423105</text:p>
          </table:table-cell>
          <table:table-cell office:value-type="string" calcext:value-type="string">
            <text:p>http://www.tourisme-lepouliguen.fr/wifi-au-pouliguen.html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string" calcext:value-type="string">
            <text:p>Espace civique Jacques Dubé</text:p>
          </table:table-cell>
          <table:table-cell office:value-type="string" calcext:value-type="string">
            <text:p>1 BIS Rue des Ajoncs 44600 Saint-Nazaire</text:p>
          </table:table-cell>
          <table:table-cell table:style-name="ce5" office:value-type="float" office:value="228559973" calcext:value-type="float">
            <text:p>228559973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50" calcext:value-type="float">
            <text:p>44150</text:p>
          </table:table-cell>
          <table:table-cell/>
          <table:table-cell office:value-type="string" calcext:value-type="string">
            <text:p>2 Avenue Anne de Bretagne 44350 Guérand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150" calcext:value-type="float">
            <text:p>44150</text:p>
          </table:table-cell>
          <table:table-cell/>
          <table:table-cell office:value-type="string" calcext:value-type="string">
            <text:p>81 Rue des Renards 44300 Nant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Réaliser CV et lettres de motivations</text:span></text:p>
          </table:table-cell>
          <table:table-cell table:number-columns-repeated="1016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Esplanade de Klettgau 44190 Clisson</text:p>
          </table:table-cell>
          <table:table-cell/>
          <table:table-cell table:style-name="ce5"/>
          <table:table-cell office:value-type="string" calcext:value-type="string">
            <text:p>https://gullivigne.org</text:p>
          </table:table-cell>
          <table:table-cell office:value-type="string" calcext:value-type="string">
            <text:p>Association d'utilisateurs de logiciels libres Atelier débutants bureautique</text:p>
          </table:table-cell>
          <table:table-cell table:number-columns-repeated="1018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46 Boulevard Jean Moulin 44100 Nantes</text:p>
          </table:table-cell>
          <table:table-cell/>
          <table:table-cell table:style-name="ce5"/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6 Rue Samuel de Champlain 44300 Nantes</text:p>
          </table:table-cell>
          <table:table-cell/>
          <table:table-cell table:style-name="ce5"/>
          <table:table-cell/>
          <table:table-cell table:style-name="ce3" office:value-type="string" calcext:value-type="string">
            <text:p><text:span text:style-name="T1">L'ACMNN propose diférents services au niveau des démarches numériques </text:span></text:p>
          </table:table-cell>
          <table:table-cell table:number-columns-repeated="1018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Comme un roman</text:p>
          </table:table-cell>
          <table:table-cell office:value-type="string" calcext:value-type="string">
            <text:p>2 BIS Rue Saint-Vincent 44430 Le Landreau</text:p>
          </table:table-cell>
          <table:table-cell table:style-name="ce5"/>
          <table:table-cell office:value-type="string" calcext:value-type="string">
            <text:p>http://bibliotheque.le-landreau.fr/vufind/</text:p>
          </table:table-cell>
          <table:table-cell office:value-type="string" calcext:value-type="string">
            <text:p>Espace de lecture et de documentation et bénéficiant d'un équipement numérique</text:p>
          </table:table-cell>
          <table:table-cell table:number-columns-repeated="2"/>
          <table:table-cell office:value-type="string" calcext:value-type="string">
            <text:p><text:s/>ateliers de sensibilisation sur le num├⌐rique</text:p>
          </table:table-cell>
          <table:table-cell/>
          <table:table-cell office:value-type="string" calcext:value-type="string">
            <text:p>ouvert à tous </text:p>
          </table:table-cell>
          <table:table-cell table:number-columns-repeated="1013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56 Route de la Chapelle-Sur-Erdre 44300 Nant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Guichet Unique Emploi St-Brévin-les-Pins</text:p>
          </table:table-cell>
          <table:table-cell office:value-type="string" calcext:value-type="string">
            <text:p>6 Avenue Jules Ferry 44250 Saint-Brevin-les-Pins</text:p>
          </table:table-cell>
          <table:table-cell table:style-name="ce5" office:value-type="float" office:value="240393701" calcext:value-type="float">
            <text:p>240393701</text:p>
          </table:table-cell>
          <table:table-cell office:value-type="string" calcext:value-type="string">
            <text:p>http://saint-brevin.fr/mairie/guichet-unique-emploi.html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string" calcext:value-type="string">
            <text:p>1 Rue de la Gare 44590 Lusanger</text:p>
          </table:table-cell>
          <table:table-cell/>
          <table:table-cell table:style-name="ce5"/>
          <table:table-cell office:value-type="string" calcext:value-type="string">
            <text:p>http://www.biblios-ccsd.net/</text:p>
          </table:table-cell>
          <table:table-cell table:number-columns-repeated="2"/>
          <table:table-cell office:value-type="string" calcext:value-type="string">
            <text:p>1 postes informatiques internet et outils bureautiques (excel</text:p>
          </table:table-cell>
          <table:table-cell table:number-columns-repeated="1016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Relais Accueil Proximité Petit auverné</text:p>
          </table:table-cell>
          <table:table-cell office:value-type="string" calcext:value-type="string">
            <text:p>7 Rue Sophie Trébuchet 44670 Petit-Auverné</text:p>
          </table:table-cell>
          <table:table-cell table:style-name="ce5" office:value-type="float" office:value="240555932" calcext:value-type="float">
            <text:p>240555932</text:p>
          </table:table-cell>
          <table:table-cell office:value-type="string" calcext:value-type="string">
            <text:p>http://www.rap-relais-accueil-proximite.fr/</text:p>
          </table:table-cell>
          <table:table-cell office:value-type="string" calcext:value-type="string">
            <text:p>Accompagnement dans les d├⌐marches administratives sur RDV. Stage de formation possible : 1 stage dΓÇÔinitiation et 1 stage de perfectionnement (selon les demandes des adh├⌐rents).</text:p>
          </table:table-cell>
          <table:table-cell office:value-type="string" calcext:value-type="string">
            <text:p>adh├⌐sion participative</text:p>
          </table:table-cell>
          <table:table-cell table:number-columns-repeated="1017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Médiathèque de Fay de bretagne</text:p>
          </table:table-cell>
          <table:table-cell office:value-type="string" calcext:value-type="string">
            <text:p>2 Rue Georges Sicard 44130 Fay-de-Bretagne</text:p>
          </table:table-cell>
          <table:table-cell table:style-name="ce5" office:value-type="float" office:value="240873365" calcext:value-type="float">
            <text:p>240873365</text:p>
          </table:table-cell>
          <table:table-cell office:value-type="string" calcext:value-type="string">
            <text:p>http://www.faydebretagne.fr/jsp/site/Portal.jsp?page_id=120</text:p>
          </table:table-cell>
          <table:table-cell office:value-type="string" calcext:value-type="string">
            <text:p>Espace de lecture et point d'acc├Îs num├⌐rique.</text:p>
          </table:table-cell>
          <table:table-cell table:number-columns-repeated="1018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Médiathèque de Mouais</text:p>
          </table:table-cell>
          <table:table-cell office:value-type="string" calcext:value-type="string">
            <text:p>3 Place de l'église 44590 Mouais</text:p>
          </table:table-cell>
          <table:table-cell table:style-name="ce5" office:value-type="float" office:value="240076734" calcext:value-type="float">
            <text:p>240076734</text:p>
          </table:table-cell>
          <table:table-cell office:value-type="string" calcext:value-type="string">
            <text:p>http://www.biblios-ccsd.net/</text:p>
          </table:table-cell>
          <table:table-cell table:number-columns-repeated="1019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Point Numérique CAF St-Philibert-de-Gd-Lieu</text:p>
          </table:table-cell>
          <table:table-cell office:value-type="string" calcext:value-type="string">
            <text:p>24 Rue de l'Hôtel de Ville 44310 Saint-Philbert-de-Grand-Lieu</text:p>
          </table:table-cell>
          <table:table-cell table:style-name="ce5" office:value-type="float" office:value="240789972" calcext:value-type="float">
            <text:p>240789972</text:p>
          </table:table-cell>
          <table:table-cell office:value-type="string" calcext:value-type="string">
            <text:p>http://www.stphilbert.fr/</text:p>
          </table:table-cell>
          <table:table-cell table:number-columns-repeated="1019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Bibliotheque de Rougé</text:p>
          </table:table-cell>
          <table:table-cell office:value-type="string" calcext:value-type="string">
            <text:p>1 Rue du Vieux Rouge 44660 Rougé</text:p>
          </table:table-cell>
          <table:table-cell table:style-name="ce5"/>
          <table:table-cell office:value-type="string" calcext:value-type="string">
            <text:p>http://castelbriantais.e-sezhame.fr/node/content/nid/14408</text:p>
          </table:table-cell>
          <table:table-cell table:number-columns-repeated="3"/>
          <table:table-cell table:style-name="ce3" office:value-type="string" calcext:value-type="string">
            <text:p><text:span text:style-name="T1">Gratuite pour les résidents du territoire</text:span></text:p>
          </table:table-cell>
          <table:table-cell table:number-columns-repeated="1015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Bibliotheque de Ruffigné</text:p>
          </table:table-cell>
          <table:table-cell office:value-type="string" calcext:value-type="string">
            <text:p>Rue des Jonquilles 44660 Ruffigné</text:p>
          </table:table-cell>
          <table:table-cell table:style-name="ce5" office:value-type="string" calcext:value-type="string">
            <text:p>02 28 04 02 71</text:p>
          </table:table-cell>
          <table:table-cell office:value-type="string" calcext:value-type="string">
            <text:p>http://castelbriantais.e-sezhame.fr/node/content/nid/14409</text:p>
          </table:table-cell>
          <table:table-cell table:number-columns-repeated="1019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Start'Air Jeunes Saint-Joachim</text:p>
          </table:table-cell>
          <table:table-cell office:value-type="string" calcext:value-type="string">
            <text:p>Ile de Brecun 44720 Saint-Joachim</text:p>
          </table:table-cell>
          <table:table-cell table:style-name="ce5"/>
          <table:table-cell office:value-type="string" calcext:value-type="string">
            <text:p>http://www.startair.fr/saint-joachim</text:p>
          </table:table-cell>
          <table:table-cell table:number-columns-repeated="5"/>
          <table:table-cell office:value-type="string" calcext:value-type="string">
            <text:p>Habitant de Saint-Joachim</text:p>
          </table:table-cell>
          <table:table-cell table:number-columns-repeated="1013"/>
        </table:table-row>
        <table:table-row table:style-name="ro1">
          <table:table-cell office:value-type="float" office:value="44170" calcext:value-type="float">
            <text:p>44170</text:p>
          </table:table-cell>
          <table:table-cell/>
          <table:table-cell office:value-type="string" calcext:value-type="string">
            <text:p>1 Place du Breil 44590 Sion-les-Min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Médiathèque de Malville</text:p>
          </table:table-cell>
          <table:table-cell office:value-type="string" calcext:value-type="string">
            <text:p>8 Place de l'église 44260 Malville</text:p>
          </table:table-cell>
          <table:table-cell table:style-name="ce5" office:value-type="float" office:value="47360577" calcext:value-type="float">
            <text:p>47360577</text:p>
          </table:table-cell>
          <table:table-cell table:number-columns-repeated="4"/>
          <table:table-cell office:value-type="string" calcext:value-type="string">
            <text:p>Accès imprimante payante</text:p>
          </table:table-cell>
          <table:table-cell table:number-columns-repeated="1015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Médiathèque de Bouée</text:p>
          </table:table-cell>
          <table:table-cell office:value-type="string" calcext:value-type="string">
            <text:p>8 Place de l'église 44260 Bouée</text:p>
          </table:table-cell>
          <table:table-cell table:style-name="ce5" office:value-type="float" office:value="240549787" calcext:value-type="float">
            <text:p>240549787</text:p>
          </table:table-cell>
          <table:table-cell office:value-type="string" calcext:value-type="string">
            <text:p>http://www.mediatheques.estuaire-sillon.fr/bouee</text:p>
          </table:table-cell>
          <table:table-cell office:value-type="string" calcext:value-type="string">
            <text:p>Médiathèque intercommunale d'Estuaire et Sillon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string" calcext:value-type="string">
            <text:p>Espace Multimédia Léo Lagrange</text:p>
          </table:table-cell>
          <table:table-cell office:value-type="string" calcext:value-type="string">
            <text:p>1 BIS Rue des Ajoncs 44600 Saint-Nazaire</text:p>
          </table:table-cell>
          <table:table-cell table:style-name="ce5" office:value-type="float" office:value="47267608" calcext:value-type="float">
            <text:p>47267608</text:p>
          </table:table-cell>
          <table:table-cell table:number-columns-repeated="2"/>
          <table:table-cell office:value-type="string" calcext:value-type="string">
            <text:p><text:s/>ANTS</text:p>
          </table:table-cell>
          <table:table-cell/>
          <table:table-cell office:value-type="string" calcext:value-type="string">
            <text:p>Gratuit pour les Nazairiens Payant hors commune : 15€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Bibliothèque Louise Michel</text:p>
          </table:table-cell>
          <table:table-cell office:value-type="string" calcext:value-type="string">
            <text:p>77 Rue Joliot Curie 44720 Saint-Joachim</text:p>
          </table:table-cell>
          <table:table-cell table:style-name="ce5" office:value-type="float" office:value="240616922" calcext:value-type="float">
            <text:p>240616922</text:p>
          </table:table-cell>
          <table:table-cell office:value-type="string" calcext:value-type="string">
            <text:p>http://stjoachim.opac3d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Médiathèque Colette</text:p>
          </table:table-cell>
          <table:table-cell office:value-type="string" calcext:value-type="string">
            <text:p>Rue Jean Macé 44550 Saint-Malo-de-Guersac</text:p>
          </table:table-cell>
          <table:table-cell table:style-name="ce5" office:value-type="float" office:value="240911021" calcext:value-type="float">
            <text:p>240911021</text:p>
          </table:table-cell>
          <table:table-cell office:value-type="string" calcext:value-type="string">
            <text:p>http://mediatheque-colette.opac3d.fr/search.php?action=Accueil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Médiathèque de Drefféac</text:p>
          </table:table-cell>
          <table:table-cell office:value-type="string" calcext:value-type="string">
            <text:p>1 Rue des Saules 44530 Drefféac</text:p>
          </table:table-cell>
          <table:table-cell table:style-name="ce5" office:value-type="float" office:value="240176054" calcext:value-type="float">
            <text:p>240176054</text:p>
          </table:table-cell>
          <table:table-cell office:value-type="string" calcext:value-type="string">
            <text:p>www.cc-paysdepontchateau.fr/contacts/bibliotheque-de-dreffeac-2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Mairie Point Emploi</text:p>
          </table:table-cell>
          <table:table-cell office:value-type="string" calcext:value-type="string">
            <text:p>1 Avenue de la Monneraye 44410 Herbignac</text:p>
          </table:table-cell>
          <table:table-cell table:style-name="ce5" office:value-type="float" office:value="240889001" calcext:value-type="float">
            <text:p>240889001</text:p>
          </table:table-cell>
          <table:table-cell office:value-type="string" calcext:value-type="string">
            <text:p>http://www.herbignac.com/?-Orientation-et-Emploi-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Médiathèque Mille et une pages</text:p>
          </table:table-cell>
          <table:table-cell office:value-type="string" calcext:value-type="string">
            <text:p>16 Rue émile Gabory 44330 Vallet</text:p>
          </table:table-cell>
          <table:table-cell table:style-name="ce5" office:value-type="float" office:value="24039184" calcext:value-type="float">
            <text:p>24039184</text:p>
          </table:table-cell>
          <table:table-cell office:value-type="string" calcext:value-type="string">
            <text:p>bibliotheques.cc-vallet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Bibliothèque La Meilleraye-de-Bretagne</text:p>
          </table:table-cell>
          <table:table-cell office:value-type="string" calcext:value-type="string">
            <text:p>72 Rue des Frères Temple 44520 La Meilleraye-de-Bretagne</text:p>
          </table:table-cell>
          <table:table-cell table:style-name="ce5" office:value-type="float" office:value="228504478" calcext:value-type="float">
            <text:p>228504478</text:p>
          </table:table-cell>
          <table:table-cell office:value-type="string" calcext:value-type="string">
            <text:p>http://www.cc-castelbriantais.fr/reseau-des-bibliotheques</text:p>
          </table:table-cell>
          <table:table-cell office:value-type="string" calcext:value-type="string">
            <text:p>Lieu de lecture et d'activités.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string" calcext:value-type="string">
            <text:p>Pôle Emploi Machecoul</text:p>
          </table:table-cell>
          <table:table-cell office:value-type="string" calcext:value-type="string">
            <text:p>19 Rue Marcel Brunelière (Machecoul) 44270 Machecoul-Saint-Mème</text:p>
          </table:table-cell>
          <table:table-cell table:style-name="ce5" office:value-type="float" office:value="3949" calcext:value-type="float">
            <text:p>3949</text:p>
          </table:table-cell>
          <table:table-cell office:value-type="string" calcext:value-type="string">
            <text:p>https://www.pole-emploi.fr/accueil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Médiathèque de Lavau-sur-Loire</text:p>
          </table:table-cell>
          <table:table-cell office:value-type="string" calcext:value-type="string">
            <text:p>1 BIS Rue de la Mairie 44260 Lavau-sur-Loire</text:p>
          </table:table-cell>
          <table:table-cell table:style-name="ce5" office:value-type="float" office:value="240040876" calcext:value-type="float">
            <text:p>240040876</text:p>
          </table:table-cell>
          <table:table-cell office:value-type="string" calcext:value-type="string">
            <text:p>http://mediatheques.estuaire-sillon.fr/lavausurloir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CCAS Pornic</text:p>
          </table:table-cell>
          <table:table-cell office:value-type="string" calcext:value-type="string">
            <text:p>1 Rue Jean Sarment 44210 Pornic</text:p>
          </table:table-cell>
          <table:table-cell table:style-name="ce5" office:value-type="float" office:value="240829700" calcext:value-type="float">
            <text:p>240829700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Médiathèque de Quilly</text:p>
          </table:table-cell>
          <table:table-cell office:value-type="string" calcext:value-type="string">
            <text:p>Rue de la Mairie 44750 Quilly</text:p>
          </table:table-cell>
          <table:table-cell table:style-name="ce5" office:value-type="float" office:value="970210889" calcext:value-type="float">
            <text:p>970210889</text:p>
          </table:table-cell>
          <table:table-cell office:value-type="string" calcext:value-type="string">
            <text:p>http://www.mediatheques.estuaire-sillon.fr/quilly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Maison de quartier La Bouletterie</text:p>
          </table:table-cell>
          <table:table-cell office:value-type="string" calcext:value-type="string">
            <text:p>29 Rue des Frènes 44600 Saint-Nazaire</text:p>
          </table:table-cell>
          <table:table-cell table:style-name="ce5" office:value-type="float" office:value="240703522" calcext:value-type="float">
            <text:p>240703522</text:p>
          </table:table-cell>
          <table:table-cell office:value-type="string" calcext:value-type="string">
            <text:p>http://www.fmq-saintnazaire.fr/bienvenue/index.php/les-maisons-de-quartier/la-bouletteri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Médiathèque de la Chapelle-Launay</text:p>
          </table:table-cell>
          <table:table-cell office:value-type="string" calcext:value-type="string">
            <text:p>1 Rue du Sacré-Coeur 44260 La Chapelle-Launay</text:p>
          </table:table-cell>
          <table:table-cell table:style-name="ce5"/>
          <table:table-cell office:value-type="string" calcext:value-type="string">
            <text:p>http://www.lachapellelaunay.eu/-Bibliotheque-du-Moulin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Médiathèque Jacques Fairand</text:p>
          </table:table-cell>
          <table:table-cell office:value-type="string" calcext:value-type="string">
            <text:p>2 Avenue des Quatre Vents 44360 Cordemais</text:p>
          </table:table-cell>
          <table:table-cell table:style-name="ce5" office:value-type="float" office:value="240578220" calcext:value-type="float">
            <text:p>240578220</text:p>
          </table:table-cell>
          <table:table-cell office:value-type="string" calcext:value-type="string">
            <text:p>http://www.bmcordemais.cassioweb.com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Centre Médico-Social</text:p>
          </table:table-cell>
          <table:table-cell office:value-type="string" calcext:value-type="string">
            <text:p>8 Rue de la Résistance 44250 Saint-Brevin-les-Pins</text:p>
          </table:table-cell>
          <table:table-cell table:style-name="ce5" office:value-type="float" office:value="240272585" calcext:value-type="float">
            <text:p>240272585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Office de Tourisme</text:p>
          </table:table-cell>
          <table:table-cell office:value-type="string" calcext:value-type="string">
            <text:p>Place de l'Orée du Bois 44420 Mesquer</text:p>
          </table:table-cell>
          <table:table-cell table:style-name="ce5" office:value-type="float" office:value="970210889" calcext:value-type="float">
            <text:p>970210889</text:p>
          </table:table-cell>
          <table:table-cell office:value-type="string" calcext:value-type="string">
            <text:p>http://www.mesquerquimiac.com/office-de-tourism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30" calcext:value-type="float">
            <text:p>4423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336 Rue de Chateaubriand 44150 Ancenis</text:p>
          </table:table-cell>
          <table:table-cell table:style-name="ce5" office:value-type="float" office:value="3949" calcext:value-type="float">
            <text:p>3949</text:p>
          </table:table-cell>
          <table:table-cell office:value-type="string" calcext:value-type="string">
            <text:p>https://www.pole-emploi.fr/accueil/</text:p>
          </table:table-cell>
          <table:table-cell table:number-columns-repeated="2"/>
          <table:table-cell table:style-name="ce3" office:value-type="string" calcext:value-type="string">
            <text:p><text:span text:style-name="T1">Vous trouverez ici des ordinateurs mis à votre disposition et qui vous permettront d'avoir accès à l'ensemble de l'offre de service numérique Pôle Emploi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40" calcext:value-type="float">
            <text:p>44240</text:p>
          </table:table-cell>
          <table:table-cell office:value-type="string" calcext:value-type="string">
            <text:p>3 Rue Eugène Thomas 44300 Nantes</text:p>
          </table:table-cell>
          <table:table-cell/>
          <table:table-cell table:style-name="ce5"/>
          <table:table-cell table:number-columns-repeated="6"/>
          <table:table-cell table:style-name="ce3" office:value-type="string" calcext:value-type="string">
            <text:p><text:span text:style-name="T1">Le Centre Socioculturel du Bout des pavés reçoit  dans l’espace numérique dédié aux jeunes.</text:span></text:p>
          </table:table-cell>
          <table:table-cell table:number-columns-repeated="1013"/>
        </table:table-row>
        <table:table-row table:style-name="ro1">
          <table:table-cell office:value-type="float" office:value="44240" calcext:value-type="float">
            <text:p>44240</text:p>
          </table:table-cell>
          <table:table-cell office:value-type="string" calcext:value-type="string">
            <text:p>START'AIR Jeunes</text:p>
          </table:table-cell>
          <table:table-cell office:value-type="string" calcext:value-type="string">
            <text:p>3 Rue Pablo Neruda 44550 Montoir-de-Bretagne</text:p>
          </table:table-cell>
          <table:table-cell table:style-name="ce5" office:value-type="float" office:value="240451192" calcext:value-type="float">
            <text:p>240451192</text:p>
          </table:table-cell>
          <table:table-cell office:value-type="string" calcext:value-type="string">
            <text:p>http://www.startair.fr/montoir-de-bretagn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Bibliothèque Marcel Rouvreau</text:p>
          </table:table-cell>
          <table:table-cell office:value-type="string" calcext:value-type="string">
            <text:p>Port Arthur (Anetz) 44150 Vair-sur-Loire</text:p>
          </table:table-cell>
          <table:table-cell table:style-name="ce5" office:value-type="float" office:value="240833195" calcext:value-type="float">
            <text:p>240833195</text:p>
          </table:table-cell>
          <table:table-cell office:value-type="string" calcext:value-type="string">
            <text:p>http://bibliofil.pays-ancenis.fr/</text:p>
          </table:table-cell>
          <table:table-cell office:value-type="string" calcext:value-type="string">
            <text:p>Accès à un point numérique.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10 Boulevard de l'Université 44600 Saint-Nazaire</text:p>
          </table:table-cell>
          <table:table-cell table:style-name="ce5" office:value-type="string" calcext:value-type="string">
            <text:p>09 72 72 39 49</text:p>
          </table:table-cell>
          <table:table-cell office:value-type="string" calcext:value-type="string">
            <text:p>https://www.pole-emploi.fr/annuaire/st-nazaire-44021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1 Impasse Anne de Bretagne 44350 Guérande</text:p>
          </table:table-cell>
          <table:table-cell table:style-name="ce5" office:value-type="string" calcext:value-type="string">
            <text:p>08 10 25 44 10</text:p>
          </table:table-cell>
          <table:table-cell office:value-type="string" calcext:value-type="string">
            <text:p>https://www.loire-atlantique.fr/jcms/classement-des-contenus/par-territoire/communaute-d-agglomeration-cap-atlantique/caf-relais-de-la-presqu-ile-guerandaise-fr-p2_638493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Bibliothèque Les Mots Passants</text:p>
          </table:table-cell>
          <table:table-cell office:value-type="string" calcext:value-type="string">
            <text:p>3 BIS Rue de la Bonne Fontaine 44680 Saint-Hilaire-de-Chalôns</text:p>
          </table:table-cell>
          <table:table-cell table:style-name="ce5" office:value-type="float" office:value="240317330" calcext:value-type="float">
            <text:p>240317330</text:p>
          </table:table-cell>
          <table:table-cell office:value-type="string" calcext:value-type="string">
            <text:p>http://www.saint-hilaire-de-chaleons.fr/biliotheque-2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3 Rue des Mésanges 44260 Savenay</text:p>
          </table:table-cell>
          <table:table-cell table:style-name="ce5" office:value-type="string" calcext:value-type="string">
            <text:p>0 810 25 44 10</text:p>
          </table:table-cell>
          <table:table-cell office:value-type="string" calcext:value-type="string">
            <text:p>https://www.loire-atlantique.fr/jcms/classement-des-contenus/lieux/lieux-d-info-habitat-logement/par-public/tout-public/caf-permanence-de-savenay-fr-p2_638500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Bibliothèque de Fercé</text:p>
          </table:table-cell>
          <table:table-cell office:value-type="string" calcext:value-type="string">
            <text:p>9 Rue de la Mairie 44660 Fercé</text:p>
          </table:table-cell>
          <table:table-cell table:style-name="ce5" office:value-type="float" office:value="240287553" calcext:value-type="float">
            <text:p>240287553</text:p>
          </table:table-cell>
          <table:table-cell office:value-type="string" calcext:value-type="string">
            <text:p>https://castelbriantais.e-sezhame.fr/node/content/nid/14366</text:p>
          </table:table-cell>
          <table:table-cell table:number-columns-repeated="1019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Bibliothèque de Legé</text:p>
          </table:table-cell>
          <table:table-cell office:value-type="string" calcext:value-type="string">
            <text:p>37 Rue de la Chaussée 44650 Legé</text:p>
          </table:table-cell>
          <table:table-cell table:style-name="ce5" office:value-type="float" office:value="228216220" calcext:value-type="float">
            <text:p>228216220</text:p>
          </table:table-cell>
          <table:table-cell office:value-type="string" calcext:value-type="string">
            <text:p>http://bibliotheque-lege.opac3d.fr/search.php?action=Accueil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Bibliothèque de Machecoul Saint-Meme La Virgule</text:p>
          </table:table-cell>
          <table:table-cell office:value-type="string" calcext:value-type="string">
            <text:p>7 Rue des Bouchers (Machecoul) 44270 Machecoul-Saint-Mème</text:p>
          </table:table-cell>
          <table:table-cell table:style-name="ce5" office:value-type="float" office:value="240314761" calcext:value-type="float">
            <text:p>240314761</text:p>
          </table:table-cell>
          <table:table-cell/>
          <table:table-cell office:value-type="string" calcext:value-type="string">
            <text:p>La cyber-base est au sein de la biblioth├Îque de Machecoul</text:p>
          </table:table-cell>
          <table:table-cell office:value-type="string" calcext:value-type="string">
            <text:p>ateliers payants : 3Γé¼/atelier pour les machecoulais / 4Γé¼/atelier pour les communes ext├⌐rieures</text:p>
          </table:table-cell>
          <table:table-cell table:number-columns-repeated="1017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CCAS Pornichet</text:p>
          </table:table-cell>
          <table:table-cell office:value-type="string" calcext:value-type="string">
            <text:p>115 Avenue du Général de Gaulle 44380 Pornichet</text:p>
          </table:table-cell>
          <table:table-cell table:style-name="ce5" office:value-type="float" office:value="240115538" calcext:value-type="float">
            <text:p>240115538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60" calcext:value-type="float">
            <text:p>44260</text:p>
          </table:table-cell>
          <table:table-cell/>
          <table:table-cell office:value-type="string" calcext:value-type="string">
            <text:p>7 Rue du 11 Novembre 44130 Blain</text:p>
          </table:table-cell>
          <table:table-cell table:style-name="ce5"/>
          <table:table-cell office:value-type="string" calcext:value-type="string">
            <text:p>http://csctempo.fr/?lang=fr</text:p>
          </table:table-cell>
          <table:table-cell table:number-columns-repeated="2"/>
          <table:table-cell office:value-type="string" calcext:value-type="string">
            <text:p>Lieu de rencontre et de partage autour de jeu et de la convivialité</text:p>
          </table:table-cell>
          <table:table-cell table:number-columns-repeated="1016"/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string" calcext:value-type="string">
            <text:p>Cybercentre Pornic</text:p>
          </table:table-cell>
          <table:table-cell office:value-type="string" calcext:value-type="string">
            <text:p>35 Rue Tartifume 44210 Pornic</text:p>
          </table:table-cell>
          <table:table-cell table:style-name="ce5"/>
          <table:table-cell office:value-type="string" calcext:value-type="string">
            <text:p>http://www.mediatheque-pornic.fr/</text:p>
          </table:table-cell>
          <table:table-cell table:number-columns-repeated="3"/>
          <table:table-cell office:value-type="string" calcext:value-type="string">
            <text:p><text:s/>il faut être abonné à la médiathèque et rêgler sur place si ateliers payants.</text:p>
          </table:table-cell>
          <table:table-cell table:number-columns-repeated="1015"/>
        </table:table-row>
        <table:table-row table:style-name="ro1">
          <table:table-cell office:value-type="float" office:value="44270" calcext:value-type="float">
            <text:p>44270</text:p>
          </table:table-cell>
          <table:table-cell office:value-type="string" calcext:value-type="string">
            <text:p>Espace Jean de la Fontaine</text:p>
          </table:table-cell>
          <table:table-cell office:value-type="string" calcext:value-type="string">
            <text:p>10 Rue Charles de Gaulle 44310 La Limouzinière</text:p>
          </table:table-cell>
          <table:table-cell table:style-name="ce5" office:value-type="float" office:value="240058282" calcext:value-type="float">
            <text:p>240058282</text:p>
          </table:table-cell>
          <table:table-cell office:value-type="string" calcext:value-type="string">
            <text:p>https://www.mairie-la-limouziniere.com/culture-et-loisirs/espace-jean-de-la-fontaine/</text:p>
          </table:table-cell>
          <table:table-cell table:number-columns-repeated="3"/>
          <table:table-cell table:style-name="ce3" office:value-type="string" calcext:value-type="string">
            <text:p><text:span text:style-name="T1">13€ /famille/an</text:span></text:p>
          </table:table-cell>
          <table:table-cell table:number-columns-repeated="1015"/>
        </table:table-row>
        <table:table-row table:style-name="ro1">
          <table:table-cell office:value-type="float" office:value="44270" calcext:value-type="float">
            <text:p>44270</text:p>
          </table:table-cell>
          <table:table-cell office:value-type="string" calcext:value-type="string">
            <text:p>4 Rue des Châtaigniers 44190 Clisson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Recyclerie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70" calcext:value-type="float">
            <text:p>44270</text:p>
          </table:table-cell>
          <table:table-cell office:value-type="string" calcext:value-type="string">
            <text:p>Maison de l'emploi Grandchamp-des-fontaines</text:p>
          </table:table-cell>
          <table:table-cell office:value-type="string" calcext:value-type="string">
            <text:p>1 Rue des Cèdres 44119 Grandchamps-des-Fontaines</text:p>
          </table:table-cell>
          <table:table-cell table:style-name="ce5" office:value-type="float" office:value="251121094" calcext:value-type="float">
            <text:p>251121094</text:p>
          </table:table-cell>
          <table:table-cell office:value-type="string" calcext:value-type="string">
            <text:p>http://www.cceg.fr/annuaire-des-structures-192/maison-de-l-emploi-et-de-la-formation-grandchamp-des-fontaines-85.html?cHash=f1888d85829b12fa37a18e7e73806223</text:p>
          </table:table-cell>
          <table:table-cell table:number-columns-repeated="2"/>
          <table:table-cell table:style-name="ce3" office:value-type="string" calcext:value-type="string">
            <text:p><text:span text:style-name="T1">Lieu de formation lié l'emploi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70" calcext:value-type="float">
            <text:p>44270</text:p>
          </table:table-cell>
          <table:table-cell office:value-type="string" calcext:value-type="string">
            <text:p>Médiathèque de de Derval</text:p>
          </table:table-cell>
          <table:table-cell office:value-type="string" calcext:value-type="string">
            <text:p>15 Rue de la Tour Saint-Clair 44590 Derval</text:p>
          </table:table-cell>
          <table:table-cell table:style-name="ce5" office:value-type="float" office:value="240280396" calcext:value-type="float">
            <text:p>240280396</text:p>
          </table:table-cell>
          <table:table-cell office:value-type="string" calcext:value-type="string">
            <text:p>http://www.biblios-ccsd.net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270" calcext:value-type="float">
            <text:p>44270</text:p>
          </table:table-cell>
          <table:table-cell table:style-name="ce3" office:value-type="string" calcext:value-type="string">
            <text:p><text:span text:style-name="T1">Médiathèque Lisa Bresner</text:span></text:p>
          </table:table-cell>
          <table:table-cell office:value-type="string" calcext:value-type="string">
            <text:p>23 Boulevard Émile Romanet 44100 Nant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accompagnement numérique les jeudis après-midi.</text:span></text:p>
          </table:table-cell>
          <table:table-cell table:number-columns-repeated="1016"/>
        </table:table-row>
        <table:table-row table:style-name="ro1">
          <table:table-cell office:value-type="float" office:value="44270" calcext:value-type="float">
            <text:p>44270</text:p>
          </table:table-cell>
          <table:table-cell/>
          <table:table-cell office:value-type="string" calcext:value-type="string">
            <text:p>50 Boulevard Albert Einstein 44300 Nantes</text:p>
          </table:table-cell>
          <table:table-cell table:style-name="ce5"/>
          <table:table-cell office:value-type="string" calcext:value-type="string">
            <text:p>https://www.pole-emploi.fr/accueil/</text:p>
          </table:table-cell>
          <table:table-cell table:number-columns-repeated="2"/>
          <table:table-cell office:value-type="string" calcext:value-type="string">
            <text:p>Propose des formation et accompagne les personnes individuellement sur rendez-vous</text:p>
          </table:table-cell>
          <table:table-cell table:number-columns-repeated="2"/>
          <table:table-cell office:value-type="string" calcext:value-type="string">
            <text:p>Parents et enfants</text:p>
          </table:table-cell>
          <table:table-cell table:number-columns-repeated="1013"/>
        </table:table-row>
        <table:table-row table:style-name="ro1">
          <table:table-cell office:value-type="float" office:value="44290" calcext:value-type="float">
            <text:p>44290</text:p>
          </table:table-cell>
          <table:table-cell/>
          <table:table-cell office:value-type="string" calcext:value-type="string">
            <text:p>5 Rue du Gers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290" calcext:value-type="float">
            <text:p>44290</text:p>
          </table:table-cell>
          <table:table-cell office:value-type="string" calcext:value-type="string">
            <text:p>Médiathèque Marcelle Maurette</text:p>
          </table:table-cell>
          <table:table-cell office:value-type="string" calcext:value-type="string">
            <text:p>5 Rue Saint-Jean 44290 Guémené-Penfao</text:p>
          </table:table-cell>
          <table:table-cell table:style-name="ce5" office:value-type="string" calcext:value-type="string">
            <text:p>47.627881</text:p>
          </table:table-cell>
          <table:table-cell table:number-columns-repeated="4"/>
          <table:table-cell table:style-name="ce3" office:value-type="string" calcext:value-type="string">
            <text:p><text:span text:style-name="T1">14€ annuel / gratuit : -18 ans</text:span></text:p>
          </table:table-cell>
          <table:table-cell/>
          <table:table-cell table:style-name="ce3" office:value-type="string" calcext:value-type="string">
            <text:p><text:span text:style-name="T1"> bénéficiaires minima sociaux et demandeurs d'emploi</text:span></text:p>
          </table:table-cell>
          <table:table-cell table:number-columns-repeated="1013"/>
        </table:table-row>
        <table:table-row table:style-name="ro1">
          <table:table-cell office:value-type="float" office:value="44290" calcext:value-type="float">
            <text:p>44290</text:p>
          </table:table-cell>
          <table:table-cell office:value-type="string" calcext:value-type="string">
            <text:p>Médiathèque <text:s/>d'Avessac</text:p>
          </table:table-cell>
          <table:table-cell office:value-type="string" calcext:value-type="string">
            <text:p>Rue de Plessé 44460 Avessac</text:p>
          </table:table-cell>
          <table:table-cell table:style-name="ce5" office:value-type="string" calcext:value-type="string">
            <text:p>47.652412</text:p>
          </table:table-cell>
          <table:table-cell table:number-columns-repeated="3"/>
          <table:table-cell table:style-name="ce3" office:value-type="string" calcext:value-type="string">
            <text:p><text:span text:style-name="T1">Espace de lecture et d'animation ponctuelle possédant un espace d'accès numérique.</text:span></text:p>
          </table:table-cell>
          <table:table-cell table:style-name="ce3" office:value-type="string" calcext:value-type="string">
            <text:p><text:span text:style-name="T1">14€ annuel / gratuit : -18 ans</text:span></text:p>
          </table:table-cell>
          <table:table-cell/>
          <table:table-cell table:style-name="ce3" office:value-type="string" calcext:value-type="string">
            <text:p><text:span text:style-name="T1"> bénéficiaires minima sociaux et demandeurs d'emploi</text:span></text:p>
          </table:table-cell>
          <table:table-cell table:number-columns-repeated="1013"/>
        </table:table-row>
        <table:table-row table:style-name="ro1">
          <table:table-cell office:value-type="float" office:value="44290" calcext:value-type="float">
            <text:p>44290</text:p>
          </table:table-cell>
          <table:table-cell office:value-type="string" calcext:value-type="string">
            <text:p>Pôle emploi Châteaubriant</text:p>
          </table:table-cell>
          <table:table-cell office:value-type="string" calcext:value-type="string">
            <text:p>10 Rue d'Ancenis 44110 Châteaubriant</text:p>
          </table:table-cell>
          <table:table-cell table:style-name="ce5" office:value-type="string" calcext:value-type="string">
            <text:p>39 46</text:p>
          </table:table-cell>
          <table:table-cell office:value-type="string" calcext:value-type="string">
            <text:p>https://www.pole-emploi.fr/annuaire/chateaubriant-44036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Médiathèque <text:s/>de Jans</text:p>
          </table:table-cell>
          <table:table-cell office:value-type="string" calcext:value-type="string">
            <text:p>12 Route de Nozay 44170 Jans</text:p>
          </table:table-cell>
          <table:table-cell table:style-name="ce5" office:value-type="float" office:value="240799515" calcext:value-type="float">
            <text:p>240799515</text:p>
          </table:table-cell>
          <table:table-cell office:value-type="string" calcext:value-type="string">
            <text:p>http://www.biblios-ccsd.net/cms/articleview/id/121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de Vay</text:p>
          </table:table-cell>
          <table:table-cell office:value-type="string" calcext:value-type="string">
            <text:p>5 Rue Principale 44170 Vay</text:p>
          </table:table-cell>
          <table:table-cell table:style-name="ce5" office:value-type="float" office:value="240795646" calcext:value-type="float">
            <text:p>240795646</text:p>
          </table:table-cell>
          <table:table-cell office:value-type="string" calcext:value-type="string">
            <text:p>http://www.cc-nozay-bibliotheques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-20ans:gratuit tarif +20ans:7€ habitant CCRN et 10€ Hors</text:span>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de Nozay</text:p>
          </table:table-cell>
          <table:table-cell office:value-type="string" calcext:value-type="string">
            <text:p>21 Rue Alexis Letourneau 44170 Nozay</text:p>
          </table:table-cell>
          <table:table-cell table:style-name="ce5" office:value-type="string" calcext:value-type="string">
            <text:p>02 40 79 31 65</text:p>
          </table:table-cell>
          <table:table-cell office:value-type="string" calcext:value-type="string">
            <text:p>http://www.cc-nozay-bibliotheques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-20 Ans :gratuit + 20Ans:7€+20 Hors CCRN:10€</text:span>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de Soulvache</text:p>
          </table:table-cell>
          <table:table-cell office:value-type="string" calcext:value-type="string">
            <text:p>2 Rue de la Brutz 44660 Soulvache</text:p>
          </table:table-cell>
          <table:table-cell table:style-name="ce5" office:value-type="float" office:value="240077615" calcext:value-type="float">
            <text:p>240077615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de Villepot</text:p>
          </table:table-cell>
          <table:table-cell office:value-type="string" calcext:value-type="string">
            <text:p>Rue de la Chapelle 44110 Villepot</text:p>
          </table:table-cell>
          <table:table-cell table:style-name="ce5" office:value-type="float" office:value="240281039" calcext:value-type="float">
            <text:p>240281039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LOUISFERT</text:p>
          </table:table-cell>
          <table:table-cell office:value-type="string" calcext:value-type="string">
            <text:p>4 Rue de la République 44110 Louisfert</text:p>
          </table:table-cell>
          <table:table-cell table:style-name="ce5" office:value-type="float" office:value="240813183" calcext:value-type="float">
            <text:p>240813183</text:p>
          </table:table-cell>
          <table:table-cell office:value-type="string" calcext:value-type="string">
            <text:p>https://castelbriantais.e-sezhame.fr/node/content/nid/14403</text:p>
          </table:table-cell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Club informatique Micromédia</text:p>
          </table:table-cell>
          <table:table-cell office:value-type="string" calcext:value-type="string">
            <text:p>2 Avenue des Quatre Vents 44360 Cordemais</text:p>
          </table:table-cell>
          <table:table-cell table:style-name="ce5"/>
          <table:table-cell table:number-columns-repeated="3"/>
          <table:table-cell office:value-type="string" calcext:value-type="string">
            <text:p>Un club informatique qui donne des cours collectifs ou individuels</text:p>
          </table:table-cell>
          <table:table-cell table:style-name="ce3" office:value-type="string" calcext:value-type="string">
            <text:p><text:span text:style-name="T1">50€ pour le reste du public</text:span>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Médiathèque <text:s/>de Crossac</text:p>
          </table:table-cell>
          <table:table-cell office:value-type="string" calcext:value-type="string">
            <text:p>Impasse des Petits Matelots 44160 Crossac</text:p>
          </table:table-cell>
          <table:table-cell table:style-name="ce5" office:value-type="float" office:value="240010608" calcext:value-type="float">
            <text:p>240010608</text:p>
          </table:table-cell>
          <table:table-cell office:value-type="string" calcext:value-type="string">
            <text:p>http://www.cc-paysdepontchateau.fr/contacts/bibliotheque-de-crossac-2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Bibliotheque Anita Conti</text:p>
          </table:table-cell>
          <table:table-cell office:value-type="string" calcext:value-type="string">
            <text:p>Place du Marche 44420 La Turballe</text:p>
          </table:table-cell>
          <table:table-cell table:style-name="ce5"/>
          <table:table-cell office:value-type="string" calcext:value-type="string">
            <text:p>www.laturballe.fr/info/bibliotheque_anita_conti</text:p>
          </table:table-cell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Médiathèque <text:s/>Henri Queffelec</text:p>
          </table:table-cell>
          <table:table-cell office:value-type="string" calcext:value-type="string">
            <text:p>181 Avenue du Maréchal de Lattre de Tassigny 44500 La Baule-Escoublac</text:p>
          </table:table-cell>
          <table:table-cell table:style-name="ce5" office:value-type="float" office:value="240241881" calcext:value-type="float">
            <text:p>240241881</text:p>
          </table:table-cell>
          <table:table-cell office:value-type="string" calcext:value-type="string">
            <text:p>http://www.labaule.fr/bibliotheque-henri-queffelec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Médiathèque <text:s/>municipale Barbara</text:p>
          </table:table-cell>
          <table:table-cell office:value-type="string" calcext:value-type="string">
            <text:p>7 Rue de Berry 44550 Montoir-de-Bretagne</text:p>
          </table:table-cell>
          <table:table-cell table:style-name="ce5" office:value-type="float" office:value="240701151" calcext:value-type="float">
            <text:p>240701151</text:p>
          </table:table-cell>
          <table:table-cell office:value-type="string" calcext:value-type="string">
            <text:p>http://www.mediatheque-montoir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Médiathèque <text:s/>Municipale de Trignac</text:p>
          </table:table-cell>
          <table:table-cell office:value-type="string" calcext:value-type="string">
            <text:p>Rue Émile Combes 44570 Trignac</text:p>
          </table:table-cell>
          <table:table-cell table:style-name="ce5" office:value-type="float" office:value="240903266" calcext:value-type="float">
            <text:p>240903266</text:p>
          </table:table-cell>
          <table:table-cell office:value-type="string" calcext:value-type="string">
            <text:p>http://www.mairie-trignac.fr/contacts/mediatheque-municipal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Maison de quartier de l'Immaculée- Beauregard</text:p>
          </table:table-cell>
          <table:table-cell office:value-type="string" calcext:value-type="string">
            <text:p>Route du Point du Jour 44600 Saint-Nazaire</text:p>
          </table:table-cell>
          <table:table-cell table:style-name="ce5"/>
          <table:table-cell office:value-type="string" calcext:value-type="string">
            <text:p>http:// www.fmq-saintnazaire.fr/bienvenue/index.php/les-maisons-de-quartier/immaculee-beauregardr</text:p>
          </table:table-cell>
          <table:table-cell table:number-columns-repeated="3"/>
          <table:table-cell office:value-type="string" calcext:value-type="string">
            <text:p><text:s/>sur Rendez-vous.</text:p>
          </table:table-cell>
          <table:table-cell table:number-columns-repeated="1015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Maison de quartier de Méan- Penhoë</text:p>
          </table:table-cell>
          <table:table-cell office:value-type="string" calcext:value-type="string">
            <text:p>1 Rue Émile Combes 44600 Saint-Nazaire</text:p>
          </table:table-cell>
          <table:table-cell table:style-name="ce5" office:value-type="float" office:value="240660450" calcext:value-type="float">
            <text:p>240660450</text:p>
          </table:table-cell>
          <table:table-cell office:value-type="string" calcext:value-type="string">
            <text:p>http:// www.fmq-saintnazaire.fr/bienvenue/index.php/les-maisons-de-quartier/mean-penhoet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7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Médiathèque <text:s/>Etienne Caux</text:p>
          </table:table-cell>
          <table:table-cell office:value-type="string" calcext:value-type="string">
            <text:p>6 Rue Auguste Baptiste Léchöet 44600 Saint-Nazaire</text:p>
          </table:table-cell>
          <table:table-cell table:style-name="ce5"/>
          <table:table-cell office:value-type="string" calcext:value-type="string">
            <text:p>http://www.mediatheque.mairie-saintnazaire.fr</text:p>
          </table:table-cell>
          <table:table-cell table:number-columns-repeated="2"/>
          <table:table-cell table:style-name="ce3" office:value-type="string" calcext:value-type="string">
            <text:p><text:span text:style-name="T1"> Accompagnement individuel (sur rendez-vous)</text:span></text:p>
          </table:table-cell>
          <table:table-cell table:number-columns-repeated="1016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Centre Médico-Social</text:p>
          </table:table-cell>
          <table:table-cell office:value-type="string" calcext:value-type="string">
            <text:p>Boulevard des Prises (Machecoul) 44270 Machecoul-Saint-Mème</text:p>
          </table:table-cell>
          <table:table-cell table:style-name="ce5" office:value-type="float" office:value="240785138" calcext:value-type="float">
            <text:p>240785138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20" calcext:value-type="float">
            <text:p>44320</text:p>
          </table:table-cell>
          <table:table-cell/>
          <table:table-cell office:value-type="string" calcext:value-type="string">
            <text:p>1 BIS Rue Jean Sarment 44210 Pornic</text:p>
          </table:table-cell>
          <table:table-cell table:style-name="ce5"/>
          <table:table-cell table:number-columns-repeated="3"/>
          <table:table-cell office:value-type="string" calcext:value-type="string">
            <text:p>Permanence CAF</text:p>
          </table:table-cell>
          <table:table-cell table:number-columns-repeated="1016"/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Bibliotheque Les mots passants</text:p>
          </table:table-cell>
          <table:table-cell office:value-type="string" calcext:value-type="string">
            <text:p>18 Avenue Charles Henri de Cosse Brissac (Saint-Mars-la-Jaille) 44540 Vallons-de-l'Erdre</text:p>
          </table:table-cell>
          <table:table-cell table:style-name="ce5" office:value-type="float" office:value="240973726" calcext:value-type="float">
            <text:p>240973726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Bibliotheque L'orange bleue</text:p>
          </table:table-cell>
          <table:table-cell office:value-type="string" calcext:value-type="string">
            <text:p>Rue des Chênes 44440 Riaillé</text:p>
          </table:table-cell>
          <table:table-cell table:style-name="ce5" office:value-type="float" office:value="240978592" calcext:value-type="float">
            <text:p>240978592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Maison de service au public</text:p>
          </table:table-cell>
          <table:table-cell office:value-type="string" calcext:value-type="string">
            <text:p>Rue de la Roche Buttée 44530 Guenrouet</text:p>
          </table:table-cell>
          <table:table-cell table:style-name="ce5"/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Centre Communal d'Action Sociale (CCAS) d'Herbignac</text:p>
          </table:table-cell>
          <table:table-cell office:value-type="string" calcext:value-type="string">
            <text:p>1 Avenue de la Monneraye 44410 Herbignac</text:p>
          </table:table-cell>
          <table:table-cell table:style-name="ce5" office:value-type="string" calcext:value-type="string">
            <text:p>02 40 88 86 94</text:p>
          </table:table-cell>
          <table:table-cell table:number-columns-repeated="1020"/>
        </table:table-row>
        <table:table-row table:style-name="ro1">
          <table:table-cell office:value-type="float" office:value="44340" calcext:value-type="float">
            <text:p>44340</text:p>
          </table:table-cell>
          <table:table-cell office:value-type="string" calcext:value-type="string">
            <text:p>Cybercentre Trignac</text:p>
          </table:table-cell>
          <table:table-cell office:value-type="string" calcext:value-type="string">
            <text:p>9 Rue Jean Jaurès 44570 Trignac</text:p>
          </table:table-cell>
          <table:table-cell table:style-name="ce5"/>
          <table:table-cell table:number-columns-repeated="3"/>
          <table:table-cell office:value-type="string" calcext:value-type="string">
            <text:p><text:s/>Cours Collectif et des Formation</text:p>
          </table:table-cell>
          <table:table-cell table:style-name="ce3" office:value-type="string" calcext:value-type="string">
            <text:p><text:span text:style-name="T1">12€ l'atelier + 8 € cotisation ATLC</text:span></text:p>
          </table:table-cell>
          <table:table-cell table:number-columns-repeated="2"/>
          <table:table-cell office:value-type="string" calcext:value-type="string">
            <text:p>Vidéoprojecteur</text:p>
          </table:table-cell>
          <table:table-cell table:number-columns-repeated="1012"/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Cybercentre St-Philibert-de-Gd-Lieu</text:p>
          </table:table-cell>
          <table:table-cell office:value-type="string" calcext:value-type="string">
            <text:p>12 Rue de l'Abreuvoir 44310 Saint-Philbert-de-Grand-Lieu</text:p>
          </table:table-cell>
          <table:table-cell table:style-name="ce5" office:value-type="float" office:value="240780679" calcext:value-type="float">
            <text:p>240780679</text:p>
          </table:table-cell>
          <table:table-cell office:value-type="string" calcext:value-type="string">
            <text:p>http://www.stphilbert.fr/</text:p>
          </table:table-cell>
          <table:table-cell table:number-columns-repeated="3"/>
          <table:table-cell table:style-name="ce3" office:value-type="string" calcext:value-type="string">
            <text:p><text:span text:style-name="T1">10€/an : +18 ans / gratuit : -18 ans/demandeurs d'emploi</text:span></text:p>
          </table:table-cell>
          <table:table-cell table:number-columns-repeated="1015"/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Le Passe Muraille</text:p>
          </table:table-cell>
          <table:table-cell office:value-type="string" calcext:value-type="string">
            <text:p>5 Rue des Heurthauds 44450 Saint-Julien-de-Concelles</text:p>
          </table:table-cell>
          <table:table-cell table:style-name="ce5" office:value-type="float" office:value="240365000" calcext:value-type="float">
            <text:p>240365000</text:p>
          </table:table-cell>
          <table:table-cell office:value-type="string" calcext:value-type="string">
            <text:p>https://www.mediatheque-le-passe-muraille.fr</text:p>
          </table:table-cell>
          <table:table-cell table:number-columns-repeated="2"/>
          <table:table-cell office:value-type="string" calcext:value-type="string">
            <text:p>Espace de lecture et de documentation ayant un service num├⌐rique.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Maison de l'emploi Blain</text:p>
          </table:table-cell>
          <table:table-cell office:value-type="string" calcext:value-type="string">
            <text:p>7 Rue Victor Schoelcher 44130 Blain</text:p>
          </table:table-cell>
          <table:table-cell table:style-name="ce5" office:value-type="float" office:value="240799901" calcext:value-type="float">
            <text:p>240799901</text:p>
          </table:table-cell>
          <table:table-cell office:value-type="string" calcext:value-type="string">
            <text:p>https://www.pays-de-blain.com/economie-emploi/emploi-et-formation/</text:p>
          </table:table-cell>
          <table:table-cell table:number-columns-repeated="2"/>
          <table:table-cell office:value-type="string" calcext:value-type="string">
            <text:p>Lieu d'information et de formation dans la recherche d'emploi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50" calcext:value-type="float">
            <text:p>44350</text:p>
          </table:table-cell>
          <table:table-cell/>
          <table:table-cell office:value-type="string" calcext:value-type="string">
            <text:p>3 Rue Eugène Thomas 44300 Nant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Le bénévole (écrivain public) aide à toute sorte de démarches administratives rédactions de courriers</text:span></text:p>
          </table:table-cell>
          <table:table-cell table:number-columns-repeated="1016"/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string" calcext:value-type="string">
            <text:p>Maison des habitants et du citoyen</text:p>
          </table:table-cell>
          <table:table-cell office:value-type="string" calcext:value-type="string">
            <text:p>1 Place des Lauriers 44100 Nantes</text:p>
          </table:table-cell>
          <table:table-cell table:style-name="ce5"/>
          <table:table-cell table:number-columns-repeated="3"/>
          <table:table-cell office:value-type="string" calcext:value-type="string">
            <text:p><text:s/>initiation possible sur ordinateur</text:p>
          </table:table-cell>
          <table:table-cell table:number-columns-repeated="3"/>
          <table:table-cell office:value-type="string" calcext:value-type="string">
            <text:p><text:s/>smartphone et tablette</text:p>
          </table:table-cell>
          <table:table-cell table:number-columns-repeated="1012"/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Médiathèque Geneviève Couteaux</text:p>
          </table:table-cell>
          <table:table-cell office:value-type="string" calcext:value-type="string">
            <text:p>1 Place Saint-Jacques 44190 Clisson</text:p>
          </table:table-cell>
          <table:table-cell table:style-name="ce5"/>
          <table:table-cell office:value-type="string" calcext:value-type="string">
            <text:p>https://mediatheque-clisson.net</text:p>
          </table:table-cell>
          <table:table-cell table:number-columns-repeated="2"/>
          <table:table-cell office:value-type="string" calcext:value-type="string">
            <text:p>Espace de lecture et documentation offrant un service numérique</text:p>
          </table:table-cell>
          <table:table-cell table:number-columns-repeated="1016"/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Médiathèque de Grandchamp des fontaines</text:p>
          </table:table-cell>
          <table:table-cell office:value-type="string" calcext:value-type="string">
            <text:p>Rue de Curette 44119 Grandchamps-des-Fontaines</text:p>
          </table:table-cell>
          <table:table-cell table:style-name="ce5" office:value-type="float" office:value="249623970" calcext:value-type="float">
            <text:p>249623970</text:p>
          </table:table-cell>
          <table:table-cell office:value-type="string" calcext:value-type="string">
            <text:p>http://www.grandchampdesfontaines.fr/culture-sports-loisirs/culture/mediatheque-victor-hugo-2057.html</text:p>
          </table:table-cell>
          <table:table-cell table:number-columns-repeated="2"/>
          <table:table-cell table:style-name="ce3" office:value-type="string" calcext:value-type="string">
            <text:p><text:span text:style-name="T1">Espace documentaire et point d'accès numérique.</text:span></text:p>
          </table:table-cell>
          <table:table-cell table:number-columns-repeated="1016"/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Médiathèque Lettres de mon Moulin</text:p>
          </table:table-cell>
          <table:table-cell office:value-type="string" calcext:value-type="string">
            <text:p>22 BIS Rue du Redois 44730 Saint-Michel-Chef-Chef</text:p>
          </table:table-cell>
          <table:table-cell table:style-name="ce5" office:value-type="float" office:value="240278630" calcext:value-type="float">
            <text:p>240278630</text:p>
          </table:table-cell>
          <table:table-cell office:value-type="string" calcext:value-type="string">
            <text:p>http://www.stmichelchefchef.fr/mediatheque</text:p>
          </table:table-cell>
          <table:table-cell table:number-columns-repeated="3"/>
          <table:table-cell office:value-type="string" calcext:value-type="string">
            <text:p>gratuit / impression gratuite jusqu'├¦ 5 documents</text:p>
          </table:table-cell>
          <table:table-cell table:number-columns-repeated="1015"/>
        </table:table-row>
        <table:table-row table:style-name="ro1">
          <table:table-cell office:value-type="float" office:value="44370" calcext:value-type="float">
            <text:p>44370</text:p>
          </table:table-cell>
          <table:table-cell/>
          <table:table-cell office:value-type="string" calcext:value-type="string">
            <text:p>2 Avenue Anne de Bretagne 44350 Guérand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370" calcext:value-type="float">
            <text:p>44370</text:p>
          </table:table-cell>
          <table:table-cell/>
          <table:table-cell office:value-type="string" calcext:value-type="string">
            <text:p>3 Place Maurice Renoul 44190 Gorges</text:p>
          </table:table-cell>
          <table:table-cell table:style-name="ce5"/>
          <table:table-cell table:number-columns-repeated="6"/>
          <table:table-cell table:style-name="ce3" office:value-type="string" calcext:value-type="string">
            <text:p><text:span text:style-name="T1">Espace documentaire et point d'accès numérique.</text:span></text:p>
          </table:table-cell>
          <table:table-cell table:number-columns-repeated="1013"/>
        </table:table-row>
        <table:table-row table:style-name="ro1">
          <table:table-cell office:value-type="float" office:value="44370" calcext:value-type="float">
            <text:p>44370</text:p>
          </table:table-cell>
          <table:table-cell office:value-type="string" calcext:value-type="string">
            <text:p>Point Information Jeunesse de Sainte-Pazanne</text:p>
          </table:table-cell>
          <table:table-cell office:value-type="string" calcext:value-type="string">
            <text:p>1 Rue de Bazouin 44680 Sainte-Pazanne</text:p>
          </table:table-cell>
          <table:table-cell table:style-name="ce5" office:value-type="float" office:value="240026863" calcext:value-type="float">
            <text:p>240026863</text:p>
          </table:table-cell>
          <table:table-cell office:value-type="string" calcext:value-type="string">
            <text:p>http://www.animationjeunesse.coeurpaysderetz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80" calcext:value-type="float">
            <text:p>44380</text:p>
          </table:table-cell>
          <table:table-cell office:value-type="string" calcext:value-type="string">
            <text:p>Pôle Emploi Clisson</text:p>
          </table:table-cell>
          <table:table-cell office:value-type="string" calcext:value-type="string">
            <text:p>7 Allée du Chantre 44190 Clisson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 création d'un espace personnel Pôle Emploi  aide rédaction de CV et lettre motivation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80" calcext:value-type="float">
            <text:p>44380</text:p>
          </table:table-cell>
          <table:table-cell office:value-type="string" calcext:value-type="string">
            <text:p>Bibliothèque <text:s/>Juigné-des-Moutiers</text:p>
          </table:table-cell>
          <table:table-cell office:value-type="string" calcext:value-type="string">
            <text:p>15 Chemin des écoliers 44670 Juigné-des-Moutiers</text:p>
          </table:table-cell>
          <table:table-cell table:style-name="ce5" office:value-type="string" calcext:value-type="string">
            <text:p>02 28 04 09 34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390" calcext:value-type="float">
            <text:p>44390</text:p>
          </table:table-cell>
          <table:table-cell office:value-type="string" calcext:value-type="string">
            <text:p>Bibliothèque de la grigonnais</text:p>
          </table:table-cell>
          <table:table-cell office:value-type="string" calcext:value-type="string">
            <text:p>5 Rue de l'Abbé- Merel 44170 La Grigonnais</text:p>
          </table:table-cell>
          <table:table-cell table:style-name="ce5" office:value-type="string" calcext:value-type="string">
            <text:p>02 40 87 52 07</text:p>
          </table:table-cell>
          <table:table-cell office:value-type="string" calcext:value-type="string">
            <text:p>https://www.lagrigonnais.fr/Bibliotheque-de-la-Grigonnais-Le</text:p>
          </table:table-cell>
          <table:table-cell table:number-columns-repeated="3"/>
          <table:table-cell table:style-name="ce3" office:value-type="string" calcext:value-type="string">
            <text:p><text:span text:style-name="T1">inscription pour l’emprunt de livre ou document :10€ pour une famille et 6€ individuellement</text:span></text:p>
          </table:table-cell>
          <table:table-cell table:number-columns-repeated="1015"/>
        </table:table-row>
        <table:table-row table:style-name="ro1">
          <table:table-cell office:value-type="float" office:value="44390" calcext:value-type="float">
            <text:p>44390</text:p>
          </table:table-cell>
          <table:table-cell office:value-type="string" calcext:value-type="string">
            <text:p>Bibliothèque <text:s/>de Puceul</text:p>
          </table:table-cell>
          <table:table-cell office:value-type="string" calcext:value-type="string">
            <text:p>1 Route des Gremets 44390 Puceul</text:p>
          </table:table-cell>
          <table:table-cell table:style-name="ce5" office:value-type="string" calcext:value-type="string">
            <text:p>02 40 79 28 12</text:p>
          </table:table-cell>
          <table:table-cell office:value-type="string" calcext:value-type="string">
            <text:p>http://www.cc-nozay-bibliotheques.fr/index/index/id_profil/1</text:p>
          </table:table-cell>
          <table:table-cell/>
          <table:table-cell office:value-type="string" calcext:value-type="string">
            <text:p>tarif -20ans :gratuittarif+20ans:7Γé¼ et 10Γé¼habitant hors du CCRN</text:p>
          </table:table-cell>
          <table:table-cell table:number-columns-repeated="1017"/>
        </table:table-row>
        <table:table-row table:style-name="ro1">
          <table:table-cell office:value-type="float" office:value="44390" calcext:value-type="float">
            <text:p>44390</text:p>
          </table:table-cell>
          <table:table-cell office:value-type="string" calcext:value-type="string">
            <text:p>Bibliothèque <text:s/>de Soudan</text:p>
          </table:table-cell>
          <table:table-cell office:value-type="string" calcext:value-type="string">
            <text:p>Rue Julien Masson 44110 Soudan</text:p>
          </table:table-cell>
          <table:table-cell table:style-name="ce5" office:value-type="float" office:value="240077451" calcext:value-type="float">
            <text:p>240077451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3"/>
          <table:table-cell table:style-name="ce3" office:value-type="string" calcext:value-type="string">
            <text:p><text:span text:style-name="T1">80€ hors commune</text:span></text:p>
          </table:table-cell>
          <table:table-cell table:number-columns-repeated="1015"/>
        </table:table-row>
        <table:table-row table:style-name="ro1">
          <table:table-cell office:value-type="float" office:value="44390" calcext:value-type="float">
            <text:p>44390</text:p>
          </table:table-cell>
          <table:table-cell office:value-type="string" calcext:value-type="string">
            <text:p>Cybercentre de Nozay</text:p>
          </table:table-cell>
          <table:table-cell office:value-type="string" calcext:value-type="string">
            <text:p>Route de Nort Sur Erdre 44170 Nozay</text:p>
          </table:table-cell>
          <table:table-cell table:style-name="ce5"/>
          <table:table-cell table:number-columns-repeated="4"/>
          <table:table-cell table:style-name="ce3" office:value-type="string" calcext:value-type="string">
            <text:p><text:span text:style-name="T1">Accès libre gratuit</text:span></text:p>
          </table:table-cell>
          <table:table-cell table:number-columns-repeated="1015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Bibliothèque <text:s/>de Tréffieux</text:p>
          </table:table-cell>
          <table:table-cell office:value-type="string" calcext:value-type="string">
            <text:p>2 Place Saint-Grégoire 44170 Treffieux</text:p>
          </table:table-cell>
          <table:table-cell table:style-name="ce5" office:value-type="float" office:value="240874159" calcext:value-type="float">
            <text:p>240874159</text:p>
          </table:table-cell>
          <table:table-cell office:value-type="string" calcext:value-type="string">
            <text:p>http://www.cc-nozay-bibliotheques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tarif -20ans gratuit tarif +20ans:7.00€ tarif+20 hors du CCRN:10 €</text:span></text:p>
          </table:table-cell>
          <table:table-cell table:number-columns-repeated="1015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Mairie d'Ancenis</text:p>
          </table:table-cell>
          <table:table-cell office:value-type="string" calcext:value-type="string">
            <text:p>Place du Maréchal Foch 44150 Ancenis</text:p>
          </table:table-cell>
          <table:table-cell table:style-name="ce5" office:value-type="float" office:value="240838700" calcext:value-type="float">
            <text:p>240838700</text:p>
          </table:table-cell>
          <table:table-cell office:value-type="string" calcext:value-type="string">
            <text:p>https://www.ancenis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Relais Caf du Pays de Vallet</text:p>
          </table:table-cell>
          <table:table-cell office:value-type="string" calcext:value-type="string">
            <text:p>20 Rue émile Gabory 44330 Vallet</text:p>
          </table:table-cell>
          <table:table-cell table:style-name="ce5" office:value-type="float" office:value="228039089" calcext:value-type="float">
            <text:p>228039089</text:p>
          </table:table-cell>
          <table:table-cell office:value-type="string" calcext:value-type="string">
            <text:p>http://www.caf.fr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Point relais emploi de Vallet</text:p>
          </table:table-cell>
          <table:table-cell office:value-type="string" calcext:value-type="string">
            <text:p>1 Place Charles de Gaulle 44330 Vallet</text:p>
          </table:table-cell>
          <table:table-cell table:style-name="ce5" office:value-type="float" office:value="251719212" calcext:value-type="float">
            <text:p>251719212</text:p>
          </table:table-cell>
          <table:table-cell table:number-columns-repeated="3"/>
          <table:table-cell table:style-name="ce3" office:value-type="string" calcext:value-type="string">
            <text:p><text:span text:style-name="T1">Accès libre aux ordinateurs et accompagnement aux démarches sur site de la CAF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Maison de l'Etat</text:p>
          </table:table-cell>
          <table:table-cell office:value-type="string" calcext:value-type="string">
            <text:p>Rue du Docteur Bousseau 44150 Ancenis</text:p>
          </table:table-cell>
          <table:table-cell table:style-name="ce5" office:value-type="float" office:value="240830850" calcext:value-type="float">
            <text:p>240830850</text:p>
          </table:table-cell>
          <table:table-cell office:value-type="string" calcext:value-type="string">
            <text:p>http://www.loire-atlantique.gouv.fr/Services-de-l-Etat/Prefecture-et-sous-prefectures/Sous-prefecture-de-Chateaubriant-Ancenis</text:p>
          </table:table-cell>
          <table:table-cell table:number-columns-repeated="2"/>
          <table:table-cell table:style-name="ce3" office:value-type="string" calcext:value-type="string">
            <text:p><text:span text:style-name="T1">Vous trouverez ici un point d'accès numérique et services vos démarches de certificats d'immatriculation et de permis de conduir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Médiathèque de Campbon</text:p>
          </table:table-cell>
          <table:table-cell office:value-type="string" calcext:value-type="string">
            <text:p>Rue Saint-Victor 44750 Campbon</text:p>
          </table:table-cell>
          <table:table-cell table:style-name="ce5" office:value-type="float" office:value="228018310" calcext:value-type="float">
            <text:p>228018310</text:p>
          </table:table-cell>
          <table:table-cell office:value-type="string" calcext:value-type="string">
            <text:p>http://www.mediatheques.estuaire-sillon.fr/campbon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Bibliothèque <text:s/>de Saint Gildas des Bois</text:p>
          </table:table-cell>
          <table:table-cell office:value-type="string" calcext:value-type="string">
            <text:p>17 Rue des Forges 44530 Saint-Gildas-des-Bois</text:p>
          </table:table-cell>
          <table:table-cell table:style-name="ce5" office:value-type="string" calcext:value-type="string">
            <text:p>02 40 66 74 64</text:p>
          </table:table-cell>
          <table:table-cell office:value-type="string" calcext:value-type="string">
            <text:p>paysdepontchateau.fr/contacts/bibliotheque-de-st-gildas-des-bois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Bouillon de Cultures Malville</text:p>
          </table:table-cell>
          <table:table-cell office:value-type="string" calcext:value-type="string">
            <text:p>8 Place de l'église 44260 Malville</text:p>
          </table:table-cell>
          <table:table-cell table:style-name="ce5"/>
          <table:table-cell office:value-type="string" calcext:value-type="string">
            <text:p>http://www.bouillondecultures44.fr</text:p>
          </table:table-cell>
          <table:table-cell table:number-columns-repeated="3"/>
          <table:table-cell table:style-name="ce3" office:value-type="string" calcext:value-type="string">
            <text:p><text:span text:style-name="T1">60€ par an</text:span>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Mission locale de la Presque île Guérandaise</text:p>
          </table:table-cell>
          <table:table-cell office:value-type="string" calcext:value-type="string">
            <text:p>2 Rue Louis léon 44350 Guérande</text:p>
          </table:table-cell>
          <table:table-cell table:style-name="ce5" office:value-type="float" office:value="240429676" calcext:value-type="float">
            <text:p>240429676</text:p>
          </table:table-cell>
          <table:table-cell office:value-type="string" calcext:value-type="string">
            <text:p>http://mlpresquileguerandaise.com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Bibliothèque <text:s/>de Missillac</text:p>
          </table:table-cell>
          <table:table-cell office:value-type="string" calcext:value-type="string">
            <text:p>4 Rue Fontaine Saint-Jean 44780 Missillac</text:p>
          </table:table-cell>
          <table:table-cell table:style-name="ce5" office:value-type="float" office:value="240193231" calcext:value-type="float">
            <text:p>240193231</text:p>
          </table:table-cell>
          <table:table-cell office:value-type="string" calcext:value-type="string">
            <text:p>http://www.cc-paysdepontchateau.fr/contacts/bibliotheque-de-missillac-2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CCAS Montoir-de Bretagne</text:p>
          </table:table-cell>
          <table:table-cell office:value-type="string" calcext:value-type="string">
            <text:p>65 Rue Jean Jaurès 44550 Montoir-de-Bretagne</text:p>
          </table:table-cell>
          <table:table-cell table:style-name="ce5" office:value-type="float" office:value="240454508" calcext:value-type="float">
            <text:p>240454508</text:p>
          </table:table-cell>
          <table:table-cell office:value-type="string" calcext:value-type="string">
            <text:p>http://www.montoirdebretagne.fr/Vivre-ensemble/L-action-sociale</text:p>
          </table:table-cell>
          <table:table-cell office:value-type="string" calcext:value-type="string">
            <text:p>Centre Communale d'Action Sociale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Maison de quartier La Chesnaie</text:p>
          </table:table-cell>
          <table:table-cell office:value-type="string" calcext:value-type="string">
            <text:p>1 BIS Rue des Ajoncs 44600 Saint-Nazaire</text:p>
          </table:table-cell>
          <table:table-cell table:style-name="ce5" office:value-type="float" office:value="228559990" calcext:value-type="float">
            <text:p>228559990</text:p>
          </table:table-cell>
          <table:table-cell office:value-type="string" calcext:value-type="string">
            <text:p>http://www.fmq-saintnazaire.fr/bienvenue/index.php/les-maisons-de-quartier/la-chesnai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/>
          <table:table-cell office:value-type="string" calcext:value-type="string">
            <text:p>48 Rue Edgar Degas 44600 Saint-Nazaire</text:p>
          </table:table-cell>
          <table:table-cell table:style-name="ce5"/>
          <table:table-cell table:number-columns-repeated="3"/>
          <table:table-cell office:value-type="string" calcext:value-type="string">
            <text:p>Des ateliers collectifs.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Médiathèque de Savenay</text:p>
          </table:table-cell>
          <table:table-cell office:value-type="string" calcext:value-type="string">
            <text:p>Place de l'Hôtel de Ville 44260 Savenay</text:p>
          </table:table-cell>
          <table:table-cell table:style-name="ce5" office:value-type="float" office:value="240569695" calcext:value-type="float">
            <text:p>240569695</text:p>
          </table:table-cell>
          <table:table-cell office:value-type="string" calcext:value-type="string">
            <text:p>http://www.mediatheques.estuaire-sillon.fr/savenay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Médiathèque de Sévérac</text:p>
          </table:table-cell>
          <table:table-cell office:value-type="string" calcext:value-type="string">
            <text:p>2 Rue de la Gagnerie 44530 Sévérac</text:p>
          </table:table-cell>
          <table:table-cell table:style-name="ce5" office:value-type="float" office:value="240887323" calcext:value-type="float">
            <text:p>240887323</text:p>
          </table:table-cell>
          <table:table-cell office:value-type="string" calcext:value-type="string">
            <text:p>http://www.cc-paysdepontchateau.fr/contacts/bibliotheque-de-severac-2/</text:p>
          </table:table-cell>
          <table:table-cell table:number-columns-repeated="3"/>
          <table:table-cell table:style-name="ce3" office:value-type="string" calcext:value-type="string">
            <text:p><text:span text:style-name="T1">Abonnement 11€ par an</text:span></text:p>
          </table:table-cell>
          <table:table-cell table:number-columns-repeated="1015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Bibliothèque de saint-André-des-Eaux</text:p>
          </table:table-cell>
          <table:table-cell office:value-type="string" calcext:value-type="string">
            <text:p>Rue des Guifettes 44117 Saint-André-des-Eaux</text:p>
          </table:table-cell>
          <table:table-cell table:style-name="ce5" office:value-type="float" office:value="251106264" calcext:value-type="float">
            <text:p>251106264</text:p>
          </table:table-cell>
          <table:table-cell office:value-type="string" calcext:value-type="string">
            <text:p>http://bibliotheque.saint-andre-des-eaux.fr</text:p>
          </table:table-cell>
          <table:table-cell office:value-type="string" calcext:value-type="string">
            <text:p>A cot├⌐ du terrain de football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Bibliothèque</text:p>
          </table:table-cell>
          <table:table-cell office:value-type="string" calcext:value-type="string">
            <text:p>2 Rue du Mortier Plat 44160 Sainte-Anne-sur-Brivet</text:p>
          </table:table-cell>
          <table:table-cell table:style-name="ce5" office:value-type="float" office:value="240918488" calcext:value-type="float">
            <text:p>240918488</text:p>
          </table:table-cell>
          <table:table-cell office:value-type="string" calcext:value-type="string">
            <text:p>http://www.sainte-anne-sur-brivet.fr/bibliothequ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Médiathèque de Prinquiau</text:p>
          </table:table-cell>
          <table:table-cell office:value-type="string" calcext:value-type="string">
            <text:p>16 Rue de l'église 44260 Prinquiau</text:p>
          </table:table-cell>
          <table:table-cell table:style-name="ce5" office:value-type="float" office:value="228017672" calcext:value-type="float">
            <text:p>228017672</text:p>
          </table:table-cell>
          <table:table-cell office:value-type="string" calcext:value-type="string">
            <text:p>http://www.mediatheques.estuaire-sillon.fr/prinquiau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CPAM Machecoul</text:p>
          </table:table-cell>
          <table:table-cell office:value-type="string" calcext:value-type="string">
            <text:p>16 Rue Alexandre Riou (Machecoul) 44270 Machecoul-Saint-Mèm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C.C.A.S Centre Communal Action Sociale</text:p>
          </table:table-cell>
          <table:table-cell office:value-type="string" calcext:value-type="string">
            <text:p>37 Rue Pierre Mendès France 44600 Saint-Nazaire</text:p>
          </table:table-cell>
          <table:table-cell table:style-name="ce5" office:value-type="float" office:value="240171999" calcext:value-type="float">
            <text:p>240171999</text:p>
          </table:table-cell>
          <table:table-cell office:value-type="string" calcext:value-type="string">
            <text:p>https://www.loire-atlantique.fr/jcms/classement-des-contenus/par-territoire/communaute-d-agglomeration-de-la-region-nazairienne-et-de-l-estuaire/centre-communal-d-action-sociale-ccas-de-saint-nazaire-fr-t1_35938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string" calcext:value-type="string">
            <text:p>Maison des Services au Public du secteur de Riaillé</text:p>
          </table:table-cell>
          <table:table-cell office:value-type="string" calcext:value-type="string">
            <text:p>182 Rue du Cèdre 44440 Riaillé</text:p>
          </table:table-cell>
          <table:table-cell table:style-name="ce5" office:value-type="float" office:value="240973523" calcext:value-type="float">
            <text:p>240973523</text:p>
          </table:table-cell>
          <table:table-cell office:value-type="string" calcext:value-type="string">
            <text:p>https://www.sivom-secteur-riaille.com/</text:p>
          </table:table-cell>
          <table:table-cell table:number-columns-repeated="2"/>
          <table:table-cell table:style-name="ce3" office:value-type="string" calcext:value-type="string">
            <text:p><text:span text:style-name="T1">Accompagnement dans vos démarches administratives en lign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string" calcext:value-type="string">
            <text:p>Centre socio-culturel loire divatte</text:p>
          </table:table-cell>
          <table:table-cell office:value-type="string" calcext:value-type="string">
            <text:p>2 Route Félix Praud 44450 Saint-Julien-de-Concelles</text:p>
          </table:table-cell>
          <table:table-cell table:style-name="ce5" office:value-type="float" office:value="240368776" calcext:value-type="float">
            <text:p>240368776</text:p>
          </table:table-cell>
          <table:table-cell office:value-type="string" calcext:value-type="string">
            <text:p>http://assoloiredivatte.centres-sociaux.fr/</text:p>
          </table:table-cell>
          <table:table-cell table:number-columns-repeated="1019"/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string" calcext:value-type="string">
            <text:p>Médiathèque Municipale "Livres y Médias"</text:p>
          </table:table-cell>
          <table:table-cell office:value-type="string" calcext:value-type="string">
            <text:p>2 Rue de la Morinière 44710 Port-Saint-Père</text:p>
          </table:table-cell>
          <table:table-cell table:style-name="ce5" office:value-type="float" office:value="240217827" calcext:value-type="float">
            <text:p>240217827</text:p>
          </table:table-cell>
          <table:table-cell office:value-type="string" calcext:value-type="string">
            <text:p>https//www.saintpereenretz.fr/bouger/culture/mediatheque.html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string" calcext:value-type="string">
            <text:p>Centre Médico-Social</text:p>
          </table:table-cell>
          <table:table-cell office:value-type="string" calcext:value-type="string">
            <text:p>35 Rue de la Dette 44210 Pornic</text:p>
          </table:table-cell>
          <table:table-cell table:style-name="ce5" office:value-type="float" office:value="240822030" calcext:value-type="float">
            <text:p>240822030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Bibliothèque L'école buissonnière</text:p>
          </table:table-cell>
          <table:table-cell office:value-type="string" calcext:value-type="string">
            <text:p>Square des Mésanges (Varades) 44370 Loireauxence</text:p>
          </table:table-cell>
          <table:table-cell table:style-name="ce5" office:value-type="float" office:value="240983389" calcext:value-type="float">
            <text:p>240983389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Bibliothèque Saint Exupery</text:p>
          </table:table-cell>
          <table:table-cell office:value-type="string" calcext:value-type="string">
            <text:p>40 Rue de Vieillevigne 44850 Ligné</text:p>
          </table:table-cell>
          <table:table-cell table:style-name="ce5" office:value-type="float" office:value="251122611" calcext:value-type="float">
            <text:p>251122611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Bibliothèque Les Milles et Une Pages</text:p>
          </table:table-cell>
          <table:table-cell office:value-type="string" calcext:value-type="string">
            <text:p>Boulevard des Arts/Rue des Arts 44522 Mésanger</text:p>
          </table:table-cell>
          <table:table-cell table:style-name="ce5" office:value-type="float" office:value="240968687" calcext:value-type="float">
            <text:p>240968687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Accès à un point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60" calcext:value-type="float">
            <text:p>44460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7 Place de l'église 44160 Pontchâteau</text:p>
          </table:table-cell>
          <table:table-cell table:style-name="ce5" office:value-type="string" calcext:value-type="string">
            <text:p>0 810 25 44 10</text:p>
          </table:table-cell>
          <table:table-cell office:value-type="string" calcext:value-type="string">
            <text:p>https://www.loire-atlantique.fr/jcms/classement-des-contenus/par-territoire/communaute-de-communes-du-pays-de-pont-chateau-saint-gildas-des-bois/caf-relais-de-pontchateau-fr-p2_638495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460" calcext:value-type="float">
            <text:p>44460</text:p>
          </table:table-cell>
          <table:table-cell/>
          <table:table-cell table:style-name="ce3" office:value-type="string" calcext:value-type="string">
            <text:p><text:span text:style-name="T1">2 Rue des Châtaigniers 44160 Pontchâteau</text:span></text:p>
          </table:table-cell>
          <table:table-cell table:style-name="ce5"/>
          <table:table-cell table:number-columns-repeated="4"/>
          <table:table-cell office:value-type="string" calcext:value-type="string">
            <text:p>gratuit</text:p>
          </table:table-cell>
          <table:table-cell/>
          <table:table-cell table:style-name="ce3" office:value-type="string" calcext:value-type="string">
            <text:p><text:span text:style-name="T1">Un service de proximité pour demandeurs d'emploi</text:span></text:p>
          </table:table-cell>
          <table:table-cell table:number-columns-repeated="1013"/>
        </table:table-row>
        <table:table-row table:style-name="ro1">
          <table:table-cell office:value-type="float" office:value="44480" calcext:value-type="float">
            <text:p>44480</text:p>
          </table:table-cell>
          <table:table-cell/>
          <table:table-cell office:value-type="string" calcext:value-type="string">
            <text:p>Rue de Saint-Brevin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490" calcext:value-type="float">
            <text:p>44490</text:p>
          </table:table-cell>
          <table:table-cell/>
          <table:table-cell office:value-type="string" calcext:value-type="string">
            <text:p>60 Rue de la Bottière 44300 Nant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Permanences numériques dans divers lieux sur Nantes, notamment à la Médiathèque Luce Courville et au Pôle associatif des Renards, afin d'aider le public à se familiariser avec l'outil informatique et les logiciels libres.</text:span></text:p>
          </table:table-cell>
          <table:table-cell table:number-columns-repeated="1016"/>
        </table:table-row>
        <table:table-row table:style-name="ro1">
          <table:table-cell office:value-type="float" office:value="44490" calcext:value-type="float">
            <text:p>44490</text:p>
          </table:table-cell>
          <table:table-cell/>
          <table:table-cell office:value-type="string" calcext:value-type="string">
            <text:p>24 Rue Pasteur 44410 Herbignac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édiathèque Espace Jules Verne</text:p>
          </table:table-cell>
          <table:table-cell office:value-type="string" calcext:value-type="string">
            <text:p>30 Avenue Jules Verne 44250 Saint-Brevin-les-Pins</text:p>
          </table:table-cell>
          <table:table-cell table:style-name="ce5"/>
          <table:table-cell table:number-columns-repeated="4"/>
          <table:table-cell table:style-name="ce6" office:value-type="string" calcext:value-type="string">
            <text:p><text:span text:style-name="T1">accès gratuit / impression A4 0</text:span></text:p>
          </table:table-cell>
          <table:table-cell table:number-columns-repeated="1015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aison de quartier d'Avalix</text:p>
          </table:table-cell>
          <table:table-cell office:value-type="string" calcext:value-type="string">
            <text:p>3 Rue du Docteur Albert Calmette 44600 Saint-Nazaire</text:p>
          </table:table-cell>
          <table:table-cell table:style-name="ce5"/>
          <table:table-cell table:number-columns-repeated="4"/>
          <table:table-cell table:style-name="ce8" office:value-type="string" calcext:value-type="string">
            <text:p>adultes : 7€ enfants et jeunes jusqu'à 25 ans : 4€ familles : 11€ associations : 30€</text:p>
          </table:table-cell>
          <table:table-cell table:number-columns-repeated="2"/>
          <table:table-cell office:value-type="string" calcext:value-type="string">
            <text:p><text:s/>5 ordinateur</text:p>
          </table:table-cell>
          <table:table-cell table:number-columns-repeated="1012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airie Sainte Pazanne</text:p>
          </table:table-cell>
          <table:table-cell office:value-type="string" calcext:value-type="string">
            <text:p>10 Rue de l'Hôtel de Ville 44680 Sainte-Pazanne</text:p>
          </table:table-cell>
          <table:table-cell table:style-name="ce5" office:value-type="float" office:value="240024374" calcext:value-type="float">
            <text:p>240024374</text:p>
          </table:table-cell>
          <table:table-cell office:value-type="string" calcext:value-type="string">
            <text:p>http://www.sainte-pazanne.fr/</text:p>
          </table:table-cell>
          <table:table-cell/>
          <table:table-cell table:style-name="Default"/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La Maison des habitants et du citoyen</text:p>
          </table:table-cell>
          <table:table-cell office:value-type="string" calcext:value-type="string">
            <text:p>1 Place des Lauriers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510" calcext:value-type="float">
            <text:p>44510</text:p>
          </table:table-cell>
          <table:table-cell/>
          <table:table-cell office:value-type="string" calcext:value-type="string">
            <text:p>18 Rue Saint-Martin 44170 Marsac-sur-Don</text:p>
          </table:table-cell>
          <table:table-cell table:style-name="ce5"/>
          <table:table-cell table:number-columns-repeated="4"/>
          <table:table-cell office:value-type="string" calcext:value-type="string">
            <text:p>wifi gratuite</text:p>
          </table:table-cell>
          <table:table-cell table:number-columns-repeated="2"/>
          <table:table-cell table:style-name="ce3" office:value-type="string" calcext:value-type="string">
            <text:p><text:span text:style-name="T1">1 postes informatiques internet et outils bureautiques</text:span></text:p>
          </table:table-cell>
          <table:table-cell table:number-columns-repeated="1012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Les Quatres Vents</text:p>
          </table:table-cell>
          <table:table-cell office:value-type="string" calcext:value-type="string">
            <text:p>4 Rue du Jeu de Paume 44430 Le Loroux-Bottereau</text:p>
          </table:table-cell>
          <table:table-cell table:style-name="ce5" office:value-type="float" office:value="240338276" calcext:value-type="float">
            <text:p>240338276</text:p>
          </table:table-cell>
          <table:table-cell office:value-type="string" calcext:value-type="string">
            <text:p>https://www.mediatheque-loroux-bottereau.net</text:p>
          </table:table-cell>
          <table:table-cell table:number-columns-repeated="2"/>
          <table:table-cell table:style-name="ce3" office:value-type="string" calcext:value-type="string">
            <text:p><text:span text:style-name="T1">Espace de lecture et de documentation ayant un service numérique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Point d'accueil CPAM Guémené-Penfao</text:p>
          </table:table-cell>
          <table:table-cell office:value-type="string" calcext:value-type="string">
            <text:p>2 Rue de Besle 44290 Guémené-Penfao</text:p>
          </table:table-cell>
          <table:table-cell table:style-name="ce5" office:value-type="float" office:value="3646" calcext:value-type="float">
            <text:p>3646</text:p>
          </table:table-cell>
          <table:table-cell office:value-type="string" calcext:value-type="string">
            <text:p>https://www.ameli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Bibliothèque d'Abbaretz</text:p>
          </table:table-cell>
          <table:table-cell office:value-type="string" calcext:value-type="string">
            <text:p>8 Rue des écoles 44170 Abbaretz</text:p>
          </table:table-cell>
          <table:table-cell table:style-name="ce5" office:value-type="float" office:value="240872184" calcext:value-type="float">
            <text:p>240872184</text:p>
          </table:table-cell>
          <table:table-cell office:value-type="string" calcext:value-type="string">
            <text:p>http://www.cc-nozay-bibliotheques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Tarif -20 ans : gratuit. Tarif + 20 ans : 7.00€. Tarif + 20 ans hors Communauté de Communes de la Région de Nozay :10.00 €</text:span></text:p>
          </table:table-cell>
          <table:table-cell table:number-columns-repeated="1015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Bibliothèque Moisdon-la-rivière</text:p>
          </table:table-cell>
          <table:table-cell office:value-type="string" calcext:value-type="string">
            <text:p>Place de l'église 44520 Moisdon-la-Rivi├Îre</text:p>
          </table:table-cell>
          <table:table-cell table:style-name="ce5" office:value-type="string" calcext:value-type="string">
            <text:p>02 40 07 59 88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Bibliothèque Noyal-sur-Brutz</text:p>
          </table:table-cell>
          <table:table-cell office:value-type="string" calcext:value-type="string">
            <text:p>5 Rue des Troènes 44110 Noyal-sur-Brutz</text:p>
          </table:table-cell>
          <table:table-cell table:style-name="ce5" office:value-type="string" calcext:value-type="string">
            <text:p>02 40 28 09 58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6"/>
          <table:table-cell office:value-type="string" calcext:value-type="string">
            <text:p>1 poste informatique à disposition</text:p>
          </table:table-cell>
          <table:table-cell table:number-columns-repeated="1012"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Bliblioth├Îque Erbray</text:p>
          </table:table-cell>
          <table:table-cell office:value-type="string" calcext:value-type="string">
            <text:p>4 Rue du Rocher 44110 Erbray</text:p>
          </table:table-cell>
          <table:table-cell table:style-name="ce5" office:value-type="string" calcext:value-type="string">
            <text:p>02 40 28 35 32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Axetic</text:p>
          </table:table-cell>
          <table:table-cell office:value-type="string" calcext:value-type="string">
            <text:p>45 Rue de Châteaubriant 44590 Sion-les-Mine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création de site web</text:span></text:p>
          </table:table-cell>
          <table:table-cell table:number-columns-repeated="1016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Bibliothèque La chapelle glain</text:p>
          </table:table-cell>
          <table:table-cell office:value-type="string" calcext:value-type="string">
            <text:p>Saint-René 44670 La Chapelle-Glain</text:p>
          </table:table-cell>
          <table:table-cell table:style-name="ce5" office:value-type="float" office:value="240810333" calcext:value-type="float">
            <text:p>240810333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Bibliothèque Petit auverné</text:p>
          </table:table-cell>
          <table:table-cell office:value-type="string" calcext:value-type="string">
            <text:p>7 Rue Sophie Trébuchet 44670 Petit-Auverné</text:p>
          </table:table-cell>
          <table:table-cell table:style-name="ce5" office:value-type="string" calcext:value-type="string">
            <text:p>02 40 07 79 76</text:p>
          </table:table-cell>
          <table:table-cell office:value-type="string" calcext:value-type="string">
            <text:p>http://www.cc-castelbriantais.fr/reseau-des-bibliotheques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30" calcext:value-type="float">
            <text:p>44530</text:p>
          </table:table-cell>
          <table:table-cell/>
          <table:table-cell office:value-type="string" calcext:value-type="string">
            <text:p>5 Place Armand de Béthune 44150 Ancenis</text:p>
          </table:table-cell>
          <table:table-cell table:style-name="ce5"/>
          <table:table-cell office:value-type="string" calcext:value-type="string">
            <text:p>https://fablabancenis.wordpress.com/</text:p>
          </table:table-cell>
          <table:table-cell table:number-columns-repeated="5"/>
          <table:table-cell office:value-type="string" calcext:value-type="string">
            <text:p>ouvert à tous </text:p>
          </table:table-cell>
          <table:table-cell office:value-type="string" calcext:value-type="string">
            <text:p>Machines</text:p>
          </table:table-cell>
          <table:table-cell table:number-columns-repeated="1012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2 Rue de la Brière 44410 Saint-Lyphard</text:p>
          </table:table-cell>
          <table:table-cell table:style-name="ce5"/>
          <table:table-cell office:value-type="string" calcext:value-type="string">
            <text:p>https://www.maisondeservicesaupublic.fr/content/saint-lyphard-bureau-de-post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Relais CAF</text:p>
          </table:table-cell>
          <table:table-cell office:value-type="string" calcext:value-type="string">
            <text:p>2 Place Pierre Semard 44600 Saint-Nazaire</text:p>
          </table:table-cell>
          <table:table-cell table:style-name="ce5" office:value-type="string" calcext:value-type="string">
            <text:p>0 810 25 44 10</text:p>
          </table:table-cell>
          <table:table-cell office:value-type="string" calcext:value-type="string">
            <text:p>https://www.loire-atlantique.fr/jcms/classement-des-contenus/par-territoire/communaute-d-agglomeration-de-la-region-nazairienne-et-de-l-estuaire/caf-antenne-de-saint-nazaire-fr-p1_638486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30" calcext:value-type="float">
            <text:p>44530</text:p>
          </table:table-cell>
          <table:table-cell/>
          <table:table-cell office:value-type="string" calcext:value-type="string">
            <text:p>30 Place Francis Robert 44150 Anceni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4 types de prestations ouvertes à tous </text:span></text:p>
          </table:table-cell>
          <table:table-cell table:number-columns-repeated="1016"/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string" calcext:value-type="string">
            <text:p>Pôle Santé Social de Loire Auxence</text:p>
          </table:table-cell>
          <table:table-cell office:value-type="string" calcext:value-type="string">
            <text:p>182 Rue du Mal Foch (Varades) 44370 Loireauxence</text:p>
          </table:table-cell>
          <table:table-cell table:style-name="ce5" office:value-type="float" office:value="240986394" calcext:value-type="float">
            <text:p>240986394</text:p>
          </table:table-cell>
          <table:table-cell office:value-type="string" calcext:value-type="string">
            <text:p>http://www.loireauxence.fr/</text:p>
          </table:table-cell>
          <table:table-cell table:number-columns-repeated="2"/>
          <table:table-cell table:style-name="ce3" office:value-type="string" calcext:value-type="string">
            <text:p><text:span text:style-name="T1">Vous trouverez ici de l'aide et de l'accompagnement dans vos démarches administrative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40" calcext:value-type="float">
            <text:p>44540</text:p>
          </table:table-cell>
          <table:table-cell/>
          <table:table-cell office:value-type="string" calcext:value-type="string">
            <text:p>30 Place Francis Robert 44150 Ancenis</text:p>
          </table:table-cell>
          <table:table-cell table:style-name="ce5"/>
          <table:table-cell table:style-name="Default"/>
          <table:table-cell table:number-columns-repeated="2"/>
          <table:table-cell office:value-type="string" calcext:value-type="string">
            <text:p>Espace d'accueil et accompagnement social et professionnel : orientation</text:p>
          </table:table-cell>
          <table:table-cell table:number-columns-repeated="1016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Pôlle Emploi</text:p>
          </table:table-cell>
          <table:table-cell office:value-type="string" calcext:value-type="string">
            <text:p>62 Boulevard de Linz 44210 Pornic</text:p>
          </table:table-cell>
          <table:table-cell table:style-name="ce5"/>
          <table:table-cell office:value-type="string" calcext:value-type="string">
            <text:p>https://www.pole-emploi.fr/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Bibliothèque Les Belles Lignes</text:p>
          </table:table-cell>
          <table:table-cell office:value-type="string" calcext:value-type="string">
            <text:p>Rue de l'Océane (Belligné) 44370 Loireauxence</text:p>
          </table:table-cell>
          <table:table-cell table:style-name="ce5" office:value-type="float" office:value="240969070" calcext:value-type="float">
            <text:p>240969070</text:p>
          </table:table-cell>
          <table:table-cell office:value-type="string" calcext:value-type="string">
            <text:p>http://bibliofil.pays-ancenis.fr/</text:p>
          </table:table-cell>
          <table:table-cell/>
          <table:table-cell table:style-name="Default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Médiathèque Chateaubriant</text:p>
          </table:table-cell>
          <table:table-cell office:value-type="string" calcext:value-type="string">
            <text:p>6 Place Saint-Nicolas 44110 Ch├óteaubriant</text:p>
          </table:table-cell>
          <table:table-cell table:style-name="ce5" office:value-type="float" office:value="240810333" calcext:value-type="float">
            <text:p>240810333</text:p>
          </table:table-cell>
          <table:table-cell office:value-type="string" calcext:value-type="string">
            <text:p>http://www.mairie-chateaubriant.fr/mediatheque-intercommunale/</text:p>
          </table:table-cell>
          <table:table-cell/>
          <table:table-cell table:style-name="ce7"/>
          <table:table-cell/>
          <table:table-cell table:style-name="ce6" office:value-type="string" calcext:value-type="string">
            <text:p><text:span text:style-name="T1">6€ pour les résidents hors communauté de communes Carte pass plus :- Pour les résidents de communauté de communes (tarif réduit 12€ / tarif normal 18€)-Pour les résidents hors communautés de communes (tarif réduit 18€ / tarif normal 24€)</text:span></text:p>
          </table:table-cell>
          <table:table-cell table:number-columns-repeated="1015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Médiathèque Claire Brété cher</text:p>
          </table:table-cell>
          <table:table-cell office:value-type="string" calcext:value-type="string">
            <text:p>62 Rue de Bel-Air 44850 Le Cellier</text:p>
          </table:table-cell>
          <table:table-cell table:style-name="ce5" office:value-type="float" office:value="240254482" calcext:value-type="float">
            <text:p>240254482</text:p>
          </table:table-cell>
          <table:table-cell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Lieu de lecture et d'activités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Médiathèque - au bonheur des mots</text:p>
          </table:table-cell>
          <table:table-cell office:value-type="string" calcext:value-type="string">
            <text:p>7 Allée du Théâtre 44320 Chauvé</text:p>
          </table:table-cell>
          <table:table-cell table:style-name="ce5" office:value-type="float" office:value="240643734" calcext:value-type="float">
            <text:p>240643734</text:p>
          </table:table-cell>
          <table:table-cell office:value-type="string" calcext:value-type="string">
            <text:p>http://www.chauve.fr/la.mediatheque-municipale-au-bonheur-des-mots/</text:p>
          </table:table-cell>
          <table:table-cell table:number-columns-repeated="1019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Pôle emploi</text:p>
          </table:table-cell>
          <table:table-cell office:value-type="string" calcext:value-type="string">
            <text:p>7 Avenue Barbara 44570 Trignac</text:p>
          </table:table-cell>
          <table:table-cell table:style-name="ce5" office:value-type="string" calcext:value-type="string">
            <text:p>09 72 72 39 49</text:p>
          </table:table-cell>
          <table:table-cell office:value-type="string" calcext:value-type="string">
            <text:p>https://www.pole-emploi.fr/annuaire/trignac-44194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string" calcext:value-type="string">
            <text:p>Relaie CAF</text:p>
          </table:table-cell>
          <table:table-cell office:value-type="string" calcext:value-type="string">
            <text:p>1 Avenue de la Monneraye 44410 Herbignac</text:p>
          </table:table-cell>
          <table:table-cell table:style-name="ce5" office:value-type="string" calcext:value-type="string">
            <text:p>02 40 88 90 01</text:p>
          </table:table-cell>
          <table:table-cell office:value-type="string" calcext:value-type="string">
            <text:p>http://www.herbignac.com/?Point-d-accueil-numerique-CAF-en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60" calcext:value-type="float">
            <text:p>44560</text:p>
          </table:table-cell>
          <table:table-cell office:value-type="string" calcext:value-type="string">
            <text:p>Mission Locale de l'Agglomération Nazairienne</text:p>
          </table:table-cell>
          <table:table-cell office:value-type="string" calcext:value-type="string">
            <text:p>215 Boulevard du Docteur René Laennec 44600 Saint-Nazaire</text:p>
          </table:table-cell>
          <table:table-cell table:style-name="ce5" office:value-type="float" office:value="240225030" calcext:value-type="float">
            <text:p>240225030</text:p>
          </table:table-cell>
          <table:table-cell office:value-type="string" calcext:value-type="string">
            <text:p>https://www.facebook.com/missionlocaleagglomerationnazairienn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70" calcext:value-type="float">
            <text:p>44570</text:p>
          </table:table-cell>
          <table:table-cell table:style-name="ce4" office:value-type="string" calcext:value-type="string">
            <text:p><text:span text:style-name="T2">Bibliothèque de Sainte-Reine-</text:span><text:span text:style-name="T3">de</text:span><text:span text:style-name="T2">-Bretagne</text:span></text:p>
          </table:table-cell>
          <table:table-cell office:value-type="string" calcext:value-type="string">
            <text:p>7 Rue du Père de Montfort 44160 Sainte-Reine-de-Bretagne</text:p>
          </table:table-cell>
          <table:table-cell table:style-name="ce5" office:value-type="float" office:value="251108648" calcext:value-type="float">
            <text:p>251108648</text:p>
          </table:table-cell>
          <table:table-cell office:value-type="string" calcext:value-type="string">
            <text:p>www.cc-paysdepontchateau.fr/contacts/bibliotheque-de-sainte-reine-de-bretagne-2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70" calcext:value-type="float">
            <text:p>44570</text:p>
          </table:table-cell>
          <table:table-cell/>
          <table:table-cell office:value-type="string" calcext:value-type="string">
            <text:p>17 Chemin Fontaine Launay 44400 Rezé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Collecte et vente d'ordinateurs reconditionnés sous Linux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Médiathèque de Batz-sur-Mer</text:p>
          </table:table-cell>
          <table:table-cell office:value-type="string" calcext:value-type="string">
            <text:p>11 Rue de la Plage 44740 Batz-sur-Mer</text:p>
          </table:table-cell>
          <table:table-cell table:style-name="ce5" office:value-type="float" office:value="240238951" calcext:value-type="float">
            <text:p>240238951</text:p>
          </table:table-cell>
          <table:table-cell office:value-type="string" calcext:value-type="string">
            <text:p>http://www.mediatheque.batzsurmer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Bibliothèque de Corcoué-sur-Logne</text:p>
          </table:table-cell>
          <table:table-cell office:value-type="string" calcext:value-type="string">
            <text:p>5 Place du Marche 44650 Corcoué-sur-Logne</text:p>
          </table:table-cell>
          <table:table-cell table:style-name="ce5" office:value-type="float" office:value="240058728" calcext:value-type="float">
            <text:p>240058728</text:p>
          </table:table-cell>
          <table:table-cell office:value-type="string" calcext:value-type="string">
            <text:p>http://laplaceauxlivres.opac3d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Bibliothèque de Saint-Etienne de Montluc</text:p>
          </table:table-cell>
          <table:table-cell office:value-type="string" calcext:value-type="string">
            <text:p>3 Rue de la Paix 44360 Saint-étienne-de-Montluc</text:p>
          </table:table-cell>
          <table:table-cell table:style-name="ce5" office:value-type="string" calcext:value-type="string">
            <text:p>02 40 86 97 35</text:p>
          </table:table-cell>
          <table:table-cell office:value-type="string" calcext:value-type="string">
            <text:p>bibliotheque.st-etienne-montluc.net</text:p>
          </table:table-cell>
          <table:table-cell table:number-columns-repeated="3"/>
          <table:table-cell table:style-name="ce3" office:value-type="string" calcext:value-type="string">
            <text:p><text:span text:style-name="T1">Commune: 7€30 par an ( + 18 ans) Hors commune: 13€40 (+ 18 ans)</text:span></text:p>
          </table:table-cell>
          <table:table-cell table:number-columns-repeated="1015"/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Médiathèque Nort-sur-Erdre</text:p>
          </table:table-cell>
          <table:table-cell office:value-type="string" calcext:value-type="string">
            <text:p>35 Rue du Général Leclerc 44390 Nort-sur-Erdre</text:p>
          </table:table-cell>
          <table:table-cell table:style-name="ce5" office:value-type="string" calcext:value-type="string">
            <text:p>02 40 29 51 90</text:p>
          </table:table-cell>
          <table:table-cell office:value-type="string" calcext:value-type="string">
            <text:p>https://www.biblioth├Îques.cceg.fr</text:p>
          </table:table-cell>
          <table:table-cell table:number-columns-repeated="2"/>
          <table:table-cell table:style-name="ce3" office:value-type="string" calcext:value-type="string">
            <text:p><text:span text:style-name="T1">Espace de lecture et d'animation comprenant un point d'accès numérique.</text:span></text:p>
          </table:table-cell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Médiathèque Divatte-sur-Loire</text:p>
          </table:table-cell>
          <table:table-cell office:value-type="string" calcext:value-type="string">
            <text:p>LE CALVAIRE (Barbechat) 44450 Divatte-sur-Loire</text:p>
          </table:table-cell>
          <table:table-cell table:style-name="ce5" office:value-type="string" calcext:value-type="string">
            <text:p>02 40 33 37 93</text:p>
          </table:table-cell>
          <table:table-cell office:value-type="string" calcext:value-type="string">
            <text:p>http://www.mediatheque-divatte-sur-loire.fr/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Bibliothèque de Conquereuil</text:p>
          </table:table-cell>
          <table:table-cell office:value-type="string" calcext:value-type="string">
            <text:p>Place de l'église 44290 Conquereuil</text:p>
          </table:table-cell>
          <table:table-cell table:style-name="ce5" office:value-type="float" office:value="240876502" calcext:value-type="float">
            <text:p>240876502</text:p>
          </table:table-cell>
          <table:table-cell office:value-type="string" calcext:value-type="string">
            <text:p>http://mediatheques.redon-agglomeration.bzh/index.php?option=com_content&amp;view=article&amp;id=46:conquereuil&amp;catid=14:vos-mediatheques&amp;Itemid=72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Médiathèque Sucé-Sur-Erdre</text:p>
          </table:table-cell>
          <table:table-cell office:value-type="string" calcext:value-type="string">
            <text:p>101 Rue de la Mairie 44240 Sucé-sur-Erdre</text:p>
          </table:table-cell>
          <table:table-cell table:style-name="ce5" office:value-type="float" office:value="240779521" calcext:value-type="float">
            <text:p>240779521</text:p>
          </table:table-cell>
          <table:table-cell office:value-type="string" calcext:value-type="string">
            <text:p>http://www.bibliotheques.cceg.fr/index/index/id_profil/1</text:p>
          </table:table-cell>
          <table:table-cell table:number-columns-repeated="3"/>
          <table:table-cell table:style-name="ce3" office:value-type="string" calcext:value-type="string">
            <text:p><text:span text:style-name="T1">-Gratuit pour les nouveaux Sucéens-Famille Sucéenne 10€ -Famille non Sucéenne 20€ Touriste (individuel) 5€</text:span>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table:style-name="ce3" office:value-type="string" calcext:value-type="string">
            <text:p><text:span text:style-name="T1">Médiathèque Ancenis</text:span></text:p>
          </table:table-cell>
          <table:table-cell office:value-type="string" calcext:value-type="string">
            <text:p>Place de la République 44150 Ancenis</text:p>
          </table:table-cell>
          <table:table-cell/>
          <table:table-cell table:style-name="ce5" office:value-type="string" calcext:value-type="string">
            <text:p>http://bibliofil.pays-ancenis.fr/</text:p>
          </table:table-cell>
          <table:table-cell table:number-columns-repeated="2"/>
          <table:table-cell table:style-name="ce3" office:value-type="string" calcext:value-type="string">
            <text:p><text:span text:style-name="T1">Médiathèque qui propose l'emprunt ou la lecture sur place de divers supports culturels + accompagnement individuel sur demande des personnes</text:span></text:p>
          </table:table-cell>
          <table:table-cell table:number-columns-repeated="1016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Maison de services au public (bureau de poste) Saint-Lyphard</text:p>
          </table:table-cell>
          <table:table-cell office:value-type="string" calcext:value-type="string">
            <text:p>2 Rue de la Brière 44410 Saint-Lyphard</text:p>
          </table:table-cell>
          <table:table-cell table:style-name="ce5" office:value-type="string" calcext:value-type="string">
            <text:p>47.397863</text:p>
          </table:table-cell>
          <table:table-cell table:number-columns-repeated="4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Start'Air Jeunes Saint-Malo-de-Guersac</text:p>
          </table:table-cell>
          <table:table-cell office:value-type="string" calcext:value-type="string">
            <text:p>52 Rue Aristide Briand 44550 Saint-Malo-de-Guersac</text:p>
          </table:table-cell>
          <table:table-cell table:style-name="ce5" office:value-type="float" office:value="240539612" calcext:value-type="float">
            <text:p>240539612</text:p>
          </table:table-cell>
          <table:table-cell office:value-type="string" calcext:value-type="string">
            <text:p>http://www.startair.fr/saint-malo-de-guersac</text:p>
          </table:table-cell>
          <table:table-cell table:number-columns-repeated="3"/>
          <table:table-cell table:style-name="ce3" office:value-type="string" calcext:value-type="string">
            <text:p><text:span text:style-name="T1">Habitant de Saint-Malo-de-Guersac : 7€ par an</text:span>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Espace Culturel Fran├¯ois Mitterrand</text:p>
          </table:table-cell>
          <table:table-cell office:value-type="string" calcext:value-type="string">
            <text:p>3 Rue de la Fontaine Saint-Jean 44410 Herbignac</text:p>
          </table:table-cell>
          <table:table-cell table:style-name="ce5" office:value-type="float" office:value="251769040" calcext:value-type="float">
            <text:p>251769040</text:p>
          </table:table-cell>
          <table:table-cell office:value-type="string" calcext:value-type="string">
            <text:p>http://www.herbignac.com/?-espace-culturel-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CCAS</text:p>
          </table:table-cell>
          <table:table-cell office:value-type="string" calcext:value-type="string">
            <text:p>16 Rue de la Brière 44410 La Chapelle-des-Marais</text:p>
          </table:table-cell>
          <table:table-cell table:style-name="ce5" office:value-type="float" office:value="240539798" calcext:value-type="float">
            <text:p>240539798</text:p>
          </table:table-cell>
          <table:table-cell office:value-type="string" calcext:value-type="string">
            <text:p>http://www.lachapelledesmarais.fr/action-sociale/le-c-c-a-</text:p>
          </table:table-cell>
          <table:table-cell office:value-type="string" calcext:value-type="string">
            <text:p>Centre Communal d'Action Sociale</text:p>
          </table:table-cell>
          <table:table-cell table:number-columns-repeated="2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Maison de quartier Kerl├⌐d├⌐</text:p>
          </table:table-cell>
          <table:table-cell office:value-type="string" calcext:value-type="string">
            <text:p>70 Rue Ferdinand Buisson 44600 Saint-Nazaire</text:p>
          </table:table-cell>
          <table:table-cell table:style-name="ce5" office:value-type="float" office:value="240535000" calcext:value-type="float">
            <text:p>240535000</text:p>
          </table:table-cell>
          <table:table-cell office:value-type="string" calcext:value-type="string">
            <text:p>http:// www.fmq-saintnazaire.fr/bienvenue/index.php/les-maisons-de-quartier/kerlede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string" calcext:value-type="string">
            <text:p>Office de Tourisme</text:p>
          </table:table-cell>
          <table:table-cell office:value-type="string" calcext:value-type="string">
            <text:p>6 Rue du Pilori 44490 Le Croisic</text:p>
          </table:table-cell>
          <table:table-cell table:style-name="ce5" office:value-type="float" office:value="240230070" calcext:value-type="float">
            <text:p>240230070</text:p>
          </table:table-cell>
          <table:table-cell office:value-type="string" calcext:value-type="string">
            <text:p>http:/www.tourisme-lecroisic.fr/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Médiathèque Gaston Leroux</text:p>
          </table:table-cell>
          <table:table-cell office:value-type="string" calcext:value-type="string">
            <text:p>Rue de Penlys 44410 La Chapelle-des-Marais</text:p>
          </table:table-cell>
          <table:table-cell table:style-name="ce5" office:value-type="float" office:value="240424200" calcext:value-type="float">
            <text:p>240424200</text:p>
          </table:table-cell>
          <table:table-cell office:value-type="string" calcext:value-type="string">
            <text:p>http://mediatheque.gastonleroux.opac3d.fr</text:p>
          </table:table-cell>
          <table:table-cell table:number-columns-repeated="3"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46 Rue d'Anjou 44600 Saint-Nazaire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Un lieu d'accompagnement de projet mais aussi d'information</text:span></text:p>
          </table:table-cell>
          <table:table-cell table:style-name="ce3" office:value-type="string" calcext:value-type="string">
            <text:p><text:span text:style-name="T1">Abonnement 2€ par an</text:span></text:p>
          </table:table-cell>
          <table:table-cell table:number-columns-repeated="1015"/>
        </table:table-row>
        <table:table-row table:style-name="ro1">
          <table:table-cell office:value-type="float" office:value="44600" calcext:value-type="float">
            <text:p>44600</text:p>
          </table:table-cell>
          <table:table-cell table:style-name="ce3" office:value-type="string" calcext:value-type="string">
            <text:p><text:span text:style-name="T1">Complexe sportif et Culturel de la Vigne </text:span></text:p>
          </table:table-cell>
          <table:table-cell office:value-type="string" calcext:value-type="string">
            <text:p>Rue de Kercabellec 44420 Mesquer</text:p>
          </table:table-cell>
          <table:table-cell table:style-name="ce5"/>
          <table:table-cell table:number-columns-repeated="4"/>
          <table:table-cell office:value-type="string" calcext:value-type="string">
            <text:p>gratuit</text:p>
          </table:table-cell>
          <table:table-cell table:number-columns-repeated="2"/>
          <table:table-cell office:value-type="string" calcext:value-type="string">
            <text:p>Wifi</text:p>
          </table:table-cell>
          <table:table-cell table:number-columns-repeated="1012"/>
        </table:table-row>
        <table:table-row table:style-name="ro1">
          <table:table-cell office:value-type="float" office:value="44600" calcext:value-type="float">
            <text:p>44600</text:p>
          </table:table-cell>
          <table:table-cell table:style-name="ce3" office:value-type="string" calcext:value-type="string">
            <text:p><text:span text:style-name="T1">La Maison de services au public</text:span></text:p>
          </table:table-cell>
          <table:table-cell office:value-type="string" calcext:value-type="string">
            <text:p>6 Place du Château 53300 Ambrières-les-Vallé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20 Rue Paul Ilias (Ballon) 72290 Ballon-Saint Mars</text:p>
          </table:table-cell>
          <table:table-cell table:number-columns-repeated="1021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15 Avenue Legoulz de la Boulaie 49150 Baugé-en-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10 Rue du Sous Préfet Barre 49600 Beaupréau-en-Maug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Rue de la Combe 85490 Benet</text:p>
          </table:table-cell>
          <table:table-cell table:number-columns-repeated="1021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<text:s/>la Mission Locale</text:p>
          </table:table-cell>
          <table:table-cell office:value-type="string" calcext:value-type="string">
            <text:p>1 Place Albert Liebault 72350 Brûlon</text:p>
          </table:table-cell>
          <table:table-cell table:style-name="ce5"/>
          <table:table-cell table:number-columns-repeated="2"/>
          <table:table-cell office:value-type="string" calcext:value-type="string">
            <text:p><text:s/>le Conciliateur de Justice</text:p>
          </table:table-cell>
          <table:table-cell table:number-columns-repeated="1017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<text:s/>CARSAT...) - utiliser une connexion internet pour les recherches d'emploi</text:p>
          </table:table-cell>
          <table:table-cell office:value-type="string" calcext:value-type="string">
            <text:p>1 Avenue Firmin Tortiger 49440 Candé</text:p>
          </table:table-cell>
          <table:table-cell table:style-name="ce5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<text:s/>scanner...</text:p>
          </table:table-cell>
          <table:table-cell table:number-columns-repeated="1012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43 BIS Rue du 11 Novembre 85450 Chaillé-les-Marais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 une aide relative aux téléprocédures via le site ANTS est possible concernant les démarches pour les pièces d'identité</text:span></text:p>
          </table:table-cell>
          <table:table-cell table:number-columns-repeated="2"/>
          <table:table-cell office:value-type="string" calcext:value-type="string">
            <text:p>C'est pour tous les habitants</text:p>
          </table:table-cell>
          <table:table-cell table:number-columns-repeated="1013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<text:s/>C.A.F.</text:p>
          </table:table-cell>
          <table:table-cell office:value-type="string" calcext:value-type="string">
            <text:p>2 Rue des Fontaines 49330 Châteauneuf-sur-Sarthe</text:p>
          </table:table-cell>
          <table:table-cell table:style-name="ce5"/>
          <table:table-cell table:number-columns-repeated="7"/>
          <table:table-cell table:style-name="ce3" office:value-type="string" calcext:value-type="string">
            <text:p><text:span text:style-name="T1">  Photocopiur scanner...</text:span></text:p>
          </table:table-cell>
          <table:table-cell table:number-columns-repeated="1012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5 Rue de la Gabardière (Chemillé-Melay) 49120 Chemillé-en-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La MSAP des Coëvrons</text:p>
          </table:table-cell>
          <table:table-cell office:value-type="string" calcext:value-type="string">
            <text:p>2 Avenue Auguste Janvier 53160 Bais</text:p>
          </table:table-cell>
          <table:table-cell table:style-name="ce5"/>
          <table:table-cell table:number-columns-repeated="4"/>
          <table:table-cell office:value-type="string" calcext:value-type="string">
            <text:p><text:s/>d'information et d'orientation du public. L'aide dans les d├⌐marches est possible gr├óce aux diff├⌐rents contacts que poss├Îde l'animatrice dans chaque administration ou organisme partenaire.</text:p>
          </table:table-cell>
          <table:table-cell table:number-columns-repeated="1015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La Fourni├Îre 85700 Pouzaug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2 Rue de Belleville 72150 Le Grand-Lucé</text:p>
          </table:table-cell>
          <table:table-cell table:style-name="ce5"/>
          <table:table-cell table:number-columns-repeated="3"/>
          <table:table-cell office:value-type="string" calcext:value-type="string">
            <text:p>Démarches administratives</text:p>
          </table:table-cell>
          <table:table-cell table:number-columns-repeated="1016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11 Rue Joseph Cugnot 49430 Durtal</text:p>
          </table:table-cell>
          <table:table-cell table:style-name="ce5"/>
          <table:table-cell table:number-columns-repeated="3"/>
          <table:table-cell table:style-name="ce3" office:value-type="string" calcext:value-type="string">
            <text:p><text:span text:style-name="T1"> remplissage d'un formulaire et prendre des rendez-vous auprès des divers services publics.</text:span></text:p>
          </table:table-cell>
          <table:table-cell table:number-columns-repeated="1016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Parc d'Activites de la Mission 53500 Erné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00" calcext:value-type="float">
            <text:p>44600</text:p>
          </table:table-cell>
          <table:table-cell/>
          <table:table-cell office:value-type="string" calcext:value-type="string">
            <text:p>Place Neuve 72800 Le Lud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10" calcext:value-type="float">
            <text:p>44610</text:p>
          </table:table-cell>
          <table:table-cell table:style-name="ce3" office:value-type="string" calcext:value-type="string">
            <text:p><text:span text:style-name="T1">La Maison de Services au Public d'Evron</text:span></text:p>
          </table:table-cell>
          <table:table-cell office:value-type="string" calcext:value-type="string">
            <text:p>Rue de Hertford 53600 évr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10" calcext:value-type="float">
            <text:p>44610</text:p>
          </table:table-cell>
          <table:table-cell/>
          <table:table-cell office:value-type="string" calcext:value-type="string">
            <text:p>Place de la Mairie 53120 Gorr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30" calcext:value-type="float">
            <text:p>4463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4 Rue de la Roche Buttée 44530 Guenroue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50" calcext:value-type="float">
            <text:p>44650</text:p>
          </table:table-cell>
          <table:table-cell office:value-type="string" calcext:value-type="string">
            <text:p>Haute Sarthe Alpes Mancelles</text:p>
          </table:table-cell>
          <table:table-cell office:value-type="string" calcext:value-type="string">
            <text:p>2 Rue de l'Abbé Lelievre 72130 Fresnay-sur-Sarthe</text:p>
          </table:table-cell>
          <table:table-cell table:style-name="ce5" office:value-type="string" calcext:value-type="string">
            <text:p>02 43 33 33 99</text:p>
          </table:table-cell>
          <table:table-cell table:number-columns-repeated="1020"/>
        </table:table-row>
        <table:table-row table:style-name="ro1">
          <table:table-cell office:value-type="float" office:value="44650" calcext:value-type="float">
            <text:p>4465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6 Rue Michel (Ingrandes) 49123 Ingrandes-Le Fresne sur Loire</text:p>
          </table:table-cell>
          <table:table-cell table:number-columns-repeated="1021"/>
        </table:table-row>
        <table:table-row table:style-name="ro1">
          <table:table-cell office:value-type="float" office:value="44660" calcext:value-type="float">
            <text:p>4466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Place de l'Hotel de Ville 72340 La Chartre-sur-le-Loir</text:p>
          </table:table-cell>
          <table:table-cell table:number-columns-repeated="1021"/>
        </table:table-row>
        <table:table-row table:style-name="ro1">
          <table:table-cell office:value-type="float" office:value="44660" calcext:value-type="float">
            <text:p>44660</text:p>
          </table:table-cell>
          <table:table-cell office:value-type="string" calcext:value-type="string">
            <text:p>Train┬¦</text:p>
          </table:table-cell>
          <table:table-cell office:value-type="string" calcext:value-type="string">
            <text:p>4 Rue des Poilus 49290 Chalonnes-sur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60" calcext:value-type="float">
            <text:p>44660</text:p>
          </table:table-cell>
          <table:table-cell office:value-type="string" calcext:value-type="string">
            <text:p>Lys-Haut-Layon</text:p>
          </table:table-cell>
          <table:table-cell office:value-type="string" calcext:value-type="string">
            <text:p>10 Place Charles de Gaulle (Vihiers) 49310 Lys-Haut-Lay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60" calcext:value-type="float">
            <text:p>44660</text:p>
          </table:table-cell>
          <table:table-cell office:value-type="string" calcext:value-type="string">
            <text:p>Maison de service au Public Mayenne Communaut├⌐</text:p>
          </table:table-cell>
          <table:table-cell office:value-type="string" calcext:value-type="string">
            <text:p>15 Grande Rue 53110 Lassay-les-Châteaux</text:p>
          </table:table-cell>
          <table:table-cell table:style-name="ce5" office:value-type="string" calcext:value-type="string">
            <text:p>02.43.00.16.36</text:p>
          </table:table-cell>
          <table:table-cell table:number-columns-repeated="1020"/>
        </table:table-row>
        <table:table-row table:style-name="ro1">
          <table:table-cell office:value-type="float" office:value="44670" calcext:value-type="float">
            <text:p>44670</text:p>
          </table:table-cell>
          <table:table-cell table:style-name="ce6" office:value-type="string" calcext:value-type="string">
            <text:p><text:span text:style-name="T1">Le bureau de poste</text:span></text:p>
          </table:table-cell>
          <table:table-cell office:value-type="string" calcext:value-type="string">
            <text:p>7 Rue de la Poste 72510 Mansign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70" calcext:value-type="float">
            <text:p>44670</text:p>
          </table:table-cell>
          <table:table-cell table:style-name="ce6" office:value-type="string" calcext:value-type="string">
            <text:p><text:span text:style-name="T1">Le bureau de poste</text:span></text:p>
          </table:table-cell>
          <table:table-cell office:value-type="string" calcext:value-type="string">
            <text:p>4 BIS Rue du Général de Gaulle 72260 Marolles-les-Brault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70" calcext:value-type="float">
            <text:p>44670</text:p>
          </table:table-cell>
          <table:table-cell table:style-name="Default"/>
          <table:table-cell office:value-type="string" calcext:value-type="string">
            <text:p>139 Rue d'Anjou 49260 Montreuil-Bella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70" calcext:value-type="float">
            <text:p>44670</text:p>
          </table:table-cell>
          <table:table-cell table:style-name="ce6" office:value-type="string" calcext:value-type="string">
            <text:p><text:span text:style-name="T1">Le bureau de poste</text:span></text:p>
          </table:table-cell>
          <table:table-cell office:value-type="string" calcext:value-type="string">
            <text:p>29 Avenue Georges Clemenceau 85540 Moutiers-les-Mauxfait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70" calcext:value-type="float">
            <text:p>44670</text:p>
          </table:table-cell>
          <table:table-cell/>
          <table:table-cell office:value-type="string" calcext:value-type="string">
            <text:p>1 Rue d'Anjou (Noyant) 49490 Noyant-Villag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80" calcext:value-type="float">
            <text:p>44680</text:p>
          </table:table-cell>
          <table:table-cell table:style-name="ce6" office:value-type="string" calcext:value-type="string">
            <text:p><text:span text:style-name="T1">Le bureau de poste</text:span></text:p>
          </table:table-cell>
          <table:table-cell office:value-type="string" calcext:value-type="string">
            <text:p>20 Rue Pasteur 72430 Noyen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80" calcext:value-type="float">
            <text:p>44680</text:p>
          </table:table-cell>
          <table:table-cell/>
          <table:table-cell office:value-type="string" calcext:value-type="string">
            <text:p>4 Boulevard de la Prevalaye (Pouancé) 49420 Ombrée d'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680" calcext:value-type="float">
            <text:p>44680</text:p>
          </table:table-cell>
          <table:table-cell/>
          <table:table-cell office:value-type="string" calcext:value-type="string">
            <text:p>20 Rue Jfa Chenouard (Drain) 49270 Orée d'Anjou</text:p>
          </table:table-cell>
          <table:table-cell table:style-name="ce5" office:value-type="string" calcext:value-type="string">
            <text:p>02 40 98 26 76</text:p>
          </table:table-cell>
          <table:table-cell office:value-type="string" calcext:value-type="string">
            <text:p>https://fr-fr.facebook.com/Centre-socioculturel-Rives-de-Loire-501447309944512/</text:p>
          </table:table-cell>
          <table:table-cell table:number-columns-repeated="2"/>
          <table:table-cell table:style-name="ce6" office:value-type="string" calcext:value-type="string">
            <text:p><text:span text:style-name="T1">Accompagnement numérique sur les sites internet des partenaires signataires de la convention mais aussi pour certains des permanences physiques</text:span></text:p>
          </table:table-cell>
          <table:table-cell table:number-columns-repeated="1016"/>
        </table:table-row>
        <table:table-row table:style-name="ro1">
          <table:table-cell office:value-type="float" office:value="44680" calcext:value-type="float">
            <text:p>44680</text:p>
          </table:table-cell>
          <table:table-cell office:value-type="string" calcext:value-type="string">
            <text:p><text:s/>la MSA</text:p>
          </table:table-cell>
          <table:table-cell office:value-type="string" calcext:value-type="string">
            <text:p>Rue Georges Clemenceau 85670 Palluau</text:p>
          </table:table-cell>
          <table:table-cell table:style-name="ce5"/>
          <table:table-cell/>
          <table:table-cell office:value-type="string" calcext:value-type="string">
            <text:p><text:s/>la conseillière départementale</text:p>
          </table:table-cell>
          <table:table-cell/>
          <table:table-cell office:value-type="string" calcext:value-type="string">
            <text:p><text:s/>le conciliateur de justice</text:p>
          </table:table-cell>
          <table:table-cell table:number-columns-repeated="1016"/>
        </table:table-row>
        <table:table-row table:style-name="ro1">
          <table:table-cell office:value-type="float" office:value="44680" calcext:value-type="float">
            <text:p>44680</text:p>
          </table:table-cell>
          <table:table-cell office:value-type="string" calcext:value-type="string">
            <text:p>MSAP</text:p>
          </table:table-cell>
          <table:table-cell office:value-type="string" calcext:value-type="string">
            <text:p>29 Rue de la Libération 53400 Craon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float" office:value="44680" calcext:value-type="float">
            <text:p>44680</text:p>
          </table:table-cell>
          <table:table-cell table:style-name="ce6" office:value-type="string" calcext:value-type="string">
            <text:p><text:span text:style-name="T1">La Châtaigneraie</text:span></text:p>
          </table:table-cell>
          <table:table-cell office:value-type="string" calcext:value-type="string">
            <text:p>7 Place de la République 85120 La Châtaigneraie</text:p>
          </table:table-cell>
          <table:table-cell table:style-name="ce5"/>
          <table:table-cell office:value-type="string" calcext:value-type="string">
            <text:p>https://www.facebook.com/MSAPCHATIAGNERAIE85/</text:p>
          </table:table-cell>
          <table:table-cell table:number-columns-repeated="2"/>
          <table:table-cell table:style-name="ce6" office:value-type="string" calcext:value-type="string">
            <text:p><text:span text:style-name="T1">Accompagnement aux démarches relevant de plusieurs administrations ou organismes publics. Une animatrice délivre un premier niveau d'information et d'accompagnement de plusieurs natures</text:span>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string" calcext:value-type="string">
            <text:p>La Maison de services au public (MSAP) du Pays de Loiron </text:p>
          </table:table-cell>
          <table:table-cell office:value-type="string" calcext:value-type="string">
            <text:p>La Chapelle du Chêne (Loiron) 53320 Loiron-Ruillé</text:p>
          </table:table-cell>
          <table:table-cell table:style-name="ce5"/>
          <table:table-cell/>
          <table:table-cell table:style-name="Default"/>
          <table:table-cell/>
          <table:table-cell office:value-type="string" calcext:value-type="string">
            <text:p><text:s/>déclarations, démarches administratives</text:p>
          </table:table-cell>
          <table:table-cell office:value-type="string" calcext:value-type="string">
            <text:p><text:s/>habitat</text:p>
          </table:table-cell>
          <table:table-cell table:number-columns-repeated="1015"/>
        </table:table-row>
        <table:table-row table:style-name="ro1">
          <table:table-cell office:value-type="float" office:value="44710" calcext:value-type="float">
            <text:p>44710</text:p>
          </table:table-cell>
          <table:table-cell table:style-name="ce6" office:value-type="string" calcext:value-type="string">
            <text:p><text:span text:style-name="T1">La Maison de services au public du Pays de Meslay-Grez</text:span></text:p>
          </table:table-cell>
          <table:table-cell office:value-type="string" calcext:value-type="string">
            <text:p>1 Voie de la Guiternièe 53170 Meslay-du-Maine</text:p>
          </table:table-cell>
          <table:table-cell table:style-name="ce5"/>
          <table:table-cell table:number-columns-repeated="3"/>
          <table:table-cell table:style-name="ce6" office:value-type="string" calcext:value-type="string">
            <text:p><text:span text:style-name="T1"> envoi de courriel</text:span></text:p>
          </table:table-cell>
          <table:table-cell table:number-columns-repeated="1016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string" calcext:value-type="string">
            <text:p>La Maison de Services Au Public Pré-en-Pail-Saint-Samson</text:p>
          </table:table-cell>
          <table:table-cell office:value-type="string" calcext:value-type="string">
            <text:p>1 Rue de la Corniche de Pail (Pré-en-Pail) 53140 Pré-en-Pail-Saint-Samson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1">
          <table:table-cell office:value-type="float" office:value="44720" calcext:value-type="float">
            <text:p>44720</text:p>
          </table:table-cell>
          <table:table-cell table:style-name="ce6" office:value-type="string" calcext:value-type="string">
            <text:p><text:span text:style-name="T1">La Maison de services au public du SIVOM de Riaillé (Joué sur Erdre</text:span></text:p>
          </table:table-cell>
          <table:table-cell office:value-type="string" calcext:value-type="string">
            <text:p>182 Rue du Cèdre 44440 Riaill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720" calcext:value-type="float">
            <text:p>4472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2 Rue de la Brière 44410 Saint-Lyphar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4730" calcext:value-type="float">
            <text:p>4473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41 BIS Rue Georges Clemenceau 85210 Sainte-Hermin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4740" calcext:value-type="float">
            <text:p>44740</text:p>
          </table:table-cell>
          <table:table-cell office:value-type="string" calcext:value-type="string">
            <text:p>(Centre Socioculturel des Coteaux du Layon</text:p>
          </table:table-cell>
          <table:table-cell office:value-type="string" calcext:value-type="string">
            <text:p>Le Bourg (Thouarcé) 49380 Bellevigne-en-Layon</text:p>
          </table:table-cell>
          <table:table-cell table:style-name="ce5" office:value-type="string" calcext:value-type="string">
            <text:p>02 41 54 06 44</text:p>
          </table:table-cell>
          <table:table-cell table:number-columns-repeated="1020"/>
        </table:table-row>
        <table:table-row table:style-name="ro1">
          <table:table-cell office:value-type="float" office:value="44750" calcext:value-type="float">
            <text:p>44750</text:p>
          </table:table-cell>
          <table:table-cell table:style-name="ce5" office:value-type="string" calcext:value-type="string">
            <text:p>VIHIERS - Centre socio-culturel le Coin de la Rue</text:p>
          </table:table-cell>
          <table:table-cell office:value-type="string" calcext:value-type="string">
            <text:p>2 Rue du Comte de Champagny (Vihiers) 49310 Lys-Haut-Layon</text:p>
          </table:table-cell>
          <table:table-cell table:style-name="Default"/>
          <table:table-cell table:number-columns-repeated="3"/>
          <table:table-cell office:value-type="string" calcext:value-type="string">
            <text:p>Orientation et vous information autour des démarches administratives</text:p>
          </table:table-cell>
          <table:table-cell table:style-name="Default"/>
          <table:table-cell table:number-columns-repeated="2"/>
          <table:table-cell office:value-type="string" calcext:value-type="string">
            <text:p><text:s/>scanner ou téléphone aux organismes partenaires</text:p>
          </table:table-cell>
          <table:table-cell table:number-columns-repeated="1012"/>
        </table:table-row>
        <table:table-row table:style-name="ro1">
          <table:table-cell office:value-type="float" office:value="44750" calcext:value-type="float">
            <text:p>44750</text:p>
          </table:table-cell>
          <table:table-cell table:style-name="ce5" office:value-type="string" calcext:value-type="string">
            <text:p>La C.C.M.A. </text:p>
          </table:table-cell>
          <table:table-cell office:value-type="string" calcext:value-type="string">
            <text:p>17 Boulevard du Général de Gaulle 53700 Villaines-la-Juhe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4760" calcext:value-type="float">
            <text:p>44760</text:p>
          </table:table-cell>
          <table:table-cell table:style-name="ce5" office:value-type="string" calcext:value-type="string">
            <text:p>MSAP</text:p>
          </table:table-cell>
          <table:table-cell office:value-type="string" calcext:value-type="string">
            <text:p>15 Rue de la Taillée (Bourgneuf-en-Retz) 44580 Villeneuve-en-R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44780" calcext:value-type="float">
            <text:p>44780</text:p>
          </table:table-cell>
          <table:table-cell table:style-name="Default"/>
          <table:table-cell office:value-type="string" calcext:value-type="string">
            <text:p>5 Rue de Savennières 49170 Saint-Georges-sur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Centre social Belleville</text:p>
          </table:table-cell>
          <table:table-cell office:value-type="string" calcext:value-type="string">
            <text:p>2 Rue de Belleville 72150 Le Grand-Luc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cyber centre du Pays Malicornais</text:p>
          </table:table-cell>
          <table:table-cell office:value-type="string" calcext:value-type="string">
            <text:p>24 BIS Rue Victor Hugo 72270 Malicorne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850" calcext:value-type="float">
            <text:p>44850</text:p>
          </table:table-cell>
          <table:table-cell office:value-type="string" calcext:value-type="string">
            <text:p>Médiathèque et ludothèque</text:p>
          </table:table-cell>
          <table:table-cell office:value-type="string" calcext:value-type="string">
            <text:p>Rue René Goscinny 44240 La Chapelle-sur-Erd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4850" calcext:value-type="float">
            <text:p>44850</text:p>
          </table:table-cell>
          <table:table-cell table:style-name="Default"/>
          <table:table-cell office:value-type="string" calcext:value-type="string">
            <text:p>36 Rue Gervais Chevallier 72340 La Chartre-sur-le-Loi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A.I.D.A.L</text:p>
          </table:table-cell>
          <table:table-cell office:value-type="string" calcext:value-type="string">
            <text:p>Rue du 8 Mai 1945 (Andard) 4980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Rue de la Bourrie (Machecoul) 44270 Machecoul-Saint-Mème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080" calcext:value-type="float">
            <text:p>49080</text:p>
          </table:table-cell>
          <table:table-cell office:value-type="string" calcext:value-type="string">
            <text:p>SCOOPE</text:p>
          </table:table-cell>
          <table:table-cell office:value-type="string" calcext:value-type="string">
            <text:p>325 Rue Robert Amy 49400 Saumu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string" calcext:value-type="string">
            <text:p>Déclic Pays Fresnois</text:p>
          </table:table-cell>
          <table:table-cell office:value-type="string" calcext:value-type="string">
            <text:p>2 Rue de l'Abbé Lelievre 72130 Fresnay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string" calcext:value-type="string">
            <text:p>Centre Social Bouloire</text:p>
          </table:table-cell>
          <table:table-cell office:value-type="string" calcext:value-type="string">
            <text:p>3 Rue du Collège 72440 Bou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string" calcext:value-type="string">
            <text:p>Mission Locale Nord Sarthe - Cyber-base emploi</text:p>
          </table:table-cell>
          <table:table-cell office:value-type="string" calcext:value-type="string">
            <text:p>Place Carnot 72600 Mam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string" calcext:value-type="string">
            <text:p>Centre social Conlie</text:p>
          </table:table-cell>
          <table:table-cell office:value-type="string" calcext:value-type="string">
            <text:p>Allée Marie Louise Souty 72240 Conli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12" calcext:value-type="float">
            <text:p>49112</text:p>
          </table:table-cell>
          <table:table-cell office:value-type="string" calcext:value-type="string">
            <text:p>2 BIS Place du Champ de Foire 44390 Nort-sur-Erdre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120" calcext:value-type="float">
            <text:p>49120</text:p>
          </table:table-cell>
          <table:table-cell table:style-name="Default" office:value-type="string" calcext:value-type="string">
            <text:p>Espace Coëvrons</text:p>
          </table:table-cell>
          <table:table-cell office:value-type="string" calcext:value-type="string">
            <text:p>Avenue Raoul Vadepied 53600 Châtres-la-Forê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20" calcext:value-type="float">
            <text:p>49120</text:p>
          </table:table-cell>
          <table:table-cell office:value-type="string" calcext:value-type="string">
            <text:p>Place du Maréchal Leclerc 49160 Longué-Jumell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120" calcext:value-type="float">
            <text:p>49120</text:p>
          </table:table-cell>
          <table:table-cell office:value-type="string" calcext:value-type="string">
            <text:p>Cybercentre de Mouliherne</text:p>
          </table:table-cell>
          <table:table-cell office:value-type="string" calcext:value-type="string">
            <text:p>Place des Anciens Combattants 49390 Ver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23" calcext:value-type="float">
            <text:p>49123</text:p>
          </table:table-cell>
          <table:table-cell/>
          <table:table-cell office:value-type="string" calcext:value-type="string">
            <text:p>Place de la Mairie 49390 Ver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50" calcext:value-type="float">
            <text:p>49150</text:p>
          </table:table-cell>
          <table:table-cell office:value-type="string" calcext:value-type="string">
            <text:p>Cybercentre des Rosiers-sur-Loire</text:p>
          </table:table-cell>
          <table:table-cell office:value-type="string" calcext:value-type="string">
            <text:p>15 Rue du Mail (les rosiers-sur-loire) 49350 Gennes-Val-de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150" calcext:value-type="float">
            <text:p>49150</text:p>
          </table:table-cell>
          <table:table-cell office:value-type="string" calcext:value-type="string">
            <text:p>cybercentre reseau cyber-base-trignac</text:p>
          </table:table-cell>
          <table:table-cell office:value-type="string" calcext:value-type="string">
            <text:p>9 Rue Jean Jaurès 44570 Trignac</text:p>
          </table:table-cell>
          <table:table-cell table:style-name="ce5" office:value-type="string" calcext:value-type="string">
            <text:p>+33 2 40 00 65 28</text:p>
          </table:table-cell>
          <table:table-cell office:value-type="string" calcext:value-type="string">
            <text:p>http://cybercentre-trignac/</text:p>
          </table:table-cell>
          <table:table-cell table:number-columns-repeated="1019"/>
        </table:table-row>
        <table:table-row table:style-name="ro1">
          <table:table-cell office:value-type="float" office:value="49160" calcext:value-type="float">
            <text:p>49160</text:p>
          </table:table-cell>
          <table:table-cell office:value-type="string" calcext:value-type="string">
            <text:p>CYBER ESPACE</text:p>
          </table:table-cell>
          <table:table-cell office:value-type="string" calcext:value-type="string">
            <text:p>Rue de Lattre de Tassigny 85190 Venansault</text:p>
          </table:table-cell>
          <table:table-cell table:style-name="ce5" office:value-type="string" calcext:value-type="string">
            <text:p>+33 2 51 07 32 10</text:p>
          </table:table-cell>
          <table:table-cell table:number-columns-repeated="1020"/>
        </table:table-row>
        <table:table-row table:style-name="ro1">
          <table:table-cell office:value-type="float" office:value="49170" calcext:value-type="float">
            <text:p>49170</text:p>
          </table:table-cell>
          <table:table-cell office:value-type="string" calcext:value-type="string">
            <text:p>L'Espace multimédia du Pays de Meslay-Grez</text:p>
          </table:table-cell>
          <table:table-cell office:value-type="string" calcext:value-type="string">
            <text:p>1 Voie de la Guiternière 53170 Meslay-du-Mai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string" calcext:value-type="string">
            <text:p>Point Cyb LA DAGUENIERE</text:p>
          </table:table-cell>
          <table:table-cell office:value-type="string" calcext:value-type="string">
            <text:p>29 Rue Ligerienne (La Dagueni├Îre) 4980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string" calcext:value-type="string">
            <text:p>Point Cyb LA BOHALLE</text:p>
          </table:table-cell>
          <table:table-cell office:value-type="string" calcext:value-type="string">
            <text:p>Passage de la Mairie (La Dagueni├Îre) 4980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string" calcext:value-type="string">
            <text:p>Espace ACCES CYB</text:p>
          </table:table-cell>
          <table:table-cell office:value-type="string" calcext:value-type="string">
            <text:p>33 Boulevard Dumesnildot 44560 Paimb┼ôuf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string" calcext:value-type="string">
            <text:p>Foyer Sud Vendée les 3 Portes-PIJ</text:p>
          </table:table-cell>
          <table:table-cell office:value-type="string" calcext:value-type="string">
            <text:p>16 Rue des Gravants 85200 Fontenay-le-Comt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string" calcext:value-type="string">
            <text:p>19 Boulevard Marie et Alexandre Oyon 72100 Le Man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270" calcext:value-type="float">
            <text:p>49270</text:p>
          </table:table-cell>
          <table:table-cell office:value-type="string" calcext:value-type="string">
            <text:p>Bibliothèque municipale</text:p>
          </table:table-cell>
          <table:table-cell office:value-type="string" calcext:value-type="string">
            <text:p>Boulevard François Mitterrand 53100 Maye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290" calcext:value-type="float">
            <text:p>49290</text:p>
          </table:table-cell>
          <table:table-cell office:value-type="string" calcext:value-type="string">
            <text:p>Cybercentre de Pornic -Médiathèque</text:p>
          </table:table-cell>
          <table:table-cell office:value-type="string" calcext:value-type="string">
            <text:p>35 Rue Tartifume 44210 Pornic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00" calcext:value-type="float">
            <text:p>49300</text:p>
          </table:table-cell>
          <table:table-cell table:style-name="Default"/>
          <table:table-cell office:value-type="string" calcext:value-type="string">
            <text:p>5 Rue de la Gabardière (Chemillé-Melay) 49120 Chemillé-en-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string" calcext:value-type="string">
            <text:p>Espace multimédia - Centre J. Tati</text:p>
          </table:table-cell>
          <table:table-cell office:value-type="string" calcext:value-type="string">
            <text:p>5 Rue Eugénie Mansion 490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string" calcext:value-type="string">
            <text:p>Maison de l'emploi Sarthe Nord</text:p>
          </table:table-cell>
          <table:table-cell office:value-type="string" calcext:value-type="string">
            <text:p>45 BIS Avenue du Général de Gaulle 72400 La Ferté-Bernard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string" calcext:value-type="string">
            <text:p>Cyberclub-Acces</text:p>
          </table:table-cell>
          <table:table-cell office:value-type="string" calcext:value-type="string">
            <text:p>10 Rue du Calvaire 85190 Mach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string" calcext:value-type="string">
            <text:p>Rue Pierre de Coubertin 85180 Château-d'Olonne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320" calcext:value-type="float">
            <text:p>49320</text:p>
          </table:table-cell>
          <table:table-cell office:value-type="string" calcext:value-type="string">
            <text:p>CYBERCENTRE - ERN ValMauges</text:p>
          </table:table-cell>
          <table:table-cell office:value-type="string" calcext:value-type="string">
            <text:p>ZI DE LA LANDE (Saint-Florent-le-Vieil) 49410 Mauges-sur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20" calcext:value-type="float">
            <text:p>49320</text:p>
          </table:table-cell>
          <table:table-cell office:value-type="string" calcext:value-type="string">
            <text:p>Syndicat Mixte du Sud-Est Manceau</text:p>
          </table:table-cell>
          <table:table-cell office:value-type="string" calcext:value-type="string">
            <text:p>Rue des écoles 72250 Parigné-l'évèqu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30" calcext:value-type="float">
            <text:p>49330</text:p>
          </table:table-cell>
          <table:table-cell table:style-name="Default"/>
          <table:table-cell office:value-type="string" calcext:value-type="string">
            <text:p>10 Rue René Viviani 442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30" calcext:value-type="float">
            <text:p>49330</text:p>
          </table:table-cell>
          <table:table-cell office:value-type="string" calcext:value-type="string">
            <text:p>Association des Foyers Angevins de Jeunes Travailleurs</text:p>
          </table:table-cell>
          <table:table-cell office:value-type="string" calcext:value-type="string">
            <text:p>7 Rue de Haarlem 491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50" calcext:value-type="float">
            <text:p>49350</text:p>
          </table:table-cell>
          <table:table-cell office:value-type="string" calcext:value-type="string">
            <text:p>CYBERCENTRE - ERN ValMauges</text:p>
          </table:table-cell>
          <table:table-cell office:value-type="string" calcext:value-type="string">
            <text:p>Place du Bourg Davy (La Pommeraye) 49620 Mauges-sur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80" calcext:value-type="float">
            <text:p>49380</text:p>
          </table:table-cell>
          <table:table-cell office:value-type="string" calcext:value-type="string">
            <text:p>Cyber@spay</text:p>
          </table:table-cell>
          <table:table-cell office:value-type="string" calcext:value-type="string">
            <text:p>12 Rue édouard Moriceau 72700 Spa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90" calcext:value-type="float">
            <text:p>49390</text:p>
          </table:table-cell>
          <table:table-cell office:value-type="string" calcext:value-type="string">
            <text:p>Cybercentre du Pays de Pouzauges</text:p>
          </table:table-cell>
          <table:table-cell office:value-type="string" calcext:value-type="string">
            <text:p>Route de Linaudière 85700 Pouzaug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390" calcext:value-type="float">
            <text:p>49390</text:p>
          </table:table-cell>
          <table:table-cell office:value-type="string" calcext:value-type="string">
            <text:p>Square du Pont des Fées 49150 Baugé-en-Anjou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string" calcext:value-type="string">
            <text:p>Cybercentre du Pays du Loir</text:p>
          </table:table-cell>
          <table:table-cell office:value-type="string" calcext:value-type="string">
            <text:p>Allée de l'Ancienne Gare 72800 Le Lud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string" calcext:value-type="string">
            <text:p>Cybercentre de la Région de Nozay</text:p>
          </table:table-cell>
          <table:table-cell office:value-type="string" calcext:value-type="string">
            <text:p>16 Route de Nort Sur Erdre 44170 Noza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string" calcext:value-type="string">
            <text:p>PIJ</text:p>
          </table:table-cell>
          <table:table-cell office:value-type="string" calcext:value-type="string">
            <text:p>48 Boulevard Gambetta 72200 La Flèc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20" calcext:value-type="float">
            <text:p>49420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44 Place Gambetta 53100 Maye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30" calcext:value-type="float">
            <text:p>49430</text:p>
          </table:table-cell>
          <table:table-cell table:style-name="Default"/>
          <table:table-cell office:value-type="string" calcext:value-type="string">
            <text:p>225 Route de Tours 53000 Laval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40" calcext:value-type="float">
            <text:p>49440</text:p>
          </table:table-cell>
          <table:table-cell office:value-type="string" calcext:value-type="string">
            <text:p>CRIJ-CIJ</text:p>
          </table:table-cell>
          <table:table-cell office:value-type="string" calcext:value-type="string">
            <text:p>37 Rue Saint-Léonard 44000 Nantes</text:p>
          </table:table-cell>
          <table:table-cell table:style-name="ce5" office:value-type="string" calcext:value-type="string">
            <text:p>+33 2 51 72 94 50</text:p>
          </table:table-cell>
          <table:table-cell office:value-type="string" calcext:value-type="string">
            <text:p>http://www.infos-jeunes.fr/</text:p>
          </table:table-cell>
          <table:table-cell table:number-columns-repeated="1019"/>
        </table:table-row>
        <table:table-row table:style-name="ro1">
          <table:table-cell office:value-type="float" office:value="49460" calcext:value-type="float">
            <text:p>49460</text:p>
          </table:table-cell>
          <table:table-cell office:value-type="string" calcext:value-type="string">
            <text:p>Cybercentre de la Roseraie</text:p>
          </table:table-cell>
          <table:table-cell office:value-type="string" calcext:value-type="string">
            <text:p>8 Square Dumont d'Urville 490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80" calcext:value-type="float">
            <text:p>49480</text:p>
          </table:table-cell>
          <table:table-cell table:style-name="Default"/>
          <table:table-cell office:value-type="string" calcext:value-type="string">
            <text:p>33 Avenue du Général de Gaulle 44340 Bouguenai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490" calcext:value-type="float">
            <text:p>49490</text:p>
          </table:table-cell>
          <table:table-cell table:style-name="Default"/>
          <table:table-cell office:value-type="string" calcext:value-type="string">
            <text:p>Allée de la Passion Champigné 49330 Les Hauts d'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Espace Multimédia Louis Blanchet</text:p>
          </table:table-cell>
          <table:table-cell office:value-type="string" calcext:value-type="string">
            <text:p>Rue Augustin de Hargues 85120 La Tardière</text:p>
          </table:table-cell>
          <table:table-cell table:style-name="ce5" office:value-type="string" calcext:value-type="string">
            <text:p>+33 2 51 69 61 10</text:p>
          </table:table-cell>
          <table:table-cell office:value-type="string" calcext:value-type="string">
            <text:p>http://tardiere.free.fr/</text:p>
          </table:table-cell>
          <table:table-cell table:number-columns-repeated="1019"/>
        </table:table-row>
        <table:table-row table:style-name="ro1">
          <table:table-cell office:value-type="float" office:value="49520" calcext:value-type="float">
            <text:p>49520</text:p>
          </table:table-cell>
          <table:table-cell office:value-type="string" calcext:value-type="string">
            <text:p>Cyber-base Maine 301</text:p>
          </table:table-cell>
          <table:table-cell office:value-type="string" calcext:value-type="string">
            <text:p>8 Rue Mazagran 72110 Bonnétabl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string" calcext:value-type="string">
            <text:p>Centre Social - Oisseau le petit</text:p>
          </table:table-cell>
          <table:table-cell office:value-type="string" calcext:value-type="string">
            <text:p>15 Rue des Champs Roux 72610 Oisseau-le-Peti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style-name="Default"/>
          <table:table-cell office:value-type="string" calcext:value-type="string">
            <text:p>15 Rue de la Tour Saint-Clair 44590 Derval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string" calcext:value-type="string">
            <text:p>Cyber-base de Champagné</text:p>
          </table:table-cell>
          <table:table-cell office:value-type="string" calcext:value-type="string">
            <text:p>Rue Jacques Guède 72470 Champagn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string" calcext:value-type="string">
            <text:p>EMILA de St-Melaine-sur-Aubance / Réseau ERN</text:p>
          </table:table-cell>
          <table:table-cell office:value-type="string" calcext:value-type="string">
            <text:p>5 Rue Armand Brousse 49610 Saint-Melaine-sur-Aubanc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string" calcext:value-type="string">
            <text:p>Les Herbiers (Cybercentre)</text:p>
          </table:table-cell>
          <table:table-cell office:value-type="string" calcext:value-type="string">
            <text:p>Rue de l'Etenduère 85500 Les Herbi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20" calcext:value-type="float">
            <text:p>49620</text:p>
          </table:table-cell>
          <table:table-cell office:value-type="string" calcext:value-type="string">
            <text:p>Cybercentre /Réseau Cyber-Base du Maine Normand</text:p>
          </table:table-cell>
          <table:table-cell office:value-type="string" calcext:value-type="string">
            <text:p>30 Rue du Docteur Touchard 72140 Sillé-le-Guillaum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30" calcext:value-type="float">
            <text:p>49630</text:p>
          </table:table-cell>
          <table:table-cell office:value-type="string" calcext:value-type="string">
            <text:p>CYBERCENTRE</text:p>
          </table:table-cell>
          <table:table-cell office:value-type="string" calcext:value-type="string">
            <text:p>22 Faubourg Saint-Michel 44350 Guérand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40" calcext:value-type="float">
            <text:p>49640</text:p>
          </table:table-cell>
          <table:table-cell office:value-type="string" calcext:value-type="string">
            <text:p>Cybercentre du Saosnois (site de Mamers)</text:p>
          </table:table-cell>
          <table:table-cell office:value-type="string" calcext:value-type="string">
            <text:p>1 B Rue Ernest Renan 72600 Mam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650" calcext:value-type="float">
            <text:p>49650</text:p>
          </table:table-cell>
          <table:table-cell office:value-type="string" calcext:value-type="string">
            <text:p>Association des Demandeurs d'Emploi du Pays Blanc</text:p>
          </table:table-cell>
          <table:table-cell office:value-type="string" calcext:value-type="string">
            <text:p>Place du Marche 44420 La Turball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string" calcext:value-type="string">
            <text:p>Cybercentre du Pays de Retz</text:p>
          </table:table-cell>
          <table:table-cell office:value-type="string" calcext:value-type="string">
            <text:p>1 Rue de Bazouin 44680 Sainte-Paza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730" calcext:value-type="float">
            <text:p>49730</text:p>
          </table:table-cell>
          <table:table-cell office:value-type="string" calcext:value-type="string">
            <text:p>Centre culturel L' Espal</text:p>
          </table:table-cell>
          <table:table-cell office:value-type="string" calcext:value-type="string">
            <text:p>62 Rue de l'Esterel 72100 Le Man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string" calcext:value-type="string">
            <text:p>ACCOORD Cyber Espace de Nantes</text:p>
          </table:table-cell>
          <table:table-cell office:value-type="string" calcext:value-type="string">
            <text:p>2 Rue Conan Mériadec 442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string" calcext:value-type="string">
            <text:p>Sablé-sur-Sarthe MDE Sarthe Sud</text:p>
          </table:table-cell>
          <table:table-cell office:value-type="string" calcext:value-type="string">
            <text:p>3 Rue Nicolas Appert 72200 La Flèc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string" calcext:value-type="string">
            <text:p>Mission Locale Nord - COULAINES</text:p>
          </table:table-cell>
          <table:table-cell office:value-type="string" calcext:value-type="string">
            <text:p>4 Place de l'Europe 72190 Coulain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string" calcext:value-type="string">
            <text:p>Centre Social Intercommunal de Ballon</text:p>
          </table:table-cell>
          <table:table-cell office:value-type="string" calcext:value-type="string">
            <text:p>Rue Pierre Mendès France (Ballon) 72290 Ballon-Saint Ma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string" calcext:value-type="string">
            <text:p>Le Mans MDE Sarthe Centre</text:p>
          </table:table-cell>
          <table:table-cell office:value-type="string" calcext:value-type="string">
            <text:p>26 Avenue de la Paix 72230 Arnag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Espace rural emploi formation Ecommoy</text:p>
          </table:table-cell>
          <table:table-cell office:value-type="string" calcext:value-type="string">
            <text:p>1 Rue Sainte-Anne 72220 écommo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string" calcext:value-type="string">
            <text:p>Centre social Montfort</text:p>
          </table:table-cell>
          <table:table-cell office:value-type="string" calcext:value-type="string">
            <text:p>Place Jacques Moreau 72450 Montfort-le-Gesnoi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string" calcext:value-type="string">
            <text:p>CC du Canton de Pontvallain</text:p>
          </table:table-cell>
          <table:table-cell office:value-type="string" calcext:value-type="string">
            <text:p>11 Place Pierre Belon 72330 Cérans-Foulletourt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string" calcext:value-type="string">
            <text:p>Bibliothèque Michel Raimbaud</text:p>
          </table:table-cell>
          <table:table-cell office:value-type="string" calcext:value-type="string">
            <text:p>Boulevard des Anciens Combattants Afn 85180 Château-d'Olo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10" calcext:value-type="float">
            <text:p>53110</text:p>
          </table:table-cell>
          <table:table-cell office:value-type="string" calcext:value-type="string">
            <text:p>EPIDE-Combrée</text:p>
          </table:table-cell>
          <table:table-cell office:value-type="string" calcext:value-type="string">
            <text:p>1 Rue Chevalier d'Avoynes (Combrée) 49520 Ombrée d'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20" calcext:value-type="float">
            <text:p>53120</text:p>
          </table:table-cell>
          <table:table-cell/>
          <table:table-cell office:value-type="string" calcext:value-type="string">
            <text:p>30 Place Francis Robert 44150 Anceni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40" calcext:value-type="float">
            <text:p>53140</text:p>
          </table:table-cell>
          <table:table-cell office:value-type="string" calcext:value-type="string">
            <text:p>Maison de l'Emploi du Pays de Châteaubriant</text:p>
          </table:table-cell>
          <table:table-cell office:value-type="string" calcext:value-type="string">
            <text:p>16 Rue Gabriel de la Tour 44110 Châteaubrian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60" calcext:value-type="float">
            <text:p>53160</text:p>
          </table:table-cell>
          <table:table-cell office:value-type="string" calcext:value-type="string">
            <text:p>Espace emploi RodÈz</text:p>
          </table:table-cell>
          <table:table-cell office:value-type="string" calcext:value-type="string">
            <text:p>17 Rue de la Mairie 72210 Roëzé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70" calcext:value-type="float">
            <text:p>53170</text:p>
          </table:table-cell>
          <table:table-cell office:value-type="string" calcext:value-type="string">
            <text:p>Centre social les trèfles</text:p>
          </table:table-cell>
          <table:table-cell office:value-type="string" calcext:value-type="string">
            <text:p>36 Rue Gervais Chevallier 72340 La Chartre-sur-le-Loi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170" calcext:value-type="float">
            <text:p>53170</text:p>
          </table:table-cell>
          <table:table-cell office:value-type="string" calcext:value-type="string">
            <text:p>Parigné l'EvÉque - Pays du Sud-Est Manceau</text:p>
          </table:table-cell>
          <table:table-cell office:value-type="string" calcext:value-type="string">
            <text:p>Rue du Docteur Gallouedec 72000 Le Man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string" calcext:value-type="string">
            <text:p>PAIO - Rives de Sarthe</text:p>
          </table:table-cell>
          <table:table-cell office:value-type="string" calcext:value-type="string">
            <text:p>12 Rue Georges Bizet 72700 Allonn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string" calcext:value-type="string">
            <text:p>Espace Emploi Formation Beaumont MDE ML</text:p>
          </table:table-cell>
          <table:table-cell office:value-type="string" calcext:value-type="string">
            <text:p>13 Place de la Libération 72170 Beaumont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string" calcext:value-type="string">
            <text:p>Espace Emploi Formation St Calais</text:p>
          </table:table-cell>
          <table:table-cell office:value-type="string" calcext:value-type="string">
            <text:p>17 Rue Fernand Poignant 72120 Saint-Calai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320" calcext:value-type="float">
            <text:p>53320</text:p>
          </table:table-cell>
          <table:table-cell office:value-type="string" calcext:value-type="string">
            <text:p>Centre d'Accueil Communal de Loué</text:p>
          </table:table-cell>
          <table:table-cell office:value-type="string" calcext:value-type="string">
            <text:p>Rue Ricordeau 72540 Lou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400" calcext:value-type="float">
            <text:p>53400</text:p>
          </table:table-cell>
          <table:table-cell/>
          <table:table-cell office:value-type="string" calcext:value-type="string">
            <text:p>49 Rue des Bossilles 85350 L'île-d'Ye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string" calcext:value-type="string">
            <text:p>Cyber-base emploi</text:p>
          </table:table-cell>
          <table:table-cell office:value-type="string" calcext:value-type="string">
            <text:p>14 Rue de la Garlais 44590 Derval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Point Cyb SAINT MATHURIN SUR LOIRE</text:p>
          </table:table-cell>
          <table:table-cell office:value-type="string" calcext:value-type="string">
            <text:p>Passage des Grandes Bottes (Saint-Mathurin-sur-Loire) 4925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string" calcext:value-type="string">
            <text:p>Service Jeunesse</text:p>
          </table:table-cell>
          <table:table-cell office:value-type="string" calcext:value-type="string">
            <text:p>15 Rue Aristide Briand 44120 Vert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string" calcext:value-type="string">
            <text:p>Centre Socioculturel de l'Allée Verte</text:p>
          </table:table-cell>
          <table:table-cell office:value-type="string" calcext:value-type="string">
            <text:p>1 Rue de l'Allée Verte 44230 Saint-Sébastien-sur-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string" calcext:value-type="string">
            <text:p>Centre Information Jeunesse de Rezé</text:p>
          </table:table-cell>
          <table:table-cell office:value-type="string" calcext:value-type="string">
            <text:p>19 Avenue de la Vendée 44400 Rez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Centre Information Jeunesse</text:p>
          </table:table-cell>
          <table:table-cell office:value-type="string" calcext:value-type="string">
            <text:p>25 Boulevard Victor Hugo 44600 Saint-Naza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string" calcext:value-type="string">
            <text:p>Syndicat mixte Loire-Authion</text:p>
          </table:table-cell>
          <table:table-cell office:value-type="string" calcext:value-type="string">
            <text:p>1 Boulevard du Rempart (Beaufort-en-Vallée) 49250 Beaufort-en-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string" calcext:value-type="string">
            <text:p>Comité d' expansion du Segré</text:p>
          </table:table-cell>
          <table:table-cell office:value-type="string" calcext:value-type="string">
            <text:p>LA MAISON NEUVE (Aviré) 49500 Segré-en-Anjou Ble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string" calcext:value-type="string">
            <text:p>Communauté de Communes du Pays de Château-Gontier</text:p>
          </table:table-cell>
          <table:table-cell office:value-type="string" calcext:value-type="string">
            <text:p>23 Place de la République 53200 Château-Gontie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string" calcext:value-type="string">
            <text:p>Cybercentre de la ville de Challans</text:p>
          </table:table-cell>
          <table:table-cell office:value-type="string" calcext:value-type="string">
            <text:p>Boulevard René Bazin 85300 Challan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10" calcext:value-type="float">
            <text:p>72110</text:p>
          </table:table-cell>
          <table:table-cell/>
          <table:table-cell office:value-type="string" calcext:value-type="string">
            <text:p>4 Rue de Gaucher 72240 Conli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20" calcext:value-type="float">
            <text:p>72120</text:p>
          </table:table-cell>
          <table:table-cell office:value-type="string" calcext:value-type="string">
            <text:p>MAIRIE D'INDRE</text:p>
          </table:table-cell>
          <table:table-cell office:value-type="string" calcext:value-type="string">
            <text:p>Avenue de la Loire 44610 Indre</text:p>
          </table:table-cell>
          <table:table-cell table:style-name="ce5" office:value-type="string" calcext:value-type="string">
            <text:p>+33 2 40 85 45 88</text:p>
          </table:table-cell>
          <table:table-cell office:value-type="string" calcext:value-type="string">
            <text:p>http://www.indre44.fr/</text:p>
          </table:table-cell>
          <table:table-cell table:number-columns-repeated="1019"/>
        </table:table-row>
        <table:table-row table:style-name="ro1">
          <table:table-cell office:value-type="float" office:value="72130" calcext:value-type="float">
            <text:p>72130</text:p>
          </table:table-cell>
          <table:table-cell office:value-type="string" calcext:value-type="string">
            <text:p>EMILA de Vauchrétien</text:p>
          </table:table-cell>
          <table:table-cell office:value-type="string" calcext:value-type="string">
            <text:p>Rue Principale (Vauchrétien) 49320 Brissac Loire Aubanc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30" calcext:value-type="float">
            <text:p>72130</text:p>
          </table:table-cell>
          <table:table-cell office:value-type="string" calcext:value-type="string">
            <text:p>EMILA de Juigné-sur-Loire / Réseau ERN</text:p>
          </table:table-cell>
          <table:table-cell office:value-type="string" calcext:value-type="string">
            <text:p>7 Rue de Chambretault (Juigné-sur-Loire) 49610 Les Garennes sur Lo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30" calcext:value-type="float">
            <text:p>72130</text:p>
          </table:table-cell>
          <table:table-cell office:value-type="string" calcext:value-type="string">
            <text:p>L'EclectiC</text:p>
          </table:table-cell>
          <table:table-cell office:value-type="string" calcext:value-type="string">
            <text:p>3 Rue Eugène Thomas 443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40" calcext:value-type="float">
            <text:p>72140</text:p>
          </table:table-cell>
          <table:table-cell office:value-type="string" calcext:value-type="string">
            <text:p>Start'Air Jeunes</text:p>
          </table:table-cell>
          <table:table-cell office:value-type="string" calcext:value-type="string">
            <text:p>Allée des Prunus 44570 Trignac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50" calcext:value-type="float">
            <text:p>72150</text:p>
          </table:table-cell>
          <table:table-cell table:style-name="Default"/>
          <table:table-cell office:value-type="string" calcext:value-type="string">
            <text:p>2 Place de l'Abbé Thomas 49080 Bouchemai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50" calcext:value-type="float">
            <text:p>72150</text:p>
          </table:table-cell>
          <table:table-cell office:value-type="string" calcext:value-type="string">
            <text:p>BIBLIOTHEQUE MUNICIPALE</text:p>
          </table:table-cell>
          <table:table-cell office:value-type="string" calcext:value-type="string">
            <text:p>Rue du Puits Chioux 85450 Champagné-les-Marai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60" calcext:value-type="float">
            <text:p>72160</text:p>
          </table:table-cell>
          <table:table-cell office:value-type="string" calcext:value-type="string">
            <text:p>Maison de Services au Public SIVOM du canton de Riaill├⌐</text:p>
          </table:table-cell>
          <table:table-cell office:value-type="string" calcext:value-type="string">
            <text:p>182 Rue du Cèdre 44440 Riaill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60" calcext:value-type="float">
            <text:p>72160</text:p>
          </table:table-cell>
          <table:table-cell office:value-type="string" calcext:value-type="string">
            <text:p>cyber centre</text:p>
          </table:table-cell>
          <table:table-cell office:value-type="string" calcext:value-type="string">
            <text:p>Place de la Mairie (Les Essarts) 85140 Essarts en Bocag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70" calcext:value-type="float">
            <text:p>72170</text:p>
          </table:table-cell>
          <table:table-cell office:value-type="string" calcext:value-type="string">
            <text:p>Espace Public Numérique de CORNé</text:p>
          </table:table-cell>
          <table:table-cell office:value-type="string" calcext:value-type="string">
            <text:p>39 Place Paul Mauget (Corné) 4963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190" calcext:value-type="float">
            <text:p>72190</text:p>
          </table:table-cell>
          <table:table-cell office:value-type="string" calcext:value-type="string">
            <text:p>Point Cyb – Médiathèque des 4 vents</text:p>
          </table:table-cell>
          <table:table-cell office:value-type="string" calcext:value-type="string">
            <text:p>2 Rue de la Croix de Bois (Brain-sur-l'Authion) 49800 Loire-Authi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string" calcext:value-type="string">
            <text:p>Point Cyb LA MéNITRé</text:p>
          </table:table-cell>
          <table:table-cell office:value-type="string" calcext:value-type="string">
            <text:p>10 Place du Colonel Léon Faye 49250 La Ménitr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string" calcext:value-type="string">
            <text:p>Cyber-Base des Alpes Mancelles</text:p>
          </table:table-cell>
          <table:table-cell office:value-type="string" calcext:value-type="string">
            <text:p>Rue Georges Durand 72130 Fresnay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10" calcext:value-type="float">
            <text:p>72210</text:p>
          </table:table-cell>
          <table:table-cell office:value-type="string" calcext:value-type="string">
            <text:p>Espace Multimedia Accoord Malakoff</text:p>
          </table:table-cell>
          <table:table-cell office:value-type="string" calcext:value-type="string">
            <text:p>Rue d'Angleterre 440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20" calcext:value-type="float">
            <text:p>72220</text:p>
          </table:table-cell>
          <table:table-cell office:value-type="string" calcext:value-type="string">
            <text:p>Mediagraph</text:p>
          </table:table-cell>
          <table:table-cell office:value-type="string" calcext:value-type="string">
            <text:p>1 Rue d'Auvours 440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30" calcext:value-type="float">
            <text:p>72230</text:p>
          </table:table-cell>
          <table:table-cell office:value-type="string" calcext:value-type="string">
            <text:p>Espace Multimédia</text:p>
          </table:table-cell>
          <table:table-cell office:value-type="string" calcext:value-type="string">
            <text:p>5 Place de Justice de Paix (Doué-la-Fontaine) 49700 Doué-en-Anjou</text:p>
          </table:table-cell>
          <table:table-cell table:style-name="ce5" office:value-type="string" calcext:value-type="string">
            <text:p>+33 2 41 59 84 52</text:p>
          </table:table-cell>
          <table:table-cell office:value-type="string" calcext:value-type="string">
            <text:p>http://pagesperso-orange.fr/csdoue/cariboost1/crbst_0.html</text:p>
          </table:table-cell>
          <table:table-cell table:number-columns-repeated="1019"/>
        </table:table-row>
        <table:table-row table:style-name="ro1">
          <table:table-cell office:value-type="float" office:value="72240" calcext:value-type="float">
            <text:p>72240</text:p>
          </table:table-cell>
          <table:table-cell office:value-type="string" calcext:value-type="string">
            <text:p>Espace Public Numérique Brainois</text:p>
          </table:table-cell>
          <table:table-cell office:value-type="string" calcext:value-type="string">
            <text:p>Place de la Mairie 49650 Brain-sur-Allonn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40" calcext:value-type="float">
            <text:p>72240</text:p>
          </table:table-cell>
          <table:table-cell table:style-name="Default"/>
          <table:table-cell office:value-type="string" calcext:value-type="string">
            <text:p>Boulevard François Mitterrand 53100 Maye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40" calcext:value-type="float">
            <text:p>72240</text:p>
          </table:table-cell>
          <table:table-cell office:value-type="string" calcext:value-type="string">
            <text:p>Espace Loir et Bercé</text:p>
          </table:table-cell>
          <table:table-cell office:value-type="string" calcext:value-type="string">
            <text:p>4 Rue de la Bascule (Château-du-Loir) 72500 Montval-sur-Loi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50" calcext:value-type="float">
            <text:p>72250</text:p>
          </table:table-cell>
          <table:table-cell office:value-type="string" calcext:value-type="string">
            <text:p>Cybercentre de Trélazé</text:p>
          </table:table-cell>
          <table:table-cell office:value-type="string" calcext:value-type="string">
            <text:p>18 Rue Ludovic Menard 49800 Trélaz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Cybercentre de la Communauté de Communes de Vallet</text:p>
          </table:table-cell>
          <table:table-cell office:value-type="string" calcext:value-type="string">
            <text:p>1 BIS Place Charles de Gaulle 44330 Valle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Centre social et socioculturel Horizon</text:p>
          </table:table-cell>
          <table:table-cell office:value-type="string" calcext:value-type="string">
            <text:p>4 Allée des Aigles 49300 Cholet</text:p>
          </table:table-cell>
          <table:table-cell table:style-name="ce5" office:value-type="string" calcext:value-type="string">
            <text:p>+33 2 41 65 13 88</text:p>
          </table:table-cell>
          <table:table-cell table:number-columns-repeated="1020"/>
        </table:table-row>
        <table:table-row table:style-name="ro1">
          <table:table-cell office:value-type="float" office:value="72270" calcext:value-type="float">
            <text:p>72270</text:p>
          </table:table-cell>
          <table:table-cell office:value-type="string" calcext:value-type="string">
            <text:p>Espace Multimédia</text:p>
          </table:table-cell>
          <table:table-cell office:value-type="string" calcext:value-type="string">
            <text:p>Rue de Verdun 85100 Les Sables-d'Olo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90" calcext:value-type="float">
            <text:p>72290</text:p>
          </table:table-cell>
          <table:table-cell office:value-type="string" calcext:value-type="string">
            <text:p>Cybercentre du Pays des Mauges (site de Beaupréau)</text:p>
          </table:table-cell>
          <table:table-cell office:value-type="string" calcext:value-type="string">
            <text:p>La Loge (Beaupréau) 49600 Beaupréau-en-Maug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290" calcext:value-type="float">
            <text:p>72290</text:p>
          </table:table-cell>
          <table:table-cell office:value-type="string" calcext:value-type="string">
            <text:p>Cybercentre Angers Nord Est</text:p>
          </table:table-cell>
          <table:table-cell office:value-type="string" calcext:value-type="string">
            <text:p>24 Cité du Daguenet 491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string" calcext:value-type="string">
            <text:p>Cyber-base Tuffé</text:p>
          </table:table-cell>
          <table:table-cell office:value-type="string" calcext:value-type="string">
            <text:p>Rue Fresnet (Tuffé) 72160 Tuffé Val de la Chéron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30" calcext:value-type="float">
            <text:p>72330</text:p>
          </table:table-cell>
          <table:table-cell office:value-type="string" calcext:value-type="string">
            <text:p>Cybercentre de Savigné L'EvÉque</text:p>
          </table:table-cell>
          <table:table-cell office:value-type="string" calcext:value-type="string">
            <text:p>112 Grande Rue 72460 Savigné l'évèqu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40" calcext:value-type="float">
            <text:p>72340</text:p>
          </table:table-cell>
          <table:table-cell office:value-type="string" calcext:value-type="string">
            <text:p>PL Vouvray</text:p>
          </table:table-cell>
          <table:table-cell office:value-type="string" calcext:value-type="string">
            <text:p>Place Arsène Baussant (Vouvray-sur-Loir) 72500 Montval-sur-Loi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40" calcext:value-type="float">
            <text:p>72340</text:p>
          </table:table-cell>
          <table:table-cell office:value-type="string" calcext:value-type="string">
            <text:p>PL BPDB</text:p>
          </table:table-cell>
          <table:table-cell office:value-type="string" calcext:value-type="string">
            <text:p>Le Point du Jour 72500 Beaumont-Pied-de-Boeuf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40" calcext:value-type="float">
            <text:p>72340</text:p>
          </table:table-cell>
          <table:table-cell office:value-type="string" calcext:value-type="string">
            <text:p>PL Dissay</text:p>
          </table:table-cell>
          <table:table-cell office:value-type="string" calcext:value-type="string">
            <text:p>Place de la Mairie 72500 Dissay-sous-Courcill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50" calcext:value-type="float">
            <text:p>72350</text:p>
          </table:table-cell>
          <table:table-cell office:value-type="string" calcext:value-type="string">
            <text:p>PAIO</text:p>
          </table:table-cell>
          <table:table-cell office:value-type="string" calcext:value-type="string">
            <text:p>Place Georges Clemenceau (Château-du-Loir) 72500 Montval-sur-Loi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350" calcext:value-type="float">
            <text:p>72350</text:p>
          </table:table-cell>
          <table:table-cell office:value-type="string" calcext:value-type="string">
            <text:p>Cybercentre de La Ferté Bernard</text:p>
          </table:table-cell>
          <table:table-cell office:value-type="string" calcext:value-type="string">
            <text:p>3 Rue du Moulin Tan 72400 La Ferté-Bernard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00" calcext:value-type="float">
            <text:p>72400</text:p>
          </table:table-cell>
          <table:table-cell/>
          <table:table-cell office:value-type="string" calcext:value-type="string">
            <text:p>1 Rue de l'Abreuvoir 72160 Connerr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string" calcext:value-type="string">
            <text:p>Espace Emploi - Information Jeunesse - Point Cyb</text:p>
          </table:table-cell>
          <table:table-cell office:value-type="string" calcext:value-type="string">
            <text:p>Rue du Maréchal des Logis Chef Tremblay 53400 Craon</text:p>
          </table:table-cell>
          <table:table-cell table:style-name="ce5" office:value-type="string" calcext:value-type="string">
            <text:p>+33 2 43 06 04 23</text:p>
          </table:table-cell>
          <table:table-cell office:value-type="string" calcext:value-type="string">
            <text:p>http://perso.wanadoo.fr/pij-craon</text:p>
          </table:table-cell>
          <table:table-cell table:number-columns-repeated="1019"/>
        </table:table-row>
        <table:table-row table:style-name="ro1">
          <table:table-cell office:value-type="float" office:value="72430" calcext:value-type="float">
            <text:p>72430</text:p>
          </table:table-cell>
          <table:table-cell office:value-type="string" calcext:value-type="string">
            <text:p>ESPACE MULTIMEDIA JEAN CARMET</text:p>
          </table:table-cell>
          <table:table-cell office:value-type="string" calcext:value-type="string">
            <text:p>Rue Jean Thuleau 49610 Mûrs-Erign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40" calcext:value-type="float">
            <text:p>72440</text:p>
          </table:table-cell>
          <table:table-cell office:value-type="string" calcext:value-type="string">
            <text:p>Espace jeunesse / PIJ</text:p>
          </table:table-cell>
          <table:table-cell office:value-type="string" calcext:value-type="string">
            <text:p>Avenue de la Francaiserie (Saint-Sylvain-d'Anjou) 49480 Verrières-en-Anjo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50" calcext:value-type="float">
            <text:p>72450</text:p>
          </table:table-cell>
          <table:table-cell office:value-type="string" calcext:value-type="string">
            <text:p>Espace Jeunesse / CIJ</text:p>
          </table:table-cell>
          <table:table-cell office:value-type="string" calcext:value-type="string">
            <text:p>Rue Saint-Bonaventure 49300 Chole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60" calcext:value-type="float">
            <text:p>72460</text:p>
          </table:table-cell>
          <table:table-cell office:value-type="string" calcext:value-type="string">
            <text:p>Association Start'Air Jeunes</text:p>
          </table:table-cell>
          <table:table-cell office:value-type="string" calcext:value-type="string">
            <text:p>1 Place de l'église 44550 Saint-Malo-de-Guersac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470" calcext:value-type="float">
            <text:p>72470</text:p>
          </table:table-cell>
          <table:table-cell office:value-type="string" calcext:value-type="string">
            <text:p>Centre Social du Verger Point Cyb</text:p>
          </table:table-cell>
          <table:table-cell office:value-type="string" calcext:value-type="string">
            <text:p>Rue du Bois Régnier 49300 Chole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00" calcext:value-type="float">
            <text:p>72500</text:p>
          </table:table-cell>
          <table:table-cell table:style-name="Default"/>
          <table:table-cell office:value-type="string" calcext:value-type="string">
            <text:p>2 Promenade de l'Europe 44700 Orvaul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Espace Multimédia La Claverie</text:p>
          </table:table-cell>
          <table:table-cell office:value-type="string" calcext:value-type="string">
            <text:p>Rue de Bourgogne 491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Espace Public Numérique de la Roche sur Yon</text:p>
          </table:table-cell>
          <table:table-cell office:value-type="string" calcext:value-type="string">
            <text:p>86 Rue Jean Launois 85000 La Roche-sur-Y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AMBIANCES Multimedia</text:p>
          </table:table-cell>
          <table:table-cell office:value-type="string" calcext:value-type="string">
            <text:p>10 Rue Bodinier 49100 Anger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Cybercentre du Talmondais (ERN)</text:p>
          </table:table-cell>
          <table:table-cell office:value-type="string" calcext:value-type="string">
            <text:p>8 Rue de l'Hôtel de Ville 85440 Talmont-Saint-Hila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10" calcext:value-type="float">
            <text:p>72510</text:p>
          </table:table-cell>
          <table:table-cell office:value-type="string" calcext:value-type="string">
            <text:p>MJC SAUMUR</text:p>
          </table:table-cell>
          <table:table-cell office:value-type="string" calcext:value-type="string">
            <text:p>Place de Verdun 49400 Saumur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540" calcext:value-type="float">
            <text:p>72540</text:p>
          </table:table-cell>
          <table:table-cell table:style-name="Default"/>
          <table:table-cell office:value-type="string" calcext:value-type="string">
            <text:p>14 Rue de l'élise 53200 Ménil</text:p>
          </table:table-cell>
          <table:table-cell table:style-name="ce5"/>
          <table:table-cell table:number-columns-repeated="2"/>
          <table:table-cell office:value-type="string" calcext:value-type="string">
            <text:p>kiosque@Images</text:p>
          </table:table-cell>
          <table:table-cell table:number-columns-repeated="1017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string" calcext:value-type="string">
            <text:p>Mission Locale de l'Agglomération Mancelle</text:p>
          </table:table-cell>
          <table:table-cell office:value-type="string" calcext:value-type="string">
            <text:p>5 BIS Boulevard Winston Churchill 72100 Le Man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string" calcext:value-type="string">
            <text:p>Ecole municipale d' arts plastiques</text:p>
          </table:table-cell>
          <table:table-cell office:value-type="string" calcext:value-type="string">
            <text:p>24 Avenue Léon Blum 44600 Saint-Nazai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610" calcext:value-type="float">
            <text:p>72610</text:p>
          </table:table-cell>
          <table:table-cell office:value-type="string" calcext:value-type="string">
            <text:p>Dclic pÔle informatique des Dervallières</text:p>
          </table:table-cell>
          <table:table-cell office:value-type="string" calcext:value-type="string">
            <text:p>5 Rue Auguste Renoir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string" calcext:value-type="string">
            <text:p>RELAIS SERVICES PUBLICS</text:p>
          </table:table-cell>
          <table:table-cell office:value-type="string" calcext:value-type="string">
            <text:p>Place Albert Liebault 72350 Brûlo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string" calcext:value-type="string">
            <text:p>Campus Foyer des jeunes</text:p>
          </table:table-cell>
          <table:table-cell office:value-type="string" calcext:value-type="string">
            <text:p>6 Rue Saint-Mathurin 85400 Luron</text:p>
          </table:table-cell>
          <table:table-cell table:style-name="ce5" office:value-type="string" calcext:value-type="string">
            <text:p>+33 2 51 56 03 66</text:p>
          </table:table-cell>
          <table:table-cell office:value-type="string" calcext:value-type="string">
            <text:p>http://www.le-campus.org/</text:p>
          </table:table-cell>
          <table:table-cell table:number-columns-repeated="1019"/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string" calcext:value-type="string">
            <text:p>Espace Numérique Centre socioculturel Tempo</text:p>
          </table:table-cell>
          <table:table-cell office:value-type="string" calcext:value-type="string">
            <text:p>7 Rue du 11 Novembre 44130 Blai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72800" calcext:value-type="float">
            <text:p>72800</text:p>
          </table:table-cell>
          <table:table-cell table:style-name="Default"/>
          <table:table-cell office:value-type="string" calcext:value-type="string">
            <text:p>7 Place Henri Coutard 72260 Marolles-les-Brault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EMILA de Brissac-Quincé / Réseau ERN</text:p>
          </table:table-cell>
          <table:table-cell office:value-type="string" calcext:value-type="string">
            <text:p>3 Rue du Marin (Brissac-Quincé) 49320 Brissac Loire Aubanc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string" calcext:value-type="string">
            <text:p>1 Rue des Cèdres 44119 Grandchamps-des-Fontain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5120" calcext:value-type="float">
            <text:p>85120</text:p>
          </table:table-cell>
          <table:table-cell office:value-type="string" calcext:value-type="string">
            <text:p>POINT RELAIS EMPLOI</text:p>
          </table:table-cell>
          <table:table-cell office:value-type="string" calcext:value-type="string">
            <text:p>Rue de la Mairie 44140 Montbert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120" calcext:value-type="float">
            <text:p>85120</text:p>
          </table:table-cell>
          <table:table-cell office:value-type="string" calcext:value-type="string">
            <text:p>Cybercentre</text:p>
          </table:table-cell>
          <table:table-cell office:value-type="string" calcext:value-type="string">
            <text:p>Place Raphaël Elize 72300 Sablé-sur-Sarth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140" calcext:value-type="float">
            <text:p>85140</text:p>
          </table:table-cell>
          <table:table-cell office:value-type="string" calcext:value-type="string">
            <text:p>Club Informatique RAVI</text:p>
          </table:table-cell>
          <table:table-cell office:value-type="string" calcext:value-type="string">
            <text:p>10 B Rue de la Loire 49730 Varennes-sur-Loire</text:p>
          </table:table-cell>
          <table:table-cell table:style-name="ce5" office:value-type="string" calcext:value-type="string">
            <text:p>0241673427ou02415</text:p>
          </table:table-cell>
          <table:table-cell office:value-type="string" calcext:value-type="string">
            <text:p>http://perso.wanadoo.fr/ravi.varennes</text:p>
          </table:table-cell>
          <table:table-cell table:number-columns-repeated="1019"/>
        </table:table-row>
        <table:table-row table:style-name="ro1">
          <table:table-cell office:value-type="float" office:value="85180" calcext:value-type="float">
            <text:p>85180</text:p>
          </table:table-cell>
          <table:table-cell office:value-type="string" calcext:value-type="string">
            <text:p>Espace Jeunesse-PIJ</text:p>
          </table:table-cell>
          <table:table-cell office:value-type="string" calcext:value-type="string">
            <text:p>10 Rue Lamartine 49460 Montreuil-Juign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180" calcext:value-type="float">
            <text:p>85180</text:p>
          </table:table-cell>
          <table:table-cell office:value-type="string" calcext:value-type="string">
            <text:p>Association Pellouaillaise Loisirs Animation-PIJ</text:p>
          </table:table-cell>
          <table:table-cell office:value-type="string" calcext:value-type="string">
            <text:p>21 Place de l'échanson (Pellouailles-les-Vignes) 49112 Verrières-en-Anjou</text:p>
          </table:table-cell>
          <table:table-cell table:style-name="ce5" office:value-type="string" calcext:value-type="string">
            <text:p>+33 2 41 76 19 15</text:p>
          </table:table-cell>
          <table:table-cell table:number-columns-repeated="1020"/>
        </table:table-row>
        <table:table-row table:style-name="ro1">
          <table:table-cell office:value-type="float" office:value="85190" calcext:value-type="float">
            <text:p>85190</text:p>
          </table:table-cell>
          <table:table-cell office:value-type="string" calcext:value-type="string">
            <text:p>Centre Social Déclic-PIJ</text:p>
          </table:table-cell>
          <table:table-cell office:value-type="string" calcext:value-type="string">
            <text:p>362 Rue du Général de Gaulle 49260 Montreuil-Bella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190" calcext:value-type="float">
            <text:p>85190</text:p>
          </table:table-cell>
          <table:table-cell office:value-type="string" calcext:value-type="string">
            <text:p>3 Rue des écoles (Daumeray) 49640 Morannes sur Sarthe-Daumeray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string" calcext:value-type="string">
            <text:p>CyberRelais de la Champagne Conlinoise</text:p>
          </table:table-cell>
          <table:table-cell office:value-type="string" calcext:value-type="string">
            <text:p>Rue de la Verrerie 72240 Saint-Symphorie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210" calcext:value-type="float">
            <text:p>85210</text:p>
          </table:table-cell>
          <table:table-cell office:value-type="string" calcext:value-type="string">
            <text:p>Maison de l'Emploi et de la Formation Le Mans Métropole Pays du Mans</text:p>
          </table:table-cell>
          <table:table-cell office:value-type="string" calcext:value-type="string">
            <text:p>Place des Sablons 72100 Le Man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string" calcext:value-type="string">
            <text:p>Maison de l'emploi Espace Nord</text:p>
          </table:table-cell>
          <table:table-cell office:value-type="string" calcext:value-type="string">
            <text:p>81 Rue des Renards 443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350" calcext:value-type="float">
            <text:p>85350</text:p>
          </table:table-cell>
          <table:table-cell office:value-type="string" calcext:value-type="string">
            <text:p>Association Start'air Jeunes</text:p>
          </table:table-cell>
          <table:table-cell office:value-type="string" calcext:value-type="string">
            <text:p>3 Rue Pablo Neruda 44550 Montoir-de-Bretagn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string" calcext:value-type="string">
            <text:p>Cyber-base emploi de Nozay</text:p>
          </table:table-cell>
          <table:table-cell office:value-type="string" calcext:value-type="string">
            <text:p>9 Rue de l'église 44170 Nozay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440" calcext:value-type="float">
            <text:p>85440</text:p>
          </table:table-cell>
          <table:table-cell office:value-type="string" calcext:value-type="string">
            <text:p>Cybercentre de Saint-Philbert-de-Grandlieu - ERN</text:p>
          </table:table-cell>
          <table:table-cell office:value-type="string" calcext:value-type="string">
            <text:p>12 Rue de l'Abreuvoir 44310 Saint-Philbert-de-Grand-Lieu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450" calcext:value-type="float">
            <text:p>85450</text:p>
          </table:table-cell>
          <table:table-cell office:value-type="string" calcext:value-type="string">
            <text:p>Cybercentre de Saint-Herblain (La Harlière)</text:p>
          </table:table-cell>
          <table:table-cell office:value-type="string" calcext:value-type="string">
            <text:p>Rue de Sancerre 44800 Saint-Herblai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450" calcext:value-type="float">
            <text:p>85450</text:p>
          </table:table-cell>
          <table:table-cell office:value-type="string" calcext:value-type="string">
            <text:p>Maison de l'emploi Dervallières</text:p>
          </table:table-cell>
          <table:table-cell office:value-type="string" calcext:value-type="string">
            <text:p>8 Rue Henri Matisse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490" calcext:value-type="float">
            <text:p>85490</text:p>
          </table:table-cell>
          <table:table-cell office:value-type="string" calcext:value-type="string">
            <text:p>Maison de l'emploi Bellevue</text:p>
          </table:table-cell>
          <table:table-cell office:value-type="string" calcext:value-type="string">
            <text:p>46 Boulevard Jean Moulin 441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Le Tiers Lieu - ERN</text:p>
          </table:table-cell>
          <table:table-cell office:value-type="string" calcext:value-type="string">
            <text:p>2 Rue du Stade 44610 Indre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string" calcext:value-type="string">
            <text:p>Maison de l'emploi Saint Herblain Sillon</text:p>
          </table:table-cell>
          <table:table-cell office:value-type="string" calcext:value-type="string">
            <text:p>5 BIS Avenue de l'Angevinière 44800 Saint-Herblain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670" calcext:value-type="float">
            <text:p>85670</text:p>
          </table:table-cell>
          <table:table-cell office:value-type="string" calcext:value-type="string">
            <text:p>Maison de l'emploi Malakoff</text:p>
          </table:table-cell>
          <table:table-cell office:value-type="string" calcext:value-type="string">
            <text:p>8 Rue d'Angleterre 44000 Nantes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string" calcext:value-type="string">
            <text:p>Maison de l'emploi Rezé Pont Rousseau</text:p>
          </table:table-cell>
          <table:table-cell office:value-type="string" calcext:value-type="string">
            <text:p>8 Rue Jean Baptiste Vigier 44400 Rezé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string" calcext:value-type="string">
            <text:p>Maison de l'emploi Est</text:p>
          </table:table-cell>
          <table:table-cell office:value-type="string" calcext:value-type="string">
            <text:p>9 Rue Augustin Fresnel 44300 Nantes</text:p>
          </table:table-cell>
          <table:table-cell table:style-name="ce5"/>
          <table:table-cell table:number-columns-repeated="1020"/>
        </table:table-row>
        <table:table-row table:style-name="ro1" table:number-rows-repeated="92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amille.A1:camille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6T15:28:06.673952965</dc:date>
    <meta:editing-duration>PT5H10M51S</meta:editing-duration>
    <meta:editing-cycles>18</meta:editing-cycles>
    <meta:generator>LibreOffice/6.0.7.3$Linux_X86_64 LibreOffice_project/00m0$Build-3</meta:generator>
    <meta:document-statistic meta:table-count="1" meta:cell-count="1866" meta:object-count="0"/>
  </office:meta>
</office:document-meta>
</file>